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0e0e0"/>
    </style:style>
    <style:style style:name="P3" style:family="paragraph" style:parent-style-name="Standard">
      <style:paragraph-properties fo:margin-bottom="0.1667in"/>
      <style:text-properties style:font-name="LiSong Pro Light" fo:font-size="12.0pt" fo:background-color="#ececec"/>
    </style:style>
    <style:style style:name="P4" style:family="paragraph" style:parent-style-name="Standard">
      <style:paragraph-properties fo:margin-bottom="0.1667in"/>
      <style:text-properties style:font-name="LiSong Pro Light" fo:font-size="12.0pt" fo:background-color="#e0e0e0"/>
    </style:style>
    <style:style style:name="P5" style:family="paragraph" style:parent-style-name="Standard">
      <style:paragraph-properties fo:margin-bottom="0.1667in"/>
      <style:text-properties style:font-name="LiHei Pro" fo:font-size="12.0pt"/>
    </style:style>
    <style:style style:name="P6" style:family="paragraph" style:parent-style-name="Standard">
      <style:text-properties style:font-name="LiHei Pro" fo:font-size="12.0pt"/>
    </style:style>
    <style:style style:name="P7" style:family="paragraph" style:parent-style-name="Standard">
      <style:paragraph-properties fo:margin-bottom="0.1667in"/>
      <style:text-properties style:font-name="STSong" fo:font-size="12.0pt" fo:background-color="#ececec"/>
    </style:style>
    <style:style style:name="T1" style:family="text">
      <style:text-properties style:font-name="LiSong Pro Light"/>
    </style:style>
    <style:style style:name="T2" style:family="text">
      <style:text-properties fo:color="#052726"/>
    </style:style>
    <style:style style:name="T3" style:family="text">
      <style:text-properties style:font-name="STSong"/>
    </style:style>
    <style:style style:name="T4"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李想</text:span><text:s/>  |  2019.01.30 19:58   |   <text:a xlink:type="simple" xlink:href="http://palinfo.habago.org/Entry?Command=Information_PrintForum&amp;iPage=38#FORUM37179"><text:span text:style-name="T2">#</text:span></text:a></text:p>
      <text:p text:style-name="P2"><text:span text:style-name="T1">一個認真又生氣的老外，拍了一段長長的視頻，</text:span><text:s/><text:line-break/><text:span text:style-name="T1">自己上傳到</text:span>YOUTUBE<text:span text:style-name="T1">，標題是</text:span><text:s/><text:line-break/><text:span text:style-name="T1">如何反</text:span><text:span text:style-name="T3">击可耻的外媒无脑黑中国？揭露纽约时报的谎言</text:span><text:s/><text:line-break/>https://youtu.be/mvpo2jv5eqI <text:line-break/><text:line-break/><text:span text:style-name="T1">如何反</text:span><text:span text:style-name="T3">击可耻的外媒无脑黑中国？揭露纽约时报的谎言</text:span><text:s/><text:line-break/><text:span text:style-name="T1">参考和</text:span><text:span text:style-name="T3">来源：</text:span>nathanrich.online <text:line-break/><text:span text:style-name="T1">文章（英文）：</text:span>https://medium.com/@scythetleppo/insi... <text:line-break/><text:span text:style-name="T1">我的</text:span><text:span text:style-name="T3">书</text:span><text:s/><text:span text:style-name="T1">（英文）：</text:span><text:s/>https://www.amazon.com/dp/B07GC685LL <text:line-break/>-------------------- <text:line-break/><text:span text:style-name="T1">成小洁</text:span><text:s/><text:line-break/>2 <text:span text:style-name="T1">天前</text:span><text:s/><text:line-break/><text:line-break/>How Capitalism Ruined China’s Health Care System &amp;;#124; NYT News <text:line-break/>https://youtu.be/wXt6Eu0qc1w <text:line-break/><text:span text:style-name="T1">这是</text:span>The New York Times<text:span text:style-name="T1">视</text:span><text:span text:style-name="T3">频链接，播放量很高，这视频确实很成功地误导了观众，并且成功抹黑中国</text:span>﻿</text:p>
      <text:p text:style-name="P1"><text:span text:style-name="T1">陳真</text:span><text:s/>  |  2019.01.27 02:46   |   <text:a xlink:type="simple" xlink:href="http://palinfo.habago.org/Entry?Command=Information_PrintForum&amp;iPage=38#FORUM37178"><text:span text:style-name="T2">#</text:span></text:a></text:p>
      <text:p text:style-name="P3">美國對委內瑞拉發動右翼政變<text:span text:style-name="T4"><text:s/><text:line-break/><text:line-break/></text:span>作者：<text:span text:style-name="T4">Bill Van Auken <text:line-break/></text:span>譯者：陳真<text:span text:style-name="T4"><text:s/><text:line-break/></text:span>來源：<text:span text:style-name="T4">https://goo.gl/Xsnb35 <text:line-break/></text:span>原始日期：<text:span text:style-name="T4">2019. 01. 24. <text:line-break/><text:line-break/></text:span>美國之承認瓜伊多<text:span text:style-name="T4"><text:s/>(Juan Guaidó) </text:span>，其未經選舉卻自稱為「臨時總統」之行徑，無異對委內瑞拉發動一場右翼政變。<text:span text:style-name="T4"><text:s/><text:line-break/><text:line-break/></text:span>上周三，在委內瑞拉首都卡拉卡斯的一場反政府集會中，瓜伊多自行宣誓「就職」總統。幾乎就在同一時刻，川普在推特上寫著：「委內瑞拉人民在馬杜洛<text:span text:style-name="T4"><text:s/>(Maduro) </text:span>非法政權底下受苦太久了。今天，我要正式宣布承認委內瑞拉國會議長瓜伊多為臨時總統。」川普之顛覆委內瑞拉政權的企圖，立即獲得拉丁美洲幾個右翼政府的支持，其中包括今年初甫當選為巴西總統的法西斯軍官波索納洛<text:span text:style-name="T4"><text:s/>(Jair Bolsonaro)</text:span>。加拿大亦不落人後，立即與美國沆瀣一氣。法國總統馬克宏據悉也正與歐盟密商，鼓吹對於美國傀儡瓜伊多的支持。<text:span text:style-name="T4"><text:s/><text:line-break/><text:line-break/></text:span>至於俄羅斯、土耳其和墨西哥，則重申對於合法選出的馬杜洛總統的支持，古巴和玻利維亞也表達了同樣的態度。<text:span text:style-name="T4"><text:s/><text:line-break/><text:line-break/></text:span>委內瑞拉具有全世界最大的石油儲量。美國之承認瓜伊多，無疑對委內瑞拉發動一場赤裸裸的帝國主義入侵，遂行其掠奪目的，並藉以打擊中、俄與委內瑞拉在政治與經濟上的密切連繫。<text:span text:style-name="T4"><text:s/><text:line-break/><text:line-break/></text:span>事實上，美國的顛覆委內瑞拉行動已部署二十多年。早在<text:span text:style-name="T4">2002</text:span>年，美國總統布希就曾下令中情局<text:span text:style-name="T4"><text:s/>(CIA) </text:span>對委內瑞拉前總統查維茲發動一場武裝政變，歐巴馬更隨後以委內瑞拉「已構成對美國的國家安全與外交政策之巨大威脅」為由，發動經濟制裁。當今的川普政府，更是企圖在委內瑞拉發動內戰，並派遣美軍裏應外合。<text:span text:style-name="T4"><text:s/><text:line-break/><text:line-break/></text:span>政變發生後，馬杜洛總統近日旋即與美國斷交，並命令美外交人員在<text:span text:style-name="T4">72</text:span>小時內離境。瓜伊多則有美國撐腰，以「臨時總統」的身份宣稱美外交人員無須離境。美國方面則表示將不理會馬杜洛的限時離境命令，此舉顯然是想藉機製造衝突，為美軍入侵提供藉口。果不其然，在一項發給媒體的文件中，川普明白表示正積極考慮軍事介入的可能性，揚言「所有選項都已端上檯面」。一位美國官員表示，如果馬杜洛膽敢鎮壓瓜伊多及其支持者，那麼，「他們的死期就來臨了。」媒體並報導，美國亦考慮海上封鎖，阻止委內瑞拉石油的出口，並將代表「臨時總統」瓜伊多，搶奪委內瑞拉在美國的各項資產。<text:span text:style-name="T4"><text:s/><text:line-break/><text:line-break/></text:span>說到馬杜洛，儘管他滿口「玻利維亞社會主義」的理想，實際上卻推展資本主義政策，捍衛私有財產之餘，卻把委國內部的經濟危機重擔，加諸於勞工階層，並對其罷工與示威行動展開殘酷鎮壓。前任總統查維茲也沒有好到哪去，國家經濟不但走向私有化，並挹注大量社會資源圖利金融產業，以償還債務給美國華爾街及各大跨國銀行。<text:span text:style-name="T4"><text:s/><text:line-break/><text:line-break/></text:span>不過，儘管馬杜洛施政並不令人滿意，川普對其所謂「非法政權」的指控與「捍衛民主」之宣稱，卻是十足的猥褻。同樣一個美國政府，卻又和擅於謀殺異己的警察國家沙烏地阿拉伯現任王儲穆罕默德沙爾曼<text:span text:style-name="T4"><text:s/>(Mohamed bin Salman) </text:span>十分友好，埃及的現任獨裁者塞西<text:span text:style-name="T4"><text:s/>(Sisi) </text:span>將領以及許多類似的獨裁政權，恰恰都是美國在中東的主要盟友。<text:span text:style-name="T4"><text:s/><text:line-break/><text:line-break/></text:span>另一方面，美國對於馬杜洛之「篡位」指控若能成立，那麼，任何人將更有理由指控川普「篡位」，因為當下這個美國政府在總得票數上其實輸給了對手，亦即「大多數」美國人其實並不支持川普。依照美國指控委內瑞拉政府的邏輯，川普政府更是「非法政權」，並且應該立即被推翻。<text:span text:style-name="T4"><text:s/><text:line-break/><text:line-break/></text:span>尤有甚者，任何由美國策畫的行動中所產生的政權，將會是一種由跨國企業與銀行所掌控的右翼獨裁政權，將對委內瑞拉勞動人民展開腥風血雨般的鎮壓與掠奪。其慘烈程度，恐怕將遠勝<text:span text:style-name="T4">1989</text:span>年的卡拉卡斯大屠殺。那是一次針對國際貨幣基金會撙節政策所引發的工人與窮人之反抗行動<text:span text:style-name="T4"><text:s/>(</text:span>導致數以千計的人死亡<text:span text:style-name="T4">)</text:span>。<text:span text:style-name="T4"><text:s/><text:line-break/><text:line-break/></text:span>文件揭露，從<text:span text:style-name="T4">2017</text:span>年秋天到去年這段期間，一些美國官員頻頻和委內瑞拉一些掌握政府重要單位的軍方將領接觸，說服他們武裝叛變，推翻馬杜洛總統。這項計畫後來流產，原因是美方認為該計畫尚未準備妥當。<text:span text:style-name="T4"><text:s/><text:line-break/><text:line-break/></text:span>支持委內瑞拉政變的並不僅僅是川普及美國中情局。世界經濟論壇這星期在瑞士的達沃斯召開，與會者包括世界各地的億萬富豪與銀行家及對沖基金經理人與世界各國領導人。會議一開始就鋪上了紅地毯，歡迎今年初甫當選為巴西總統的法西斯軍官波索納洛，由他發表開幕致詞，內容古怪而簡短，但國際投資者卻為之鼓掌叫好，稱讚該演說所帶來的私利遠景「令人興奮」。然而，這位總統所組成的政府，卻與軍方極右人士結盟，大力支持巴西過去的軍事獨裁以及針對左翼人士的屠殺與刑求。<text:span text:style-name="T4"><text:s/><text:line-break/><text:line-break/></text:span>波索納洛並自我期許：這樣一種針對左派所進行的屠戮消滅行動，不應僅僅侷限於巴西，也不應止於南美洲，而是應該擴展到全世界。波索納洛的想法獲得各財團巨頭及其相關政府的讚賞。這些人，自認飽受經濟危機的困擾，更是對於勞工階級的國際性團結行動感充滿敵意；他們都期待能發展出一套更有效的獨裁、鎮壓與監控方法，乃至於赤裸裸的法西斯體制，以捍衛自己的財富及遊戲規則。<text:span text:style-name="T4"><text:s/><text:line-break/><text:line-break/></text:span>至於美國，儘管內部政治鬥爭不斷，但在對於發動委內瑞拉政變的問題上，各黨立場卻完全一致。例如美國民主黨黨鞭迪克德賓<text:span text:style-name="T4"><text:s/>(Dick Durban) </text:span>周三發表聲明，讚賞瓜伊多這個美國走狗<text:span text:style-name="T4"><text:s/>(stooge)</text:span>及其支持者們「是一群勇敢的愛國者，勇於為委內瑞拉人民追求充滿希望的民主前景」。<text:span text:style-name="T4"><text:s/><text:line-break/><text:line-break/></text:span>另一方面，就在瓜伊多自己宣佈自己是總統的當下，紐約時報立即發文致敬，標題寫著：「在委內瑞拉的崩潰瓦解中，一個令人耳目一新的異議之聲誕生了！」而這個所謂「令人耳目一新的異議之聲」，恰恰就是美國所出資培植的傳聲筒。<text:span text:style-name="T4"><text:s/><text:line-break/><text:line-break/></text:span>紐約時報的「自由主義」行徑始終如一。比方說，<text:span text:style-name="T4">2002</text:span>年，美國中情局對當時的委內瑞拉總統查維茲發動軍事政變，紐約時報大力讚揚之。當查維茲總統被一群武裝人員拖出辦公室，並由其中一名政變帶頭者自我宣布成為總統時，紐約時報隨即發文歌頌，宣稱「委內瑞拉的民主已不再受到威脅」。<text:span text:style-name="T4"><text:s/><text:line-break/><text:line-break/></text:span>委內瑞拉此刻正在進行之中的政變，不僅影響了整個拉丁美洲，同時也將傷害全世界。</text:p>
      <text:p text:style-name="P1"><text:span text:style-name="T1">陳真</text:span><text:s/>  |  2019.01.25 02:10   |   <text:a xlink:type="simple" xlink:href="http://palinfo.habago.org/Entry?Command=Information_PrintForum&amp;iPage=38#FORUM37177"><text:span text:style-name="T2">#</text:span></text:a></text:p>
      <text:p text:style-name="P2"><text:span text:style-name="T1">又有一個國家</text:span>(<text:span text:style-name="T1">委內瑞拉</text:span>)<text:span text:style-name="T1">大禍臨頭！被美國給赤裸裸地</text:span><text:s/>"<text:span text:style-name="T1">民主輸入</text:span>" <text:span text:style-name="T1">了。這項侵略圖謀與軍事政變，由來已久，毫不遮掩。</text:span><text:s/><text:line-break/><text:line-break/><text:span text:style-name="T1">今天，倘若祖國不是內部控制得宜，並且強大到足以反擊美國，整個中國大陸恐怕也早已被</text:span><text:s/>"<text:span text:style-name="T1">民主輸入</text:span>"<text:span text:style-name="T1">，早已是血腥滿地的人間煉獄，一如伊拉克、阿富汗、敘利亞、利比亞、葉門</text:span>...<text:span text:style-name="T1">還有現在的委內瑞拉。</text:span><text:s/><text:line-break/><text:line-break/><text:span text:style-name="T1">整個人類歷史上，肯定找不到一個比美國更加殘暴血腥、侵略屠殺更多人的國家。</text:span><text:s/><text:line-break/><text:line-break/><text:span text:style-name="T1">陳真</text:span><text:s/>2019. 01. 26. <text:line-break/><text:line-break/>================ <text:line-break/>Washington engineers right-wing coup in Venezuela <text:line-break/><text:line-break/>WSWS 24 January 2019 <text:line-break/><text:line-break/>The US recognition of Juan Guaidó as the self-proclaimed and unelected “interim president” of Venezuela marks the initiation of a right-wing coup engineered in Washington. <text:line-break/><text:line-break/>Guaidó swore himself in Wednesday before a mass anti-government rally in Caracas. Virtually simultaneously, Donald Trump tweeted: “The citizens of Venezuela have suffered for too long at the hands of the illegitimate Maduro regime. Today, I have officially recognized the President of the Venezuelan National Assembly, Juan Guaido, as the Interim President of Venezuela.” <text:line-break/><text:line-break/>This attempt at regime change by tweet has been supported by a number of right-wing governments in Latin America, including that of the fascistic former army officer, Brazilian President Jair Bolsonaro, who was inaugurated at the beginning of the year. Canada also quickly fell into line behind Washington’s conspiracy, while the Macron government in France has reportedly begun discussions within the European Union aimed at drumming up support for Washington’s puppet. <text:line-break/><text:line-break/>Russia, Turkey and Mexico reiterated their recognition of Nicolás Maduro as Venezuela’s constitutionally elected president, as did Cuba and Bolivia. <text:line-break/><text:line-break/>Washington’s recognition of Guaidó as president constitutes a naked intervention by US imperialism with the aim of achieving its own predatory aims in Venezuela, which boasts the world’s largest proven oil reserves. At the same time, it is aimed at rolling back the influence in the hemisphere of Russia and China, which have both established close economic and political ties with Caracas. <text:line-break/><text:line-break/>This regime change operation has been two decades in the making, from the abortive 2002 CIA-orchestrated coup against Maduro’s late predecessor, Hugo Chávez, under George W. Bush, through the imposition of sanctions by the Obama administration and its designation of Venezuela as an “extraordinary threat to the national security and foreign policy of the United States.” <text:line-break/><text:line-break/>By in effect throwing US support to a rival government, the Trump administration is seeking to create the conditions for a military coup or even civil war within Venezuela as well as a US military intervention from without. <text:line-break/><text:line-break/>Venezuelan President Maduro responded to the US intervention by breaking off diplomatic relations with Washington and ordering all US diplomatic personnel to leave the country within 72 hours. Guaidó, no doubt operating in close consultation with the State Department, countermanded Maduro’s decree, declaring that he, as “interim president,” was asking US officials in the country to remain in place. The State Department has responded that it will ignore Maduro’s order, setting the stage for a confrontation that can be used as the pretext for US intervention. <text:line-break/><text:line-break/>In statements to reporters on Wednesday, Trump made it clear that military intervention is under active consideration. Asked by reporters whether he was contemplating sending US troops to Venezuela, he responded that “all options are on the table.” <text:line-break/><text:line-break/>A US official speaking not for attribution told reporters that if the Maduro government acted against Guaidó and his supporters, their “days will be numbered,” while media reports indicated that Washington is considering a naval blockade of Venezuela to stop its oil exports and the seizure of Venezuelan assets in the US on the supposed behalf of the “interim president.” <text:line-break/><text:line-break/>Maduro, for all of the rhetoric about “Bolivarian Socialism,” heads a capitalist government that defends private property in Venezuela and has imposed the full burden of the country’s deep-going economic crisis onto the backs of the Venezuelan working class, whose strikes and protests have been brutally repressed. Under Maduro and his predecessor, the late Hugo Chávez, private control of the country’s economy actually grew and the profits of the financial sector soared, as the government diverted vast social wealth to meet debt payments to Wall Street and the international banks. <text:line-break/><text:line-break/>Nonetheless, the claims from the Trump administration that this government is “illegitimate” and that Washington is standing for “democracy” are nothing short of obscene. This same administration, it should be noted, has no problem with the legitimacy of the murderous police state monarchy of Prince Mohamed bin Salman in Saudi Arabia, the dictatorship of Gen. Sisi in Egypt or the various similar regimes that constitute Washington’s principal allies in the Middle East. <text:line-break/><text:line-break/>On less specious grounds than Washington is using to declare Maduro an “usurper,” any government in the world could claim that Trump’s own government—elected with less popular votes than those of his opponent and opposed by the majority of the American people—is “illegitimate” and should be overthrown. <text:line-break/><text:line-break/>Moreover, any regime that emerges from the US-backed operation in Venezuela will be a right-wing dictatorship of the banks, big business and foreign capital that will organize a bloodbath against the Venezuelan working class that will far eclipse the massacre carried out in 1989 against the Caracazo, the popular revolt of the country’s workers and poor against IMF austerity. <text:line-break/><text:line-break/>The principal pillar of the bourgeois nationalist government headed by Chávez and Maduro has been the military, with senior officers controlling key sectors of the government and the national economy. Washington is hoping that this will become the government’s Achilles’ Heel, with senior commanders persuaded to change sides and carry out a coup. <text:line-break/><text:line-break/>It was revealed last year that US officials repeatedly met between the fall of 2017 and the beginning of last year with a group of Venezuelan military officers seeking US support for the overthrow of Maduro. These contacts failed to reach fruition because Washington believed that the conspiracy was insufficiently prepared. <text:line-break/><text:line-break/>These calculations may now have changed. An isolated uprising by a group of national guardsmen who seized arms and police stations on Monday has been followed yesterday with a video statement from division Gen. Jesús Alberto Milano Mendoza, appearing together with other officers, declaring that the army should revolt against Maduro and that the high command should not serve as “the armed branch of the government for its personal benefit.” Milano Mendoza had previously served as the chief of Chávez’s presidential guard.<text:line-break/><text:line-break/>It is not just Trump and the CIA supporting the Venezuelan coup and the sharp lurch to the right in Latin America. This was made abundantly clear at the World Economic Forum which opened this week in the exclusive Swiss Alpine resort of Davos, bringing together global billionaire CEOs, bankers, hedge fund managers, celebrities and government leaders and officials. <text:line-break/><text:line-break/>Davos rolled out the red carpet for Jair Bolsonaro, the fascistic ex-army officer who was inaugurated as Brazil’s president at the beginning of the year. Bolsonaro delivered a bizarre and stunningly short keynote speech to open the forum. Investors present were described as “excited” by the prospect of increased profits under a new government headed by an individual who has voiced his support for the former Brazilian military dictatorship and its murder and torture of left-wing opponents, and who has packed his government with generals and right-wing ideologues. <text:line-break/><text:line-break/>Bolsonaro cast himself as part of a continent-wide crusade for political reaction, declaring, “The left will not prevail in this region, which is good, I think, not only for South America, but also for the world.” He received a positive response from the representatives of financial oligarchies and their respective governments that all feel themselves besieged by intensifying economic crisis and a resurgence of the struggle of the working class on an international scale. All of them are looking towards methods of dictatorship, authoritarianism, repression, censorship and outright fascism as a means of defending their wealth and rule. <text:line-break/><text:line-break/>Within the United States itself, despite the internecine political warfare in Washington, there are no disagreements about the unfolding Venezuelan coup. US Senate Democratic Whip Dick Durban issued a statement Wednesday hailing the State Department stooge Guaidó and his supporters as “brave patriots who see a more hopeful and democratic future for the Venezuelan people.” <text:line-break/><text:line-break/>And, on the day that Guaidó declared himself president, the New York Times published a glowing tribute to the right-wing political operative under the headline “As Venezuela crumbles, a new voice of dissent emerges.” It did not bother to inform its readership that this “new voice” is a paid mouthpiece for the US State Department. <text:line-break/><text:line-break/>The same newspaper, the erstwhile voice of bourgeois establishment liberalism in the US, praised the abortive CIA coup against Chávez in 2002, declaring that “Venezuelan democracy is no longer threatened” after an elected president had been dragged from his office and arrested and a military-backed business association leader had been proclaimed president. <text:line-break/><text:line-break/>The unfolding coup in Venezuela has implications for the whole of Latin America and the entire planet.</text:p>
      <text:p text:style-name="P1"><text:span text:style-name="T1">陳真</text:span><text:s/>  |  2019.01.24 12:05   |   <text:a xlink:type="simple" xlink:href="http://palinfo.habago.org/Entry?Command=Information_PrintForum&amp;iPage=38#FORUM37176"><text:span text:style-name="T2">#</text:span></text:a></text:p>
      <text:p text:style-name="P3"><text:span text:style-name="T4">(</text:span>續前<text:span text:style-name="T4">) <text:line-break/><text:line-break/></text:span>所謂文化部長鄭麗君，在選前故意利用金馬獎炒作統獨衝突時，就曾被揭發其老公二、三十年來都在大陸做生意，創立東莞居磁工司，大賺人民幣。但她卻瞎掰說什麼<text:span text:style-name="T4">2012</text:span>年就已經沒有<text:span text:style-name="T4"><text:s/>"</text:span>投資<text:span text:style-name="T4">"</text:span>，更瞎掰說什麼台灣的居磁和東莞的居磁是不同公司<text:span text:style-name="T4">(</text:span>這就好像說林口長庚醫院和高雄長庚醫院是不同醫院一樣無聊，老闆一樣還不都是王永慶<text:span text:style-name="T4">)</text:span>。<text:span text:style-name="T4"><text:s/><text:line-break/><text:line-break/></text:span>而且，表面上在大陸開設的公司不掛名，卻找個人頭掛名，其實還不是一樣。東莞的居磁公司法人代表叫做胡佩莉，就是台灣的居磁公司的董事，聽命於董事長沈學榮，也就是鄭麗君的老公。<text:span text:style-name="T4"><text:s/><text:line-break/><text:line-break/></text:span>而且，香港還有一家居磁哦，東莞的居磁百分之百的資金就是由香港的居磁出資，資金轉來轉去，左手轉給右手，老闆一樣都是鄭麗君和她老公；右手賺的錢跟左手賺的錢，一樣都是進入鄭麗君和她老公深不見底的口袋。<text:span text:style-name="T4"><text:s/><text:line-break/><text:line-break/></text:span>依照人渣黨的扣帽子標準，這叫做賣台、通匪台奸！<text:span text:style-name="T4"><text:s/></text:span></text:p>
      <text:p text:style-name="P1"><text:span text:style-name="T1">陳真</text:span><text:s/>  |  2019.01.24 10:26   |   <text:a xlink:type="simple" xlink:href="http://palinfo.habago.org/Entry?Command=Information_PrintForum&amp;iPage=38#FORUM37175"><text:span text:style-name="T2">#</text:span></text:a></text:p>
      <text:p text:style-name="P4">人渣黨及其一大票走狗文人，不但包辦了所有漂亮理想辭彙，還包辦了所有基本是非，一切都變成一種說詞，一種鬥爭工具，毫無意義可言。<text:span text:style-name="T4"><text:s/><text:line-break/><text:line-break/></text:span>就連暴力都可以有兩套標準。只要是我方人員，哪怕是極端惡行與暴行，在這些人渣嘴裏，馬上可以包裝成可歌可泣的義行，甚至還滿口什麼<text:span text:style-name="T4"><text:s/>"</text:span>愛與非暴力<text:span text:style-name="T4">"</text:span>、<text:span text:style-name="T4">"</text:span>公民不服從<text:span text:style-name="T4">"</text:span>；猥瑣人渣們更是立即搖身一變，變成政治明星偶像，變成戰神，變成正義急先鋒與民主自由鬥士，甚至還載入教科書，繼續歌頌。相反地，異己的任何問題或根本不是問題，卻能無限誇大渲染。二十幾年就是玩這一套。<text:span text:style-name="T4"><text:s/><text:line-break/><text:line-break/></text:span>住在這鬼島上，經常覺得實在很累，很無言，很挫折。念高中時，在林義雄的書裏頭，看到他引用了一句古希臘諺語說：<text:span text:style-name="T4">"</text:span>人類的智慧隨著公開的辯駁而得以成長<text:span text:style-name="T4">"</text:span>，讓我年少之心十分感動，相信語言的真實性，相信真理是存在的、可能的，並且值得追求，乃至以命相許。<text:span text:style-name="T4"><text:s/><text:line-break/><text:line-break/></text:span>轉眼之間，四十年過去了，幾乎就是一個人的大半輩子了；無數人的血與淚，種種個人悲劇，到頭來，卻換來一種更為難堪齷齪的卑鄙。真理如煙，杳無蹤影。<text:span text:style-name="T4"><text:s/><text:line-break/><text:line-break/></text:span>陳真<text:span text:style-name="T4"><text:s/><text:line-break/>2019. 01. 24. <text:line-break/><text:line-break/>p.s.:</text:span>我是支持轉型正義的，九成九以上的人渣黨檯面人物及其走狗文人，都該繩之以法，該關的關，該槍斃的槍斃，因為他們恰恰就是長年以來荼毒這塊島嶼藉以謀取私人暴利與權位的最大凶手；哪邊有利就往哪邊靠，當下吹什麼風就舉哪面旗，滿口仁義道德，一肚子狗皮倒灶，請問有哪幾個人不是這樣？鳳毛麟角，少之又少。<text:span text:style-name="T4"><text:s/><text:line-break/><text:line-break/>p.p.s: </text:span>柯文哲說，他最討厭那些滿口台獨卻又在大陸做生意的人。人渣黨的段啥曉嗆聲要他具體點名<text:span text:style-name="T4"><text:s/>"</text:span>是誰？<text:span text:style-name="T4">"</text:span>。這樣問真是故做天真，應該問說<text:span text:style-name="T4"><text:s/>"</text:span>誰不是？<text:span text:style-name="T4">" <text:line-break/><text:line-break/></text:span>我倒是可以馬上點名一個，就是被打的這位鄭麗君。她的財產大約至少是我的一千倍或兩千倍，光是公告的部份就有<text:span text:style-name="T4">13</text:span>億。她老公就是在大陸做生意，<text:span text:style-name="T4">1998</text:span>年，一邊高喊台獨之際，一邊就在東莞大展鴻圖，開了一間東莞居磁電子公司，當了十幾年的董事長，撈飽賺足。依照人渣黨的扣帽子標準，這就是通匪、賣台！<text:span text:style-name="T4"><text:s/><text:line-break/><text:line-break/></text:span>而且，她跟她老公真的很會賺，根據<text:span text:style-name="T4">2012</text:span>年的監察院公告財產資料是七億，<text:span text:style-name="T4">2018</text:span>年居然變成<text:span text:style-name="T4"><text:s/>13</text:span>億<text:span text:style-name="T4">(</text:span>而且還不包括一大堆房地產哦<text:span text:style-name="T4">)</text:span>。唯一不變的是：每天喊台獨、反服貿。<text:span text:style-name="T4"><text:s/><text:line-break/><text:line-break/>=============== <text:line-break/></text:span>一巴掌掀風暴！　鄭惠中遭約談嘆：有點疲憊　<text:span text:style-name="T4"><text:s/><text:line-break/><text:line-break/></text:span>【壹電視報導】當眾賞文化部長一記耳光，資深藝人鄭惠中繼昨天<text:span text:style-name="T4">(22</text:span>號<text:span text:style-name="T4">)</text:span>晚間主動到北檢說明之後，今天<text:span text:style-name="T4">(23</text:span>號<text:span text:style-name="T4">)</text:span>下午再度遭到檢方傳喚開庭。涉犯公訴罪妨害公務罪嫌，遭限制住居的鄭惠中，面對外界排山倒海的反彈聲浪，坦言身體有點疲憊。<text:span text:style-name="T4"><text:s/><text:line-break/><text:line-break/>============== <text:line-break/></text:span>誰可以打人？<text:span text:style-name="T4"><text:s/><text:line-break/><text:line-break/></text:span>政事觀察站<text:span text:style-name="T4">2019</text:span>年<text:span text:style-name="T4">1</text:span>月<text:span text:style-name="T4">23</text:span>日<text:span text:style-name="T4"><text:s/><text:line-break/><text:line-break/><text:line-break/></text:span>資深藝人鄭惠中因為不滿鄭麗君的去蔣化，所以在資深藝人的春節餐會動手打了文化部長鄭麗君一巴掌，蔡英文定調，立場可以不同，打人就是不對。府院黨都同聲譴責，鄭麗君得到社會普遍的疼惜，鄭惠中受到一片譴責，還親自去向鄭麗君道歉，但是撲空沒見著，鄭惠中做完筆錄，檢察官暫依傷害和妨害名譽罪，限制居住後請回。<text:span text:style-name="T4"><text:s/><text:line-break/><text:line-break/></text:span>打人當然不對，但是誰可以打人，誰打人要負刑責，誰打人不要負刑責，這個社會沒有一個準則。雙重的法治，法律的解釋隨著不同的時空而異，是非標準在那裏？是總統說了算嗎？蔡英文說，同樣的行為如果發生在威權時代會是什麼結果？其實不必提遙遠的威權時代，就是連民主時代，民進黨在朝和在野，同樣的暴力就會有不同的結果。民進黨欠馬英九一個道歉，民進黨更對不起太陽花學運執行公權力被告的警察，他們來回奔走法院要捍衛自己的清白，根本不是一個道歉可以了結。<text:span text:style-name="T4"><text:s/><text:line-break/><text:line-break/></text:span>馬英九當總統的時候被丟鞋，民進黨人士並未譴責暴力，反要馬英九包容。太陽花學運的人士毀損公物，毆打警察，民進黨上台立即對<text:span text:style-name="T4">126</text:span>名佔領立法院、攻佔行政院的人全部撤告，法治崩壞從這裡開始。被毆打的警察依法行政，到如今依然官司纏身，法律可以因為政治事件轉彎？鄭惠中不滿去蔣化也是政治事件，她卻沒有太陽花學運的幸運可被豁免。<text:span text:style-name="T4"><text:s/><text:line-break/><text:line-break/></text:span>民進黨黨主席卓榮泰聽到鄭麗君被打耳光，立即譴責暴力，並問這是什麼文化？過去在野的時候，民進黨立委把清大學生陳為廷帶進立法院備詢，陳為廷罵教育部長蔣偉寧「偽善、說謊」，這又是什麼文化？如果暴力行為是可咒可詛，穿草鞋出身的民進黨靠衝撞起家，打架文化對他們是家常便飯，邱議瑩、管碧玲、王定宇等立委都曾經有過打人的暴力行為，他們要不要為這樣不好的示範道歉？國民黨副主席郝龍斌認為鄭惠中事件是官逼民反？民進黨新北市的主委余天聽到了，暴怒嗆郝龍斌：「我以後看到你就打。」這樣恐嚇要打人，檢調要不要介入一下？<text:span text:style-name="T4"><text:s/><text:line-break/><text:line-break/></text:span>鄭惠中說她願意為打人道歉，但是不會為去蔣化道歉，這是事件的原由。民進黨全面執政後，積極的拚政治議題，以轉型正義為名，成立黨產會、促轉會清算國民黨，並掃除所有威權時代的相關人事物。<text:span text:style-name="T4">1124</text:span>選舉完畢之後，促轉會的楊翠積極的提出三軍儀隊要撤出中正紀念堂、新台幣去蔣化、軍隊移除蔣公銅像的政策，因為民進黨這次的選舉失利，蔡英文定調這些改變不應該是總統或是促轉會說了算，促轉會的腳步暫緩，現在因為掌摑事件，綠委又再度呼籲應該加速轉型正義的腳步。<text:span text:style-name="T4"><text:s/><text:line-break/><text:line-break/></text:span>這是一個被撕裂的社會，被顏色劃分成不同的族群，執政掌權者握有極大的權力，但是多元化的社會需要包容異己，不是在野要求包容，在朝的時候趕盡殺絕，任何政策製造對立、製造仇恨、積蓄人民的憤怒，都請執政者三思而後行，不要讓地雷到處遍布，隨時引爆。</text:p>
      <text:p text:style-name="P1"><text:span text:style-name="T1">陳真</text:span><text:s/>  |  2019.01.23 18:09   |   <text:a xlink:type="simple" xlink:href="http://palinfo.habago.org/Entry?Command=Information_PrintForum&amp;iPage=38#FORUM37174"><text:span text:style-name="T2">#</text:span></text:a></text:p>
      <text:p text:style-name="P3">西方社會在某個意義上來講，就像個豪華大監獄，設備良好，井然有序，前庭後院，鳥語花香，生活至此，夫復何求？但它偏偏少了三樣東西：一人味，二自由，三氧氣。<text:span text:style-name="T4"><text:s/><text:line-break/><text:line-break/></text:span>當然，你可以<text:span text:style-name="T4"><text:s/>"</text:span>自由<text:span text:style-name="T4">" </text:span>在監獄裏頭漫步，<text:span text:style-name="T4">"</text:span>自由<text:span text:style-name="T4">" </text:span>講每一句經過系統設計的對白，<text:span text:style-name="T4">"</text:span>自由<text:span text:style-name="T4">" </text:span>展現你的浪漫<text:span text:style-name="T4">--</text:span>只要你乖乖依照無數的<text:span text:style-name="T4">SOP</text:span>生活，否則的話<text:span text:style-name="T4">... <text:line-break/><text:line-break/></text:span>當然，我講的西方社會主要以英國為範本，特別是英國的劍橋。<text:span text:style-name="T4"><text:s/><text:line-break/><text:line-break/></text:span>亨利梭羅說：<text:span text:style-name="T4">"</text:span>有多少野蠻，就有多少生命<text:span text:style-name="T4">"</text:span>。在這個意義上，西方社會恐怕就像個死城，杳無生機。<text:span text:style-name="T4"><text:s/><text:line-break/><text:line-break/></text:span>肉眼可見的東西，無須言說，用手一指就能明白，但有關氧氣、人味與自由之事，卻只能訴諸局內人靈光乍洩瞬間的一絲心領神會。<text:span text:style-name="T4"><text:s/><text:line-break/><text:line-break/></text:span>維根斯坦曾經說，劍橋是一個<text:span text:style-name="T4"><text:s/>"</text:span>令人窒息<text:span text:style-name="T4">" </text:span>的地方；想活著，就得自己<text:span text:style-name="T4"><text:s/>"</text:span>製造氧氣<text:span text:style-name="T4">"</text:span>。聽了此番告白，感覺真是十分欣慰，畢竟人生在世，知音難尋。<text:span text:style-name="T4"><text:s/><text:line-break/><text:line-break/></text:span>你很容易能找到關於每一種政治或社會議題的志同道合者，但你卻很難找到關於<text:span text:style-name="T4"><text:s/>"</text:span>活著<text:span text:style-name="T4">" </text:span>的知音。白紙黑字大家都看得懂，重點是：你真的也如此感受？你真的也感到窒息嗎？<text:span text:style-name="T4"><text:s/><text:line-break/><text:line-break/></text:span>意見之事，容易說服，但感受之事，卻是物種屬性，勉強不來，亦無從體會，除非生命所需。一如你不可能理解脫離水面是何種感受，除非你是一隻魚。<text:span text:style-name="T4"><text:s/><text:line-break/><text:line-break/></text:span>在英國，每天一出門我就很想踢正步。我看街上那些由紳士淑女們所牽引的貓狗，也都是踢著正步，而且目不斜視；就跟牠們的主人一樣，臉上永遠帶著一抹詭異的、有禮貌的微笑。<text:span text:style-name="T4"><text:s/><text:line-break/><text:line-break/></text:span>文明力量之大，何止貓狗，就連蒼蠅都能馴化。<text:span text:style-name="T4">20</text:span>年前，我曾寫過一篇文章，好像叫做<text:span text:style-name="T4"><text:s/>"</text:span>蒼蠅與我<text:span text:style-name="T4">"</text:span>，描述一隻當我在書桌前念書時一直在我眼前繞來飛去的蒼蠅。很特別的是，這是一隻文明的蒼蠅，接受過英國文明的薰陶，飛行路線竟然分毫不差，完全不變；以我的額頭為圓心，三十公分為半徑，維持一定的飛行軌道，足足飛了一小時。<text:span text:style-name="T4"><text:s/><text:line-break/><text:line-break/></text:span>我有點受不了牠這樣<text:span text:style-name="T4"><text:s/>"</text:span>踢正步<text:span text:style-name="T4">"</text:span>，於是就伸出手來，擋在牠的飛行軌道上。原本以為牠會繞開，想不到這隻文明的蒼蠅竟然堅持原始路線，於是就撞上了我的手，立即不支倒地。<text:span text:style-name="T4"><text:s/><text:line-break/><text:line-break/></text:span>我把牠救起來，放在手掌上給予愛撫，只差沒有幫牠做人工呼吸。想不到牠很快又甦醒過來，竟然又沿著同樣的飛行軌道繼續飛行，彷彿什麼事也沒發生。我很無言，於是就寫下那篇驚世奇文，給這隻紳士蒼蠅立了個傳，同時也算是強大的西方文明給我開了個眼界。</text:p>
      <text:p text:style-name="P5"/>
      <text:p text:style-name="P1"><text:span text:style-name="T1">鄭豐遠</text:span><text:s/>  |  2019.01.22 20:27   |   <text:a xlink:type="simple" xlink:href="http://palinfo.habago.org/Entry?Command=Information_PrintForum&amp;iPage=39#FORUM37173"><text:span text:style-name="T2">#</text:span></text:a></text:p>
      <text:p text:style-name="P3">祖國在文化和美感和道德及精神這些方面的無所作為，確實也讓我覺得很不解及憂心，六七年前開始有這樣一種明顯聲音對內大力呼籲及喊話<text:span text:style-name="T4"><text:s/>(</text:span>如金燦榮或張維為等人<text:span text:style-name="T4">)</text:span>，說中國人要開始有自信，我們在各方各面都已經開始超英趕美了<text:span text:style-name="T4">! </text:span>到了多少多少年，我們就可以和西方<text:span text:style-name="T4"><text:s/>(</text:span>特指美國<text:span text:style-name="T4">) </text:span>平起平坐了。我從當時就有一種說不上來的感覺，覺得比較這種什麼<text:span text:style-name="T4"><text:s/>GDP </text:span>有多少、高鐵跑多快、衛星多少顆的業績，怎麼會是根本上輸贏的關鍵呢<text:span text:style-name="T4">? </text:span>西方如今君臨天下之象徵是，一個哪怕一窮二白、目不識丁的白種人來了台灣或其他東南亞國家，恐怕都能立刻被捧成王拱成后，要陪吃陪睡都不用自己開口，這怎麼會是你中國人口袋裡幾個錢能辦到的<text:span text:style-name="T4">? <text:line-break/><text:line-break/></text:span>而且，光是對著自己人精神喊話和洗腦有什麼特別意義嗎<text:span text:style-name="T4">? </text:span>要洗應該是洗敵人的腦才對吧<text:span text:style-name="T4">? </text:span>說洗腦好像有點太難聽，不妨說一種文化形象、乃至民族自信的宣揚和建立，應該是一門更細膩，方向和廣度深度更講究的工作才對，而不是停留在文革時代的那種信心喊話的水平。<text:span text:style-name="T4"><text:s/><text:line-break/><text:line-break/></text:span>離開台灣之前，花了幾年研究繪畫和雕塑，還破例成為台灣藝術大學雕塑系史上唯一跟著大學生們上課的<text:span text:style-name="T4">”</text:span>非學生<text:span text:style-name="T4">”</text:span>。我不知道自己的美術水平究竟如何<text:span text:style-name="T4"><text:s/>(</text:span>自認普通<text:span text:style-name="T4">)</text:span>，但在這個號稱全台美術第一學府、全班同學都是科班生的環境下，一年半內的成績仍然不是全班第一就是第二，老師讚譽疼愛有加。一年半後我斷然停止了學習，一部份因為要忙著移民澳洲，但真正原因我從來沒有向別人提過，因為不知向誰訴說，說了也不知道有誰會信。更重要的是我知道言語能傷人，我不想說出來引人誤會，中傷了在台藝大很照顧我的這位老師，因為我對其完全沒有任何惡意。<text:span text:style-name="T4"><text:s/><text:line-break/><text:line-break/></text:span>這原因其實也沒什麼，不過就是這位老師隨口講出的一句話和一個表情。當時我和這位老師在討論一些有關雕塑的光影和形體的關係，拿當時一位班上男同學的照片當例子，老師講了半天，幽幽地嘆了一口氣說<text:span text:style-name="T4">:</text:span>「唉我已經盡了力挑了班上最合適的男同學了，但畢竟是東方人，終究還是不夠好。西方人的形體比例各方各面還是最美的<text:span text:style-name="T4">…</text:span>」當時這位老師臉上露出的一方面可惜、一方面欽慕的表情我至今仍然記憶猶新。<text:span text:style-name="T4"><text:s/><text:line-break/><text:line-break/></text:span>這樣一句話為什麼就澆熄了我的一把火，讓我後來很快對人體雕塑失去了興趣，我自己也不知道。我確實也曾期待自己是個世界人，能夠兼容天下之善之美，但如今我慢慢明白，這裡哪來<text:span text:style-name="T4">”</text:span>天下<text:span text:style-name="T4">”? </text:span>只有西天君臨，他者早全都臣服於其腳下。<text:span text:style-name="T4"><text:s/><text:line-break/><text:line-break/></text:span>我對祖國的未來仍然是樂觀的，因為我就不信一個能挺過四五千年的偉大文明幹不過兩三百歲的小毛頭。但如邊芹所說，在最重要的美感和道德命根子上，我們如今不但已輸得一蹋糊塗，還在節節敗退中，若不醒悟，<text:span text:style-name="T4">(</text:span>某個意義上<text:span text:style-name="T4">) </text:span>滅亡只是遲早的事。我相信祖國最終能佔上風，證明東方文化許多地方優於西方，但祖國究竟要怎麼贏，我卻想像不出來。<text:span text:style-name="T4"><text:s/><text:line-break/><text:line-break/></text:span>這種所謂的文化上美感上話語權上的交鋒是這樣，你退一步，對方往往就進兩步，直到把你逼得俯首稱臣，這才是西方文明的真正面目。中國的謙讓與平和，在這種較勁之中實是弱點，而非優勢。一場耐久戰打下來，究竟誰能勝出，非常難說。<text:span text:style-name="T4"><text:s/><text:line-break/><text:line-break/></text:span>我雖然相信著未來，但我慢慢傾向認為這種文化上的發力，必定得由國家統一的一種意識和力量來執行，否則難以與敵人抗衡。民間或個人是永遠沒有能力幹這個的，上一個必死一個。<text:span text:style-name="T4"><text:s/><text:line-break/><text:line-break/></text:span>輾轉反側了兩年，就在昨天，我終下定了決心打了電話給昆士蘭大學的孔子學院。孔子學院是中國官方的中文教學機構，常被國人批評是統戰組織<text:span text:style-name="T4"><text:s/>(</text:span>台灣人會說是散播中國毒素<text:span text:style-name="T4">)</text:span>。但在我看這是哪門子的統戰<text:span text:style-name="T4">? </text:span>簡直像拿根沖天砲和人家機關槍對幹。孔子學院似乎就只是教教中文，教教洋人寫書法包餃子剪紙，再不然辦個什麼漢語比賽或中國行，實在有點太膚淺。不過凡事也許總得慢慢來，至少它是個官方機構來著。<text:span text:style-name="T4"><text:s/><text:line-break/><text:line-break/></text:span>打電話主要也就是我一直想著，不知道自己一個普通人，在澳洲能為中國做些什麼<text:span text:style-name="T4"><text:s/>(by the way</text:span>我是真的有想過<text:span text:style-name="T4">”</text:span>中文刺青咨詢<text:span text:style-name="T4">”</text:span>這個職業，題外話<text:span text:style-name="T4">)</text:span>。打完電話其實心有點涼了半截，因為感覺很官僚，很制式很應付，重點是講了半天我最後問他你為什麼不講中文，他說沒有啦，倫家是澳洲人啦，不會講中文。一個國家官方設立在他國的文化推行機構，竟然找了一個不會講中文的洋人當電話總機，實在讓人有點三條線。<text:span text:style-name="T4"><text:s/><text:line-break/><text:line-break/></text:span>這些心裡的事，從來不知找誰講，台灣人肯定是不能訴說的<text:span text:style-name="T4"><text:s/>(</text:span>沒罵你台奸就不錯了<text:span text:style-name="T4">)</text:span>，大陸同胞恐怕也沒多少人能明白。</text:p>
      <text:p text:style-name="P1"><text:span text:style-name="T1">陳真</text:span><text:s/>  |  2019.01.22 17:27   |   <text:a xlink:type="simple" xlink:href="http://palinfo.habago.org/Entry?Command=Information_PrintForum&amp;iPage=39#FORUM37172"><text:span text:style-name="T2">#</text:span></text:a></text:p>
      <text:p text:style-name="P4">邊芹的文章看過兩三篇，我跟她的想法略有出入，但大同小異。講起中、西方這些事，真是有理說不清。難以言說是因為需要闡明的不是<text:span text:style-name="T4"><text:s/>"</text:span>理<text:span text:style-name="T4">"</text:span>，不是一種可以客觀驗證的東西，而是一種空氣，一種隱而不宣的圖謀。你很難對一個局外人訴說這樣一種看不見摸不著卻又紮紮實實存在日夜運轉的東西。眼見尚且難以為憑，何況局外。<text:span text:style-name="T4"><text:s/><text:line-break/><text:line-break/></text:span>美美的西方社會，謂之文明，實則像個黑洞，外人一旦進入，幾乎全數陣亡，丟盔卸甲，拜倒石榴裙下；僅有一、二活口，留下見證。<text:span text:style-name="T4"><text:s/><text:line-break/><text:line-break/></text:span>我曾以為自己是個世界人，後來發現，終究你還是得選邊站，沒法騎牆作壁上觀，因為你不可能僅僅只是你，你得屬於某種群體，就像界門綱目科屬種，再怎麼特殊的生物，也還是得歸到一個類別，面對有形無形、已發未發的物種戰爭。<text:span text:style-name="T4"><text:s/><text:line-break/><text:line-break/></text:span>生物學上無從選擇，但道德是非上，還是可以做出選擇，也應做出選擇，站穩一種美學位置。我選擇了挨打的、<text:span text:style-name="T4">"</text:span>被<text:span text:style-name="T4">" </text:span>圖謀的這一方，因為我很討厭詭詐，討厭做賊喊捉賊，討厭洗腦，討厭美的說成醜，醜八怪卻說成美天仙。<text:span text:style-name="T4"><text:s/><text:line-break/><text:line-break/></text:span>祖國似乎有這樣一種思維，以為清者自清，無須辯解，任人吃豆腐，彷彿只要等待哪一天某種硬實力夠了，善惡美醜便自動歸位。但我很納悶這些看不見的道德與美學之戰如何自動歸位？<text:span text:style-name="T4"><text:s/><text:line-break/><text:line-break/></text:span>西方待久了，光憑一個彬彬有禮的文明眼神，或是在戲院裏觀眾觀影時微微發出的笑聲，我就能知道這裏頭有著一種什麼樣的、入骨的、集體隱而不宣的傲慢與偏見。<text:span text:style-name="T4"><text:s/><text:line-break/><text:line-break/></text:span>旅外台灣人經常很喜歡強調自己<text:span text:style-name="T4"><text:s/>"</text:span>融入<text:span text:style-name="T4">" </text:span>西方社會，以示高人一等，特別是高出同胞一大截，但是老實說，我只見過粗暴的被插入，沒見過融入。我更不明白為何<text:span text:style-name="T4"><text:s/>"</text:span>融入<text:span text:style-name="T4">" </text:span>是一種高尚的目標？狗融入貓的社會，變得狗不狗、喵喵喵的，連叫聲都變了，這樣很棒嗎？</text:p>
      <text:p text:style-name="P1"><text:span text:style-name="T1">陳真</text:span><text:s/>  |  2019.01.22 11:40   |   <text:a xlink:type="simple" xlink:href="http://palinfo.habago.org/Entry?Command=Information_PrintForum&amp;iPage=39#FORUM37171"><text:span text:style-name="T2">#</text:span></text:a></text:p>
      <text:p text:style-name="P3"><text:span text:style-name="T4">(</text:span>再續<text:span text:style-name="T4">) <text:line-break/><text:line-break/>AI </text:span>之父<text:span text:style-name="T4">--Alan Turing</text:span>念數學系，但同時也是維根斯坦的學生，因為劍橋的課程開放給每個系所的師生，不分系別，而且學生或老師都可以來上，門戶大開，就算是路人甲跑進課堂，應該也不會有人管你。<text:span text:style-name="T4"><text:s/><text:line-break/><text:line-break/>Turing</text:span>上的維根斯坦那門課叫做<text:span text:style-name="T4"><text:s/>"</text:span>數學的基礎<text:span text:style-name="T4">"</text:span>，這肯定也是維根斯坦哲學中最重要的一部份。後來，<text:span text:style-name="T4">Turing</text:span>自己也當起老師，同樣也開了一門<text:span text:style-name="T4"><text:s/>"</text:span>數學的基礎<text:span text:style-name="T4">"</text:span>，課程名稱一模一樣，師徒兩人打擂台。不過，維根斯坦的課，學生滿堂，<text:span text:style-name="T4">Turing</text:span>的課卻只來了一個學生。疑似自閉症的<text:span text:style-name="T4"><text:s/>Turing</text:span>感覺很受傷，還曾因此寫信給媽媽傾訴。<text:span text:style-name="T4">Turing </text:span>這門課，要是開在今天這個年頭，恐怕會擠爆一個小巨蛋。<text:span text:style-name="T4"><text:s/><text:line-break/><text:line-break/>"</text:span>機器到底會不會思考？<text:span text:style-name="T4">" </text:span>這個問題，在<text:span text:style-name="T4">Turing</text:span>之前始終是個空談，僅具修辭意義而不具議論內涵。<text:span text:style-name="T4">Turing</text:span>認為，惟有當<text:span text:style-name="T4"><text:s/>"</text:span>思考<text:span text:style-name="T4">" </text:span>被<text:span text:style-name="T4"><text:s/>"</text:span>視為<text:span text:style-name="T4">" </text:span>是一種<text:span text:style-name="T4"><text:s/>"</text:span>可運算<text:span text:style-name="T4">" </text:span>的東西時，我們才有辦法討論機器到底在何種程度上具有所謂<text:span text:style-name="T4"><text:s/>"</text:span>思考<text:span text:style-name="T4">" </text:span>能力。<text:span text:style-name="T4"><text:s/><text:line-break/><text:line-break/></text:span>所謂人工智慧，基本上就是以<text:span text:style-name="T4"><text:s/>"</text:span>運算<text:span text:style-name="T4">" </text:span>為核心概念。問題是，再複雜的運算，究竟在多大程度上能夠<text:span text:style-name="T4"><text:s/>"</text:span>逼近真實<text:span text:style-name="T4">" </text:span>卻十分可疑。複雜畢竟不會帶來微妙，而語言或思想所賴以存在的生命或生活真實之基本特徵卻是微妙，而非僅僅複雜而已。<text:span text:style-name="T4"><text:s/><text:line-break/><text:line-break/>Turing</text:span>遇上的維根斯坦，如果是早期寫<text:span text:style-name="T4"><text:s/>"Tractatus" </text:span>的那一個維根斯坦，兩人也許一拍即合，因為在早期維根斯坦的認知裏，語言就像一種結構複雜的身外物，依循一定的法則，自身即能成立。<text:span text:style-name="T4"><text:s/><text:line-break/><text:line-break/></text:span>一個東西，惟有當它具有某種規則時，才有可能<text:span text:style-name="T4"><text:s/>"</text:span>運算<text:span text:style-name="T4">"</text:span>，問題是，語言或思考是這樣一種東西嗎？晚期的維根斯坦當然就不這麼認為了。<text:span text:style-name="T4"><text:s/><text:line-break/><text:line-break/></text:span>我常舉維根斯坦的一個例子，覺得挺好笑。他說，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五種表情。維根斯坦說，這時候我們會懷疑，這個人是否少了一樣東西？靈魂。<text:span text:style-name="T4"><text:s/><text:line-break/><text:line-break/></text:span>語言具有某種文法規則，但是，<text:span text:style-name="T4">"</text:span>依據<text:span text:style-name="T4">" (according to) </text:span>規則跟遵守規則<text:span text:style-name="T4"><text:s/>(rule following) </text:span>卻完全是兩回事。前者是機器，後者才是生命。規則本身的複雜性，並不會帶來微妙。<text:span text:style-name="T4"><text:s/><text:line-break/><text:line-break/></text:span>更重要的是，規則之所以重要，就在於它有可能被打破。維根斯坦說，法律之所以有趣是因為有人總是想要違法。有些時候，我們甚至可以透過解釋，使得規則產生一種曖昧性，以一種不守法的方式來守法，就像在鑽法律漏洞那樣。<text:span text:style-name="T4"><text:s/><text:line-break/><text:line-break/></text:span>錢鍾書出身牛津，據說是他那個年代的文人之中英文最好的。但他說自己英文並不好，為什麼呢？他說，因為<text:span text:style-name="T4"><text:s/>"</text:span>少了三分隨便<text:span text:style-name="T4">"</text:span>。<text:span text:style-name="T4">"</text:span>隨便<text:span text:style-name="T4">" </text:span>很重要，因為語言畢竟是活的，你得想辦法追上他應有的靈活，而不是只會<text:span text:style-name="T4"><text:s/>"</text:span>根據<text:span text:style-name="T4">" </text:span>文法行事。<text:span text:style-name="T4"><text:s/><text:line-break/><text:line-break/></text:span>這時候，我很不想提到<text:span text:style-name="T4"><text:s/>"</text:span>詩<text:span text:style-name="T4">" </text:span>這個字眼，因為我若提到詩，很容易會產生一種誤解，以為語言有兩種，一種是詩，一種不是。我完全不是這個意思。在我看來，所有語言全是詩，全具有隱喻的本質。但我若朝這個方向談，大家也許很難體會，不如就還是說詩吧。<text:span text:style-name="T4"><text:s/><text:line-break/><text:line-break/></text:span>我總是被北島的詩打動，但他那些詩根本不合文法，更不用說企圖闡明它的確切意義。我們甚至說不出來自己究竟被什麼所感動，就像音符那樣，一首動人的曲子什麼也沒說出來，但我們依然感動。<text:span text:style-name="T4"><text:s/><text:line-break/><text:line-break/></text:span>柏楊曾嘲笑當代許多所謂詩人，說他們裝模作樣不知所云。柏楊還曾模彷<text:span text:style-name="T4"><text:s/>"</text:span>詩人<text:span text:style-name="T4">" </text:span>們寫<text:span text:style-name="T4"><text:s/>"</text:span>詩<text:span text:style-name="T4">"</text:span>，寫了一些古怪可笑的文字，比方說什麼<text:span text:style-name="T4"><text:s/>"</text:span>出出出<text:span text:style-name="T4">...</text:span>倒<text:span text:style-name="T4">"</text:span>。每次我跟學姊談起當代島內這些所謂<text:span text:style-name="T4"><text:s/>"</text:span>詩人<text:span text:style-name="T4">"</text:span>，我也都很喜歡當場吟起<text:span text:style-name="T4"><text:s/>"</text:span>出出出<text:span text:style-name="T4">...</text:span>倒<text:span text:style-name="T4">" </text:span>的詩，以示嘲笑。旁人聽了，可能一頭霧水，什麼<text:span text:style-name="T4">"</text:span>出出出<text:span text:style-name="T4">...</text:span>倒<text:span text:style-name="T4">"</text:span>？但是學姊一定知道我吟此<text:span text:style-name="T4"><text:s/>"</text:span>詩<text:span text:style-name="T4">" </text:span>的意思。<text:span text:style-name="T4"><text:s/><text:line-break/><text:line-break/></text:span>語言基本上就是這麼回事，千般絲，繞指柔，隨便說隨便對。我不認為<text:span text:style-name="T4">AI</text:span>能夠有此境界，當它透過大數據與自我深度學習，分析出某種規則時，語言與生命不知道又往前跑多遠了。</text:p>
      <text:p text:style-name="P1"><text:span text:style-name="T1">陳真</text:span><text:s/>  |  2019.01.22 10:36   |   <text:a xlink:type="simple" xlink:href="http://palinfo.habago.org/Entry?Command=Information_PrintForum&amp;iPage=39#FORUM37170"><text:span text:style-name="T2">#</text:span></text:a></text:p>
      <text:p text:style-name="P4"><text:span text:style-name="T4">(</text:span>續<text:span text:style-name="T4">) <text:line-break/><text:line-break/></text:span>哈巴狗幼兒園陳老師對小朋友們講了一個龜兔賽跑的故事，鼓勵大家要學習烏龜苦幹實幹堅持不懈的精神，不要學小白兔的驕傲。想不到，隔天就被家長申訴了，指控陳老師影射他的小孩是烏龜，那他豈不是成了龜公？是可忍，孰不可忍？<text:span text:style-name="T4"><text:s/><text:line-break/><text:line-break/></text:span>我還遇過更扯的事，不過那又是另一種問題，跟我現在要講的無甚相關：<text:span text:style-name="T4"><text:s/><text:line-break/><text:line-break/>20</text:span>年前，開始使用網路，開始見識到台灣人的集體匿名霸凌性格；一群人，沒頭沒臉地躲在鍵盤後，造謠抹黑，對人使壞。你不過只是說了些他不中聽的話，馬上就會招惹一群綠油油的生物，群起圍攻。<text:span text:style-name="T4"><text:s/><text:line-break/><text:line-break/></text:span>當時，我套用柏楊發明的<text:span text:style-name="T4"><text:s/>"</text:span>醬缸蛆<text:span text:style-name="T4">" </text:span>一詞，把這樣一種沒頭沒臉一大群蠢蠢欲動的生物現象稱為蛆。結果，想不到竟然有動保人士煞有介事地指控我為何要羞辱蛆？我很無言。<text:span text:style-name="T4"><text:s/><text:line-break/><text:line-break/></text:span>我確實是侮辱了蛆，但蛆會在意嗎？我對蛆的不敬，會影響你對蛆這種動物的愛護與尊敬嗎？蛆，在我的隱喻裏，意謂著什麼呢？就如同柯文哲所提的那個笑話裏頭，警察又意謂著什麼呢？警察不能用來隱喻中國大陸？一個詞，就僅僅只有一種意思嗎？<text:span text:style-name="T4"><text:s/><text:line-break/><text:line-break/></text:span>我還曾舉過一個例子：<text:span text:style-name="T4">20</text:span>年前剛到英國時，發現西方人之中有一些哈中族，對<text:span text:style-name="T4"><text:s/>(</text:span>他們以為的<text:span text:style-name="T4">)</text:span>中華文化十分嚮往。我碩士畢業那一年，班上有個美國來的女生，還特地拿了一本簿子，要我在封面簽中文名留念，我於是就龍飛鳳舞簽了<text:span text:style-name="T4"><text:s/>"</text:span>陳真<text:span text:style-name="T4">"</text:span>，她立即尖叫歡呼，如獲至寶，大叫<text:span text:style-name="T4"><text:s/>"very artistic" (</text:span>很藝術<text:span text:style-name="T4">)</text:span>。其實，我的筆跡，始終停留在剛學寫字的小學階段。<text:span text:style-name="T4"><text:s/><text:line-break/><text:line-break/></text:span>有一天，去倫敦玩，看到有人在熱鬧景點擺攤，從事一門生意，幫人往身上刺中文字。一位年輕英國女孩從一堆中國字之中，挑啊挑的，挑了一個<text:span text:style-name="T4"><text:s/>"</text:span>芒<text:span text:style-name="T4">" </text:span>字，往自己胸口上就刺了一個大大的<text:span text:style-name="T4"><text:s/>"</text:span>芒<text:span text:style-name="T4">"</text:span>。<text:span text:style-name="T4"><text:s/><text:line-break/><text:line-break/></text:span>我發現，攤位上的一堆中文字旁邊都有英文<text:span text:style-name="T4"><text:s/>"</text:span>翻譯<text:span text:style-name="T4">"</text:span>，芒字旁邊寫著<text:span text:style-name="T4"><text:s/>Shining (</text:span>閃亮之意，不是<text:span text:style-name="T4">Stanley Kubrick</text:span>的<text:span text:style-name="T4"><text:s/>"</text:span>鬼店<text:span text:style-name="T4">" </text:span>哦<text:span text:style-name="T4">)</text:span>，原來這女孩之所以選擇往胸口刺<text:span text:style-name="T4"><text:s/>"</text:span>芒<text:span text:style-name="T4">" </text:span>字<text:span text:style-name="T4"><text:s/></text:span>的原因是她以為這就是閃亮之意。其實，我看到她微露的酥胸，第一個閃過腦海的念頭卻是<text:span text:style-name="T4"><text:s/>"</text:span>芒果<text:span text:style-name="T4">" </text:span>的芒；要是刺在背後，豈不就成了芒刺在背？但這些老外不懂中文之博大精深，以為芒就只能是光芒的芒。</text:p>
      <text:p text:style-name="P1"><text:span text:style-name="T1">鄭豐遠</text:span><text:s/>  |  2019.01.22 07:01   |   <text:a xlink:type="simple" xlink:href="http://palinfo.habago.org/Entry?Command=Information_PrintForum&amp;iPage=39#FORUM37169"><text:span text:style-name="T2">#</text:span></text:a></text:p>
      <text:p text:style-name="P3">今天學了一個新名詞叫<text:span text:style-name="T4">"</text:span>慕洋犬<text:span text:style-name="T4">"</text:span>，愛慕渴慕的慕，這名詞用在很多華人特別是台灣人身上非常適用。面對洋人洋文化，基本上是用一種狗的高度和姿態在仰視對方。<text:span text:style-name="T4"><text:s/><text:line-break/><text:line-break/></text:span>最近有空就會看一些邊芹的文章，隨手貼一篇在這裡。來源是<text:span text:style-name="T4"><text:s/>http://bbs.tianya.cn/post-333-988132-1.shtml</text:span>，裡頭很多，似乎也是轉貼，不知道完整性如何，文章開頭也沒有標明作者，不過看文風是邊芹沒有錯，沒有其他人有能力寫出這樣的東西。<text:span text:style-name="T4"><text:s/><text:line-break/><text:line-break/></text:span>邊芹寫的，往往讓人眼睛一亮，我若有此聰慧與能力，說不定就是幹作家這一行的。後來才知道她老公是鄭若麟，看過他的演講視頻，印象很不錯。<text:span text:style-name="T4"><text:s/><text:line-break/><text:line-break/></text:span>我不是愛國主義的信徒，也不是民族自信的鼓吹者，因為賣藥的才會整天向弱不禁風的病人兜銷，我對別人的精神世界毫無興趣與干預之意。但我同時也很討厭看到有人面對西方時滿懷渴慕、整天自貶自賤，面對自己同文同種的中國文化和同胞時卻又頻頻露出不屑和輕視。<text:span text:style-name="T4"><text:s/><text:line-break/><text:line-break/></text:span>貼這篇文章是因為剛好裡頭講到了台灣人和香港人，讓我想起來兩位朋友。移民出國前，和一群熟識的朋友相聚，其中一位騎著機車載我去超市買東西，一路上聊天，也許是聊到澳洲，我說我到澳洲玩的時候，發現很多人打赤腳赤膊，感覺一般生活衣著上好像比較隨意不居。這位朋友不知道想著什麼，脫口說了一段讓我嚇一大跳的話，他說他覺得同樣是穿著邋遢，一個人如果是東南亞或華人，給人感覺就很髒很噁心，但如果是白人，不知道為什麼就感覺很高貴很瀟灑。我當時坐在後座聽了有點天旋地轉的感覺，差點沒從機車上掉下來，一下子完全不知道該怎麼搭腔。我這朋友可不是無知單純的鄉民，而是遊歷過世界各國，懂得兩種外語的人。我當時馬上陷入了一種無奈和痛苦，那時心裡想的是，原來這樣一個多年的朋友竟然是個<text:span text:style-name="T4">”</text:span>種族主義者<text:span text:style-name="T4">”</text:span>，我應該痛罵他一頓呢<text:span text:style-name="T4">? </text:span>還是應該和他絕交呢<text:span text:style-name="T4">? <text:line-break/><text:line-break/></text:span>接下來兩年，我心裡一直對他懷著這樣的痛苦的感覺，只是他並不曉得。後來這感覺淡了，並不是我釋懷了，而是我才慢慢發現，他並沒有特別壞，也不是一個特例。應該說放眼望去有多少人不是這樣呢<text:span text:style-name="T4">? </text:span>他只是很老實不設防地把心裡話說出來罷了。<text:span text:style-name="T4"><text:s/><text:line-break/><text:line-break/></text:span>來澳後認識了不少人，其中一對朋友，男的韓國人，女的香港人，初次見面，大家當然都講英文，我憑藉著自己對語言的感覺，很快發現女方似乎不是英文母語，但很有意把英文講得字正腔圓。把話講好固然很重要，但我從她身上感覺到一種宣示意味<text:span text:style-name="T4"><text:s/>(</text:span>因為多數中國同胞第一次見面都會用中文問候幾句，即便有旁人在<text:span text:style-name="T4">)</text:span>。後來男的去上廁所，我就故意問她那妳講中文嗎<text:span text:style-name="T4">? </text:span>她有點不耐煩地用英文回答說講啊，說家裡講廣東話，普通話也懂，但她很不喜歡講，因為<text:span text:style-name="T4">”</text:span>覺得中國人講話很吵很討厭<text:span text:style-name="T4">” (</text:span>奇怪我只是問她講不講中文而已，又沒問她對中國或中國人的看法，她自己就馬上延伸出了這個極其強烈的宣告<text:span text:style-name="T4">)</text:span>。<text:span text:style-name="T4"><text:s/><text:line-break/><text:line-break/></text:span>我和這對朋友認識了兩年了，至今仍然沒有成功和她講上一句中文。<text:span text:style-name="T4"><text:s/><text:line-break/><text:line-break/></text:span>說這些沒有低貶任何人的意思，更非對朋友不滿，因為如果要用思想的品質來作為交友標準，那一個人恐怕就得孤獨一生了。<text:span text:style-name="T4"><text:s/><text:line-break/><text:line-break/></text:span>阿遠<text:span text:style-name="T4"><text:s/><text:line-break/>----------------------------------------------------- <text:line-break/></text:span>一條精神軌道上的模仿和接力<text:span text:style-name="T4">——</text:span>兼論<text:span text:style-name="T4">“</text:span>中國人缺什麼<text:span text:style-name="T4">”</text:span>（下）<text:span text:style-name="T4"><text:s/><text:line-break/><text:line-break/></text:span>　　在彼此陌路人的現代社會，遵守公共行為規則是讓這個無情世界尚能忍受的底線，要做到這一點須克制小小的自私自利，自我意識強的人擅於遮掩，弱的人不加掩飾，因為自我意識與本能自利不是一回事，而是意識到自我與所處環境的關係，也就是說自我意識與屬性意識是連在一起的，否則只是本能的自利。<text:span text:style-name="T4"><text:s/><text:line-break/><text:line-break/></text:span>　　而傳統社會是不培養人的自我意識的，它靠束縛個體的欲望抑制本能的自利。自我意識是現代自由觀念的產物，有點像給你開一扇窗戶，同時門必須反鎖。沒有自我意識無真正意義上的自由，或者說那種<text:span text:style-name="T4">“</text:span>自由<text:span text:style-name="T4">”</text:span>不過是低等的自私自利。自我意識是自由的頭道菜，沒有這份舌尖，自由的筵席是無福消受的。<text:span text:style-name="T4"><text:s/><text:line-break/><text:line-break/></text:span>　　傳統社會不強化自我意識，是因為那玩藝一產生，人的本真就消失了。這種東西必須在西方長期生活才能看清，現代人的自我意識是以本真換取的，並不是免費的。已經獲取現代人集體優越感的社會，是以鄙夷本真為起點的，時常將本真當作愚昧像潑髒水一樣連同裡面的嬰兒一起扔掉。早在十九世紀末，已經過渡到陌路人社會的西方人，帶著他們已被馴化出的集體優越感，來到未經馴化的<text:span text:style-name="T4">“</text:span>東方<text:span text:style-name="T4">”</text:span>，在蔑視一舉一動都與他們不同、尤其缺乏自我意識的土著之時，也意識到對方身上的本真自己是完全、永遠地失去了。<text:span text:style-name="T4"><text:s/><text:line-break/><text:line-break/></text:span>　　記得數年前我偶然落到法國電視臺的一個娛樂節目上，因為涉及中國就看下去了。節目叫《北京快車》，就是挑幾對法國中青年男女，把他們空降到一個陌生國度，讓他們身上分文不帶，辦一件事或完成一段旅程。節目的目的一是看法國人到什麼都不懂（包括語言）的他世界怎麼應對困難（沒錢更加劇了生存困境），二是看這個陌生國度的人對需要幫助又不能付錢的外國人什麼態度（在法國，類似思路的電視節目不少，特別喜歡享受<text:span text:style-name="T4">“</text:span>東方<text:span text:style-name="T4">”</text:span>的大度）。他們在中國大陸跑了不少地方，有現代化的城市也有貧困的鄉村，無論在北京還是在僻塞的鄉鎮，他們不花一分錢找吃、住、行都遇到了願意相助的人，未有一次餓肚子或露宿星空，儘管相遇的中國人很少對陌生人面帶微笑（未經私行為與公共行為分離的馴化，而非本質惡劣）。尤其在窮鄉僻壤，窮得掉渣的一群人真相信他們身上分文沒有（其實他們身上備了以應萬一的錢），每人拿出自己身上的所有，湊了一筆錢給他們。而他們不但繼續裝作沒錢，還對這群中國土人不懂得給他人留有私秘空間、圍觀和跟著他們感到厭煩。這個節目的下一集到了香港，土人的毛病全都沒有了，土人的好處也就沒有了，沒有人圍觀更沒有跟著他們，根本就沒人理他們，吃、住、行免費是找不到的，唯一請他們吃了頓飯的還是位來自大陸的商人（我從口音聽出來），夜晚他們只能露宿街頭。<text:span text:style-name="T4"><text:s/><text:line-break/><text:line-break/></text:span>　　吃透了西方社會的風度禮節外殼及薄情寡義內核的人，再回頭看那個還存有一些本真的<text:span text:style-name="T4">“</text:span>東方<text:span text:style-name="T4">”</text:span>社會，會對那些因缺乏自我意識而隨時隨地露出小我的人群抱有一份寬容，並且也知道改掉這些毛病取而代之的將是什麼，並不是從理想到理想的。幾個月前我在國內某機場排隊辦登機手續，隊伍長長的，但視窗多，辦得不算慢，排的人秩序井然。這時我看到一個鄉下老人大包小件地從隊伍邊上走過，旁若無人直奔隊頭。我一把拉住他，告訴他人人都在排隊，從邊上走到前面是不行的。我從他不好意思的憨笑及馬上退後看，他這時才明白排進這個陌生人的隊伍是必須遵守的規則。現在經常在公共場合一遇不順大鬧特鬧的人，並非這些尚浸在傳統社會的所謂土人，而是滿腦子<text:span text:style-name="T4">“</text:span>權利<text:span text:style-name="T4">”</text:span>浮藻的城市大小暴發戶，屬於沒有自我意識消化不了自由的殘障兒。<text:span text:style-name="T4"><text:s/><text:line-break/><text:line-break/></text:span>　　我後來在候機廳又碰到一個農人旅行團，像是集體去什麼地方玩，他們在相對安靜的候機廳裡紮堆打牌，就像在自己家裡玩一樣，毫不掩飾地大聲說笑。我上前提醒他們這是公共場所，他們沒有不高興，馬上就放低聲音了，但過了一會又忘了。我從這些尚未走出傳統社會的農人身上並未看到絕對的自私自利及不可救藥，而是未經馴化。<text:span text:style-name="T4"><text:s/><text:line-break/><text:line-break/></text:span>　　我發覺這兩件事有一個共同特點，就是當事人均憑本能和習慣理解和處理自我與外部世界的關係，不懂現代社會在所有連通的外表下自我與外界是隔絕的，因為不懂這層隔絕，也就不明白彼此隔絕的個體靠什麼東西維繫在一起，這時的<text:span text:style-name="T4">“</text:span>一起<text:span text:style-name="T4">”</text:span>就是公共場合的統一規範。認識到這一點，你再審視西人便會發覺他們在外的一舉一動、一顰一笑都是把握分寸的，連瀟灑無羈都由內心導演，無意識的任性要遠遠少於<text:span text:style-name="T4">“</text:span>東方<text:span text:style-name="T4">”</text:span>人，所有的努力都意在保持隔絕。他們自己社會有這種保險暗鎖，再在<text:span text:style-name="T4">“</text:span>禁閉室<text:span text:style-name="T4">”</text:span>裡噴灑自由香精裝點，卻把香精推銷給毫無保險暗鎖的<text:span text:style-name="T4">“</text:span>東方<text:span text:style-name="T4">”</text:span>，讓香一熏便陷入亂世的人們自賤到底。<text:span text:style-name="T4"><text:s/><text:line-break/><text:line-break/></text:span>　　傳統社會的本真除了來自自我意識弱，還緣於人並不需要具備兩套行為：私行為與公共行為，那時一個人一生行為都不必在陌生世界中完成，時常生命平方不超出數公里。將私行為與公共行為截然分開，是工業化、城市化、市民化的結果，需要一兩代以上的市民生活，更需要意識到這一點的上層建築有意馴化。<text:span text:style-name="T4"><text:s/><text:line-break/><text:line-break/></text:span>　　讀到這裡，我們已明白中國文人們豔羨了上百年、並痛恨自己貧而莫有的東西實際是什麼，並大致知道了獲取的路徑，下面我們就來看看這兩個西學寶典裡的真傳，除了為現代自由社會奠基，還有另一面，在早有宗教排他傳統的西方，統治集團利用被悉心強化了的自我意識和集體優越感兩百年來對他文明實施了致命打擊。<text:span text:style-name="T4"><text:s/><text:line-break/><text:line-break/></text:span>集體優越感對內是個好東西對外則未必，長居西方的<text:span text:style-name="T4">“</text:span>東方<text:span text:style-name="T4">”</text:span>人初嘗風度禮節外殼後，漸漸地會嘗到其苦澀的內核，即集體優越感與對外的狹窄性和攻擊性時常成正比，可謂水漲船高。嘗透的人甚至會出現逆反心理，覺得與其受這種轉著彎的壞，還不如與直接壞的人在一起，不但壞的程度不一樣，受創的程度也小。如果說自我意識是現代<text:span text:style-name="T4">“</text:span>個體自由<text:span text:style-name="T4">”</text:span>社會必不可少的內在平衡，當它凝縮成集體優越感對外則成了一把利刀，在沒有深厚文化傳統的西方（因宗教信仰造成歷史的斷代），經營集體優越感除了用維護公共行為標準這一隻腳，還靠製造認同和排斥、確立外部對立面這另一隻腳。這種優越感有別于自古先進文明對後進文明的天然優越感，它不是保守型的而是進攻型的，是專門針對對立面設計的一條踩踏的精神軌道，是與征服世界相輔相成的導演世界的一部分。這條軌道隨著征服的腳步一直鋪進異文明的心臟，在幾乎所有沒有相應集體優越感自衛的地方引發了逆向種族主義。百多年來中國的<text:span text:style-name="T4">“</text:span>西化精英<text:span text:style-name="T4">”</text:span>均逃不掉這條精神軌道，因為這是進入另一個世界的門檻，不知不覺中甚至在潛意識裡就被引上去了，日本人擠進統治者<text:span text:style-name="T4">“</text:span>俱樂部<text:span text:style-name="T4">”</text:span>先作打手也是這條精神軌道的牽引。<text:span text:style-name="T4"><text:s/><text:line-break/><text:line-break/></text:span>　　這把利刀將世界一分為二，一邊是<text:span text:style-name="T4">“</text:span>野蠻的<text:span text:style-name="T4">”</text:span>，一邊是<text:span text:style-name="T4">“</text:span>文明的<text:span text:style-name="T4">”</text:span>，如果說工業化的領先與軍力的強大還不足以折斷一個被打敗的文明的精神脊樑，這場史無前例的切割將失敗者徹底打翻在地，在每一個文明的身體上都挖了一個幾乎永遠合不上的大缺口。一百多年來，是中國上層建築近乎一致地接受華夏文明的道德卑賤，致使這個文明一步步土崩瓦解，而接受的一大部分理由，並不是軍事與工業的落後，而是來自這個致命缺口。因為在西方集體優越感的心理攻勢下，我們在潛意識裡接受了深及根本的自我否定。這是一種沒有回歸路的自我否定，這條慣性的精神軌道在人們無知無覺中輸入了正面和負面思維，在這一思維分水嶺的主導下，客觀理性自動放棄了自衛，世間罕見的逆向偏見成為習慣性的思維導向，左右著人們對自身及對外界的判斷能力，顛倒著人們的視野。<text:span text:style-name="T4"><text:s/><text:line-break/><text:line-break/></text:span>　　關鍵是人們對這種心理攻勢毫不覺察，更不知導演輿論的手是有預謀和有組織的，被放在這個手術臺上的<text:span text:style-name="T4">“</text:span>東方<text:span text:style-name="T4">”</text:span>不但遭受軍事佔領、經濟割據而且在無意識中遭受心理裂變。西方統治集團暗中運用<text:span text:style-name="T4">“</text:span>移除集體優越感<text:span text:style-name="T4">”</text:span>（一些傳統文化深厚的文明天然具有的）和<text:span text:style-name="T4">“</text:span>營造集體優越感<text:span text:style-name="T4">”</text:span>（製造認同和排斥）分裂他人版圖，在世界範圍內經營優越感和卑賤感以便導演世界，為征服鋪路。而這需時漫長的心理策劃多為被征服者所不察。香港公民對大陸人的嫌棄（所謂香港認同），臺灣人稱自己中國人的心理障礙，看起來是自發的，實為這條精神軌道的捕獲。<text:span text:style-name="T4">“</text:span>集團<text:span text:style-name="T4">”</text:span>幹這一手老到了，靠心理操縱可以讓某地人將卑賤當成尊貴，表面看是嫌棄對立面沒有自己已經學到的禮數（標準統一的公共行為），其實是界之意識在作怪。<text:span text:style-name="T4"><text:s/><text:line-break/><text:line-break/></text:span>　　前不久我看到一部加拿大電視臺的旅遊紀錄片，這類片子在西方一般都有一種程式，我稱之<text:span text:style-name="T4">“</text:span>分裂程式<text:span text:style-name="T4">”</text:span>，專用于<text:span text:style-name="T4">“</text:span>敵對國<text:span text:style-name="T4">”</text:span>，只要是他們視為對手的國度，哪怕是遊山玩水，也事先套上這個框架。因此這部片子事先就有導向，即必須將香港與大陸分開，一如這套旅遊紀錄片的上集走訪加拿大華人聚集的溫哥華，談到華人美食，挑出一家記者眼裡最好的中餐館，猜猜大廚是何方人士？一個日法混血兒。這個頭銜是不能落到純粹中國人頭上的，尤其是大陸人，除非是暗中投靠或公開反華的大陸人。只要弄明白我說的這種<text:span text:style-name="T4">“</text:span>分裂程式<text:span text:style-name="T4">”</text:span>，對他們走到哪兒會怎麼做基本上就能看清話語下面的套路。<text:span text:style-name="T4"><text:s/><text:line-break/><text:line-break/></text:span>　　果然一到香港，記者先邀來一個引路人：英國路透社駐港記者。我們從這一套製造話語的技巧會發現，牢控話語權是從嚴把解釋權開始的，來香港旅遊找一個指導，不找香港人，解釋香港的權力還得在英國人手裡。他們對中國大陸的報導就更是如此了，無論什麼領域，哪怕是純技術領域，比如考古，最終的解釋權也不會交給中國專家。我新近在法國電視五台看到一部講中國古文明的電視紀錄片，憑良心說已經非常正面了（只是鏡頭一回到當代中國老是對準又窮又髒的角落），以前從沒看過類似的，想必是為了解答很多法國人對中國<text:span text:style-name="T4">“</text:span>突然發跡<text:span text:style-name="T4">”</text:span>的疑惑，因為在長年欺瞞下，中國可是貧窮落後集大成者，怎麼變成有錢主兒了<text:span text:style-name="T4">?</text:span>所以這部片子的宗旨是承認中國古文明還是發達的。但是講中國商、周、秦，中國專家只對某些具體考古細節有解釋權，總體解釋權不是交由日本人就轉由法國人。給人最後的印象是你們雖然古文明不同凡響，但你們就像如今的埃及人或已經消失的瑪雅人一樣，對埃及和瑪雅古文明的研究、解釋還得靠我們西方人。這種獨斷中國人一般都看不到，因為很有技巧，然而卻是<text:span text:style-name="T4">“</text:span>獨<text:span text:style-name="T4">”</text:span>到根上、<text:span text:style-name="T4">“</text:span>霸<text:span text:style-name="T4">”</text:span>到極點的，西方的自由多由這類<text:span text:style-name="T4">“</text:span>獨與霸<text:span text:style-name="T4">”</text:span>掌控框架。獨斷解釋權，是西式獨裁非常巧妙的掩蔽所，此一保證核心權力的方法有點像以公共行為標準掩藏和保護私行為，民主形式和言論自由則類似公共行為規則，人人儘量遵守，但並不觸及核心權力，前者的寬容、開放、分享、透明、相對和理性絲毫不影響後者的狹隘、封閉、獨霸、隱匿、絕對和非理性。西人本性的這種極端兩重性幾乎完整地延伸到其體制內，也是我們與西方交手兩百年，始終被蒙在鼓裡的，以致看人把只據個體表面的公共行為視為全部，看社會也見外不見裡，甚至根本不知裡的存在。當然這種裡外雙層統治模式並不是哪裡都能行得通的，須有百姓自覺向強權解釋權靠攏的歷史傳統和社會基礎。<text:span text:style-name="T4"><text:s/><text:line-break/><text:line-break/></text:span>　　話說回來，那個被賦予解釋權大任的英國記者果然配合默契，馬上按<text:span text:style-name="T4">“</text:span>分裂程式<text:span text:style-name="T4">”</text:span>為紀錄片定好框架，還把自己的香港女友帶來從旁佐證。香港女人一露面見加拿大記者仍稱她中國人，頗為不悅地特意強調自己是香港人不是中國人。她大概不知道這正是西人眼裡自我意識薄弱的表現，人家張口閉口香港人是為了對中國下刀子，骨子裡不會把你看成中國人之外的人（九七拒給香港人英國護照就是明證）。蓄意營造香港人的集體優越感（相對於中國大陸），可是深藏禍心的，一如同樣在做的對臺灣人、藏人、蒙人（日本人投資的那部有關成吉思汗的電影獲奧斯卡最佳外語片提名是在謀略之內的，可不是搞什麼藝術，而且各個環節，哪怕是跨國的，都是配合好的）集體優越感的經營，西方各類<text:span text:style-name="T4">“</text:span>國際<text:span text:style-name="T4">”</text:span>傳媒及文化機構不惜人力物力正做著經久不息的接力。若不採取相應辦法阻止這場蓄謀已久、從未停息、不達目的不甘休的心理割據戰爭，敗是遲早的事。<text:span text:style-name="T4"><text:s/><text:line-break/><text:line-break/></text:span>　　為了讓自己的卑賤行為具有道德理由，這位香港女人開始比他的英國情人走得還遠地數落起大陸的不是，無非是食品<text:span text:style-name="T4">“</text:span>有毒<text:span text:style-name="T4">”</text:span>（特別強調香港的食品健康，好象香港的農副產品不是由大陸供應）、空氣<text:span text:style-name="T4">“</text:span>有毒<text:span text:style-name="T4">”</text:span>（好象大陸與香港不是連山帶水）、產品造假（忘了香港是一大源頭）之類已變成<text:span text:style-name="T4">“</text:span>副歌<text:span text:style-name="T4">”</text:span>的那檔子事。<text:span text:style-name="T4"><text:s/><text:line-break/><text:line-break/></text:span>　　越是深嵌中國人弱點的<text:span text:style-name="T4">“</text:span>精英<text:span text:style-name="T4">”</text:span>（自我意識弱），越是與審視物件（對內對外）拉不開距離，視野才如此狹窄，觀點也才如此激越。上述那個自以為已加入西人行列的香港女人，學<text:span text:style-name="T4">“</text:span>自我意識<text:span text:style-name="T4">”</text:span>也只學到踩踏自己人的水準，並未真正學到西人的自我意識，那種自我意識是以個體與群體的紐帶為思維軌道的，怎會在外人面前如此貶損自己人？<text:span text:style-name="T4"><text:s/><text:line-break/><text:line-break/></text:span>　　在這般暗地進攻下，自身強化自我意識與集體優越感就成了與軍事自衛同等重要的自衛和自強武器。兩個世紀的動盪和亂世（外部強權主導或旁引的外抑內耗），這個國家不但身體被抽空，精神也被吸食殆盡，一流思想家被邊緣化，上層建築變成三、四流模仿者的盛宴，加上資本化本身就是要打掉一個文明的精神龍頭，三十年計劃生育又造成優質人口銳減，致使智力弱化、精神萎糜。<text:span text:style-name="T4"><text:s/><text:line-break/><text:line-break/></text:span>　　傳統社會靠束縛個人欲望來建構社會群體，在私欲氾濫的現代社會若自我意識未被強化，則會出現社會混亂、物欲橫流的現象，讓本質無序的資本競爭社會顯得更加無序。中國社會就處在這個節骨眼上，傳統道德教化土崩瓦解，本來就弱的自我意識不但未被強化還隨著淪陷的傳統而流失了。沒有自我意識自律又道德淪喪的社會最可怕的還不是社會無序，而是上層建築缺乏自我意識，被自利本能吞沒，導致甄選機制倒轉，陷入惡性循環，高品質的人被淘汰，體制逐漸被無能鼠輩盤踞，責任、原則、戒律形同虛設，忠誠掃地，奸佞當道。<text:span text:style-name="T4"><text:s/><text:line-break/><text:line-break/></text:span>　　外部擠壓加內部蛀空，文明的解體步伐還將加快，當上層集體無意識進入民間潛意識層面，則無論審美權、道義權追回與否，皆無可挽救。</text:p>
      <text:p text:style-name="P1"><text:span text:style-name="T1">陳真</text:span><text:s/>  |  2019.01.21 20:49   |   <text:a xlink:type="simple" xlink:href="http://palinfo.habago.org/Entry?Command=Information_PrintForum&amp;iPage=39#FORUM37168"><text:span text:style-name="T2">#</text:span></text:a></text:p>
      <text:p text:style-name="P4">頭一次講柯文哲的好話，有點不習慣。不過，我主要想說的不是政治，而是閱讀能力。<text:span text:style-name="T4"><text:s/><text:line-break/><text:line-break/></text:span>為了迎合人們的閱讀能力，我常把文字寫成兩種版本，一種私藏，一種公諸於世。有些時候，甚至只能寫了放著自己看，根本不敢公開。<text:span text:style-name="T4"><text:s/><text:line-break/><text:line-break/></text:span>比方說，最近台灣發生幾件虐童案，黑心媒體例如蘋果日報，以頭版整個版面大肆炒作，極盡聳動造謠之能事。另一方面，台灣人有著一種<text:span text:style-name="T4"><text:s/>"</text:span>一窩蜂捏軟柿子<text:span text:style-name="T4">" </text:span>的所謂<text:span text:style-name="T4"><text:s/>"</text:span>正義<text:span text:style-name="T4">" </text:span>傾向：真正的殺人越貨魚肉鄉民之人與事<text:span text:style-name="T4"><text:s/>(</text:span>例如黑道治國或黑幫姦殺擄掠<text:span text:style-name="T4">)</text:span>，大家平常屁都不敢放一個，乖得跟龜孫子似的。但是，對於那些成為眾矢之的、宛若過街老鼠般的單一個人，卻非常喜歡落井下石，集體霸凌之，甚至動用私刑。如此狗熊，卻儼然英雄。<text:span text:style-name="T4"><text:s/><text:line-break/><text:line-break/></text:span>於是我對虐童案引經據典寫了點東西，本想以精神醫學及兒童人權的專家學者身份投書媒體，想想還是算了。原因之一就是我對人們的閱讀能力實在缺乏信心；或者說，我對自己的表達能力同樣也缺乏信心，我經常不認為我能夠跟人們普遍達成有效溝通，許多時候只是給自己惹來災禍，招來誤解。<text:span text:style-name="T4"><text:s/><text:line-break/><text:line-break/></text:span>閱讀能力主要來自語言上的理解力，但語言終究不僅僅是一種語法結構上的內在呈現，它更反映了一種<text:span text:style-name="T4"><text:s/>"</text:span>世界觀<text:span text:style-name="T4">"</text:span>，也就是說它反映了一種<text:span text:style-name="T4"><text:s/>"</text:span>生活<text:span text:style-name="T4">"</text:span>。我一直懷疑人工智慧<text:span text:style-name="T4"><text:s/>(AI) </text:span>對於語言的掌握能力，因為語言畢竟不是一種可以有效運算化的東西。我甚至也常對自己駕馭語言的能力感到極度挫折。某個意義上來講，語言似乎先於生命。早在萬物初始之際，語言早已存在，就如同算數系統一樣，就算世上空無一物，演算機制依舊存在。語言，就像承載生命的原鄉。<text:span text:style-name="T4"><text:s/><text:line-break/><text:line-break/></text:span>柯文哲最近講到台灣之一廂情願親美時，講了個有名的笑話，話說有個搶匪被逮，法官很納悶，問他說：<text:span text:style-name="T4">"</text:span>你怎麼敢搶銀行呢？你沒看到旁邊站著一堆警察嗎？<text:span text:style-name="T4">" </text:span>搶匪搖搖頭說：<text:span text:style-name="T4">"</text:span>我只看到錢而已。<text:span text:style-name="T4">" <text:line-break/><text:line-break/></text:span>這笑話就只是個笑話，嘲笑人們做事可別一廂情願，可別只想著某種好處，卻完全不考慮全盤利害得失。<text:span text:style-name="T4"><text:s/><text:line-break/><text:line-break/></text:span>這個笑話，用在任何一種情境或主張上都能說得通。我若對著一心親中的人說起這個笑話，不也一樣言之成理？畢竟它只是要告訴我們：不管做什麼事，可別傻到<text:span text:style-name="T4"><text:s/>"</text:span>只看到錢而已<text:span text:style-name="T4">"</text:span>。你想搶銀行很好啊，但總得先看看有沒有警察在場或如何制伏警察吧。<text:span text:style-name="T4"><text:s/><text:line-break/><text:line-break/></text:span>但是，不令人意外的是，柯文哲講完這個隱喻，親綠人士們馬上抓狂，腦殘程度真是讓人很無奈。比方說，一位政大的教授徐世榮，馬上跳出來怒罵說：<text:span text:style-name="T4"><text:s/><text:line-break/><text:line-break/></text:span>「台灣努力辛苦維持自己的生活方式，在柯文哲口中竟然變成了搶匪！試問，我們搶了別人什麼東西？而一旁不斷霸凌打壓我們的中國竟然變成了警察？這是什麼比什麼？怎麼會這麼荒謬呢？」<text:span text:style-name="T4"><text:s/><text:line-break/><text:line-break/></text:span>對於這位教授這樣一種理解能力，我真是很無言。<text:span text:style-name="T4"><text:s/><text:line-break/><text:line-break/></text:span>二十年來，做為一個<text:span text:style-name="T4"><text:s/>"</text:span>人工智能哲學<text:span text:style-name="T4">" (Philosophy of AI) </text:span>的研究者，我雖然對<text:span text:style-name="T4"><text:s/>AI </text:span>的終極能力始終不太看好，但我相信，<text:span text:style-name="T4">AI </text:span>在某些智能表現上<text:span text:style-name="T4">(</text:span>包括閱讀能力<text:span text:style-name="T4">)</text:span>要取代一大部份人，應該是一點困難都沒有。</text:p>
      <text:p text:style-name="P1"><text:span text:style-name="T1">陳真</text:span><text:s/>  |  2019.01.21 00:11   |   <text:a xlink:type="simple" xlink:href="http://palinfo.habago.org/Entry?Command=Information_PrintForum&amp;iPage=39#FORUM37167"><text:span text:style-name="T2">#</text:span></text:a></text:p>
      <text:p text:style-name="P3">夜宿育幼院<text:span text:style-name="T4"><text:s/></text:span>韓國瑜聽到這句話落淚了<text:span text:style-name="T4"><text:s/><text:line-break/><text:line-break/></text:span>三立新聞網<text:span text:style-name="T4"><text:s/>setn.com <text:line-break/><text:line-break/>2019</text:span>年<text:span text:style-name="T4">1</text:span>月<text:span text:style-name="T4">20</text:span>日<text:span text:style-name="T4"><text:s/><text:line-break/><text:line-break/></text:span>政治中心／綜合報導<text:span text:style-name="T4"><text:s/><text:line-break/><text:line-break/></text:span>高雄市長韓國瑜落實政見每月一夜宿，因近來虐童案頻傳，為關懷弱勢機構及偏遠地區孩童，繼就職當晚夜宿果菜市場後，昨（<text:span text:style-name="T4">19</text:span>）日晚夜宿大寮永安育幼院，當晚在與院童座談時，韓國瑜問院童最想要什麼？其中一名在育幼院住了<text:span text:style-name="T4">10</text:span>年的<text:span text:style-name="T4">17</text:span>歲女孩說，「最想要有個家。」讓韓國瑜聽了很不捨立刻上前給女孩一個大擁抱，還忍不住的掉下淚來。</text:p>
      <text:p text:style-name="P1"><text:span text:style-name="T1">陳真</text:span><text:s/>  |  2019.01.16 11:22   |   <text:a xlink:type="simple" xlink:href="http://palinfo.habago.org/Entry?Command=Information_PrintForum&amp;iPage=39#FORUM37166"><text:span text:style-name="T2">#</text:span></text:a></text:p>
      <text:p text:style-name="P4">范光棣曾提起他寫文章，可能是文中表達了對祖國的某種好感吧，馬上招來一堆民進黨支持者的瘋狂謾罵與攻擊。范老師說，就像納粹！我說人渣黨屬性就是如此。不過，范老師說，<text:span text:style-name="T4">"</text:span>不用理會這些人，老天爺遲早會收拾他們<text:span text:style-name="T4">"</text:span>。<text:span text:style-name="T4"><text:s/><text:line-break/><text:line-break/></text:span>我知道范光棣喜歡老子，我能明白他講這話的意思。不過，我若把這句話換成另一個意思來說，我倒覺得老天爺遲早會收拾的是我們，而不是他們；善惡有報，向來如此。<text:span text:style-name="T4"><text:s/><text:line-break/><text:line-break/></text:span>我這話乍聽矛盾，倘若善惡有報，怎麼會是我們被收拾呢？對此我不想多說了，畢竟思想上的事，說起來乏味而蒼白。我對美或美學只學到一件事，那就是美就是美的自身，美或善的自身就是回報。回報必然來自內在，倘若外來，便無價值。<text:span text:style-name="T4"><text:s/><text:line-break/><text:line-break/></text:span>最近看了柏格曼的記錄片<text:span text:style-name="T4"><text:s/>(MOD</text:span>上有演<text:span text:style-name="T4">)</text:span>，非常感動：<text:span text:style-name="T4"><text:s/><text:line-break/><text:line-break/>https://www.jointmovies.com/movie/331 <text:line-break/><text:line-break/></text:span>我知道我被什麼感動，但不想說，不能說，也不必說了。<text:span text:style-name="T4"><text:s/><text:line-break/><text:line-break/></text:span>每一個人生階段，我總以為自己已經懂了生命，懂了生活，後來發現，原來過去的我，什麼也不懂；當我以為略懂一、二時，一切卻已太遲。<text:span text:style-name="T4"><text:s/><text:line-break/><text:line-break/></text:span>我讀過許多書，經歷過許多表面輝煌的事，到頭來才發現，原來那些無從訴說、無法訴說、不應訴說的生活小事，才是生命所在，其它全屬皮毛。<text:span text:style-name="T4"><text:s/><text:line-break/><text:line-break/></text:span>這兩天想起李敖，找出他寫的一首歌詞來聽：<text:span text:style-name="T4"><text:s/><text:line-break/><text:line-break/>https://www.youtube.com/watch?v=qtmUg9uFOZM <text:line-break/><text:line-break/></text:span>還聽了另一首：<text:span text:style-name="T4"><text:s/><text:line-break/><text:line-break/>https://www.youtube.com/watch?v=Psk4Zf37aHs <text:line-break/><text:line-break/></text:span>唱一段思想起<text:span text:style-name="T4"><text:s/></text:span>唱一段唐山謠<text:span text:style-name="T4"><text:s/><text:line-break/></text:span>走不盡的坎坷路<text:span text:style-name="T4"><text:s/></text:span>恰如祖先的步履<text:span text:style-name="T4"><text:s/><text:line-break/></text:span>抱一支老月琴<text:span text:style-name="T4"><text:s/></text:span>三兩聲不成調<text:span text:style-name="T4"><text:s/><text:line-break/></text:span>老歌手琴音猶在<text:span text:style-name="T4"><text:s/><text:line-break/></text:span>獨不見恆春的傳奇<text:span text:style-name="T4"><text:s/><text:line-break/></text:span>落山風向海洋<text:span text:style-name="T4"><text:s/></text:span>感傷會消逝<text:span text:style-name="T4"><text:s/><text:line-break/></text:span>接續你的休止符<text:span text:style-name="T4"><text:s/></text:span>再唱一段唐山謠<text:span text:style-name="T4"><text:s/><text:line-break/></text:span>再唱一段思想起<text:span text:style-name="T4"><text:s/><text:line-break/><text:line-break/></text:span>這些歌，屬於我的一個單純年代，已然遠逝。我明白我父母也有屬於他們的一段歲月，同樣也已消失，只留下片語隻字，斷簡殘篇。於是我才似乎明白，他們過去是這樣活著的，要是我可以早一點知道，也許人生會整個不一樣。</text:p>
      <text:p text:style-name="P1"><text:span text:style-name="T1">陳真</text:span><text:s/>  |  2019.01.15 20:35   |   <text:a xlink:type="simple" xlink:href="http://palinfo.habago.org/Entry?Command=Information_PrintForum&amp;iPage=39#FORUM37165"><text:span text:style-name="T2">#</text:span></text:a></text:p>
      <text:p text:style-name="P3"><text:span text:style-name="T4">(</text:span>續前<text:span text:style-name="T4">) <text:line-break/><text:line-break/>1995</text:span>年，<text:span text:style-name="T4">Emir Kusturica </text:span>在拍完<text:span text:style-name="T4"><text:s/>"</text:span>地下社會<text:span text:style-name="T4">" </text:span>後，在法國一本電影刊物上發表了一篇聲明說，他將放棄電影，從此不再拍片。<text:span text:style-name="T4">Kusturica</text:span>之所以悲憤地發佈此一聲明是因為，他反美，反對美國發動南斯拉夫一系列戰爭的政治態度，招惹西方親美文人走狗們與西方主流媒體的群起攻擊，並指控<text:span text:style-name="T4"><text:s/>"</text:span>地下社會<text:span text:style-name="T4">" </text:span>含有反對國家分裂的<text:span text:style-name="T4"><text:s/>"</text:span>大南斯拉夫主義<text:span text:style-name="T4">" </text:span>的思想<text:span text:style-name="T4"><text:s/>"</text:span>毒素<text:span text:style-name="T4">"</text:span>。當時最主要、最惡劣的親美走狗之一就是這位法國名嘴<text:span text:style-name="T4"><text:s/>Bernard-Hénri Levy</text:span>。<text:span text:style-name="T4"><text:s/><text:line-break/><text:line-break/></text:span>那一年，我就寫了一封英文信，和幾位朋友一起簽名，寄到法國那本電影雜誌，請他們轉交給<text:span text:style-name="T4">Kusturica</text:span>。信裏我說，他的電影之於我們，無非就像一種陽光，但願陽光持續普照，可別停止拍片哦。<text:span text:style-name="T4"><text:s/><text:line-break/><text:line-break/></text:span>我之所以寫那封信，純粹是因為電影，而非政治。我那時仍然懵懂無知，不明白這樣一部電影為何會在西方引起軒然大波，更不明白美國和南斯拉夫內戰的關係。<text:span text:style-name="T4"><text:s/><text:line-break/><text:line-break/></text:span>兩年後，來到英國求學。也許是因為人在西方，資訊變多，我很快就明白了這一切戰爭是如何被美國與北約等西方國家所刻意挑起，藉以入侵，藉以分裂，藉以排擠與消滅敵對勢力與反美聲音。而一般人，一般平民百姓與老弱婦孺的生命，竟然就像螻蟻那樣被任意屠殺與滅絕。<text:span text:style-name="T4"><text:s/><text:line-break/><text:line-break/></text:span>更醜陋齷齪的是，美國等戰爭發動者所打出的旗號，竟然是<text:span text:style-name="T4"><text:s/>"</text:span>捍衛民主自由與人權<text:span text:style-name="T4">"</text:span>。<text:span text:style-name="T4">1999 </text:span>年<text:span text:style-name="T4">3</text:span>月，美國和北約在這樣一種冠冕堂皇的口號下，發動戰爭，那是我第一次因為反戰走上街頭，並定期參與劍橋當地的站樁，直到今天。<text:span text:style-name="T4"><text:s/><text:line-break/><text:line-break/></text:span>在巴爾幹半島的戰亂血腥中，我更領教到西方國家如何透過主流媒體醜化異己，把對方妖魔化，刻意挑起事端，擴大動亂，然後入侵<text:span text:style-name="T4"><text:s/>"</text:span>拯救<text:span text:style-name="T4">"</text:span>，到處姦殺擄掠，以便<text:span text:style-name="T4"><text:s/>"</text:span>捍衛民主自由與人權<text:span text:style-name="T4">"</text:span>。<text:span text:style-name="T4"><text:s/><text:line-break/><text:line-break/></text:span>同樣的手法不斷上演，打著所謂<text:span text:style-name="T4"><text:s/>"</text:span>捍衛民主自由與人權<text:span text:style-name="T4">" </text:span>的旗號，發動一次又一次極其恐怖血腥齷齪的侵略與屠殺，從阿富汗到伊拉克，從利比亞到敘利亞<text:span text:style-name="T4">...</text:span>許多國家在美帝的血腥鐵蹄下，千萬條人命成為戰火亡魂，數千萬人淪為難民，喪失家園，過著完全非人的生活。<text:span text:style-name="T4"><text:s/><text:line-break/><text:line-break/></text:span>我常舉個例，<text:span text:style-name="T4">2003</text:span>年，在美國發動侵略戰爭，地面入侵與佔領伊拉克之前的大約半年左右，全部美國人之中，僅僅只有微乎其微的人<text:span text:style-name="T4"><text:s/>(</text:span>甚至連<text:span text:style-name="T4">3%</text:span>都不到<text:span text:style-name="T4">) </text:span>認為海珊掌政下、百姓生活蒸蒸日上的伊拉克是個對於世界和平的威脅。<text:span text:style-name="T4"><text:s/><text:line-break/><text:line-break/></text:span>但是，當布希決定侵略伊拉克時，整個西方媒體及親美文人走狗們開始像瘋了一樣，大肆妖魔化曾經被美國稱讚為<text:span text:style-name="T4"><text:s/>"</text:span>民主自由鬥士<text:span text:style-name="T4">" </text:span>的海珊<text:span text:style-name="T4"><text:s/>(</text:span>一如蔣介石被美國稱讚為<text:span text:style-name="T4"><text:s/>"</text:span>世界民主的燈塔<text:span text:style-name="T4">")</text:span>，說海珊如何箝制言論自由，如何迫害反對者云云，動不動就公佈一些什麼侵害人權的<text:span text:style-name="T4">"</text:span>證據<text:span text:style-name="T4">"</text:span>。<text:span text:style-name="T4"><text:s/><text:line-break/><text:line-break/></text:span>接著，美國和英國政府更是開始進一步造謠，說海珊已經擁有核子武器和生化武器，必須消滅之，否則海珊在<text:span text:style-name="T4">"45</text:span>分鐘內就能摧毀世界<text:span text:style-name="T4">" </text:span>云云。<text:span text:style-name="T4"><text:s/><text:line-break/><text:line-break/></text:span>有個機構曾經統計，伊拉克戰爭前後，英美對於海珊和伊拉克有將近一千個指控或陳述，竟然全數是謊言，完全子虛烏有，憑空造假。在這樣一種鋪天蓋地的所謂<text:span text:style-name="T4"><text:s/>"</text:span>捍衛民主自由與人權<text:span text:style-name="T4">" </text:span>的洗腦下，原本僅有寥寥無幾的美國人認為海珊是世界和平的威脅，竟然在短短幾個月內變成八成以上的美國人都相信海珊是個即將要毀滅世界的惡魔。<text:span text:style-name="T4"><text:s/><text:line-break/><text:line-break/>16</text:span>年過去了，美軍殺害了數百萬伊拉克人；死者之中，至少有一百萬名兒童。而被美國<text:span text:style-name="T4"><text:s/>"</text:span>拯救<text:span text:style-name="T4">" </text:span>的伊拉克，從此淪為人間煉獄，直到今天。而美國則據地為王，任意姦殺擄掠，搶奪一切資源與伊拉克人民的財產，培植傀儡政權。<text:span text:style-name="T4"><text:s/><text:line-break/><text:line-break/></text:span>黨外時代我反蔣，而且是除李敖之外極少數敢公開具名寫文章批評蔣家的人。但我對於蔣經國乃至更為獨裁的蔣介石，其實依然還保有著某種敬意。原因無它，原因就是他們之種種惡行，終究不是為了圖謀個人私利，而是時代悲劇使然。更重要的是，他們雖然依附美國，卻不是當美國人的狗。這跟當今之藍綠政客<text:span text:style-name="T4"><text:s/>(</text:span>特別是人渣黨<text:span text:style-name="T4">) </text:span>之爭先恐後當狗，根本不能相提並論。<text:span text:style-name="T4"><text:s/><text:line-break/><text:line-break/></text:span>兩三年前，一些解密檔案與蔣介石日記公諸於世，指出美國一再<text:span text:style-name="T4">(</text:span>前後三次<text:span text:style-name="T4">) </text:span>鼓吹蔣介石對大陸投下原子彈，美軍願意提供原子彈好讓中國人彼此之間去自相殘殺。蔣介石說，這等民族罪人的名號，他擔不起。<text:span text:style-name="T4"><text:s/><text:line-break/><text:line-break/></text:span>我想說的是，政治現實中，親這個親那個，許多時候也許很難避免；就算反美的金大中上台，也得跟美國維持某種好關係，而不是對著幹。但是，為了謀求一己私利與權位，爭相充當漢奸台奸給美國人當狗，並以當狗為榮，毫無尺度與基本廉恥地拼命傷害自己對岸的同胞，甚至把同胞給妖魔化，鼓吹仇中反華，洗腦下一代仇視鄙視<text:span text:style-name="T4"><text:s/>"</text:span>中國人<text:span text:style-name="T4">"</text:span>，污名化自己身上的血液，醜化與羞辱自己的祖先，並且為了一己之私，不惜讓兩岸同胞陷於戰火，這樣一種卑劣齷齪喪心病狂的行徑，老實說，槍斃一百次都不為過。<text:span text:style-name="T4"><text:s/></text:span></text:p>
      <text:p text:style-name="P1"><text:span text:style-name="T1">李念淨</text:span><text:s/>  |  2019.01.15 12:59   |   <text:a xlink:type="simple" xlink:href="http://palinfo.habago.org/Entry?Command=Information_PrintForum&amp;iPage=39#FORUM37164"><text:span text:style-name="T2">#</text:span></text:a></text:p>
      <text:p text:style-name="P4">管中閔違法兼職　監察院<text:span text:style-name="T4">7</text:span>：４通過彈劾<text:span text:style-name="T4"><text:s/><text:line-break/><text:line-break/></text:span>建立時間：<text:span text:style-name="T4">2019/01/15 12:50 <text:line-break/><text:line-break/></text:span>台大校長管中閔已在上周上任，不過，對於他過去擔任學校主管及政府部門任職時在外兼職違法事宜，監察院今天召開管中閔兼職的彈劾審查，結果是通過予以彈劾。監院下午會舉行記者會對外說明。（政治中心<text:span text:style-name="T4">/</text:span>台北報導）<text:span text:style-name="T4"><text:s/><text:line-break/><text:line-break/></text:span>果然不會如此<text:span text:style-name="T4">“</text:span>輕易就範<text:span text:style-name="T4">”</text:span>？？</text:p>
      <text:p text:style-name="P1"><text:span text:style-name="T1">陳真</text:span><text:s/>  |  2019.01.12 23:45   |   <text:a xlink:type="simple" xlink:href="http://palinfo.habago.org/Entry?Command=Information_PrintForum&amp;iPage=39#FORUM37163"><text:span text:style-name="T2">#</text:span></text:a></text:p>
      <text:p text:style-name="P3"><text:span text:style-name="T4">(</text:span>續前<text:span text:style-name="T4">) <text:line-break/><text:line-break/></text:span>忘了補上這一段：<text:span text:style-name="T4"><text:s/><text:line-break/><text:line-break/></text:span>這個<text:span text:style-name="T4">CIA</text:span>的附隨組織，什麼<text:span text:style-name="T4"><text:s/>"</text:span>國際民主復興聯盟<text:span text:style-name="T4">" </text:span>的創會者有老也有少，除了香港的<text:span text:style-name="T4"><text:s/>"</text:span>大腸花學運<text:span text:style-name="T4">" </text:span>主角羅冠聰之外，還有個據說是法國非常有名的名嘴，叫做<text:span text:style-name="T4"><text:s/>Bernard-Hénri Levy</text:span>。媒體說他是個哲學家，但我不知道他是哪門子哲學家，倒是很像台灣的親綠學者那一類型的人，常搞聯署、開記者，永遠都是站在西方主流那一邊，老是在<text:span text:style-name="T4"><text:s/>"</text:span>捍衛民主自由<text:span text:style-name="T4">"</text:span>、<text:span text:style-name="T4">"</text:span>對抗專制獨裁<text:span text:style-name="T4">" </text:span>及<text:span text:style-name="T4"><text:s/>"</text:span>打擊恐怖份子；似乎只要是美國發動的侵略戰爭或什麼反恐戰爭，他始終是熱烈支持者。<text:span text:style-name="T4"><text:s/><text:line-break/><text:line-break/></text:span>西方主流媒體還稱讚他是法國當代最有名的<text:span text:style-name="T4"><text:s/>"</text:span>知識份子<text:span text:style-name="T4">"</text:span>。但我之所以聽過這個混蛋的名字純粹是因為：<text:span text:style-name="T4">1995</text:span>年，<text:span text:style-name="T4">Emir Kusturica </text:span>拍了<text:span text:style-name="T4"><text:s/>"</text:span>地下社會<text:span text:style-name="T4">" (Underground)</text:span>，在坎城影展得到金棕櫚獎，再加上<text:span text:style-name="T4">Kusturica</text:span>個人公開強烈反對美國和北約組織<text:span text:style-name="T4"><text:s/>(NATO) </text:span>發動、挑起一系列南斯拉夫內戰，並反對南斯拉夫分裂，這個名嘴於是就對<text:span text:style-name="T4"><text:s/>Kusturica </text:span>發起各種批鬥。總之，此人沒啥好談，套句<text:span text:style-name="T4">Kusturica</text:span>對他的評價，就是一個不值得議論的<text:span text:style-name="T4"><text:s/>"</text:span>人渣<text:span text:style-name="T4">"</text:span>。</text:p>
      <text:p text:style-name="P6"/>
      <text:p text:style-name="P1"><text:span text:style-name="T1">陳真</text:span><text:s/>  |  2019.01.12 16:41   |   <text:a xlink:type="simple" xlink:href="http://palinfo.habago.org/Entry?Command=Information_PrintForum&amp;iPage=40#FORUM37162"><text:span text:style-name="T2">#</text:span></text:a></text:p>
      <text:p text:style-name="P3"><text:span text:style-name="T4">(</text:span>再續<text:span text:style-name="T4">) <text:line-break/><text:line-break/></text:span>除了八百多位女醫生力挺蔡英文之<text:span text:style-name="T4"><text:s/>"</text:span>反中國併吞<text:span text:style-name="T4">" </text:span>與<text:span text:style-name="T4"><text:s/>"</text:span>捍衛民主自由<text:span text:style-name="T4">" </text:span>的連署書，台灣媒體最近也在熱炒所謂<text:span text:style-name="T4">44</text:span>名國際<text:span text:style-name="T4"><text:s/>"</text:span>知名學者<text:span text:style-name="T4">" </text:span>連署發表的<text:span text:style-name="T4"><text:s/>"</text:span>給台灣人的一封公開信<text:span text:style-name="T4">"</text:span>。該信分別以中、英文發表，投書在<text:span text:style-name="T4"><text:s/>"</text:span>自由時報<text:span text:style-name="T4">" </text:span>上，開頭就寫著：<text:span text:style-name="T4">"</text:span>享有民主的台灣人民加油！<text:span text:style-name="T4">"</text:span>，大力歌頌蔡英文<text:span text:style-name="T4"><text:s/>"</text:span>穩健的領導能力<text:span text:style-name="T4">"</text:span>，讚美她<text:span text:style-name="T4"><text:s/>"</text:span>性格沉穩、知識淵博<text:span text:style-name="T4">"</text:span>，是最棒的領導人，並表彰她<text:span text:style-name="T4"><text:s/>"</text:span>大大提昇了台灣的國際地位與國際能見度<text:span text:style-name="T4">"</text:span>，並對她<text:span text:style-name="T4"><text:s/>"</text:span>堅定維護台灣的民主自由<text:span text:style-name="T4">" </text:span>的意志感到欽佩。<text:span text:style-name="T4"><text:s/><text:line-break/><text:line-break/></text:span>公開信同時也讚揚台灣人<text:span text:style-name="T4"><text:s/>"</text:span>抗拒中國威脅，勇於捍衛民主自由的堅持<text:span text:style-name="T4">"</text:span>，譴責中國<text:span text:style-name="T4"><text:s/>"</text:span>違反聯合國憲章的侵略行為<text:span text:style-name="T4">"</text:span>，譴責中國的<text:span text:style-name="T4"><text:s/>"</text:span>謠言滲透與顛覆伎倆<text:span text:style-name="T4">"</text:span>，<text:span text:style-name="T4">"</text:span>不擇手段企圖分裂台灣社會的團結<text:span text:style-name="T4">"</text:span>，企圖<text:span text:style-name="T4"><text:s/>"</text:span>製造台灣社會的混亂<text:span text:style-name="T4">" </text:span>以破壞台灣<text:span text:style-name="T4">2300</text:span>萬人享受民主自由的成果；並<text:span text:style-name="T4"><text:s/>"</text:span>鼓勵<text:span text:style-name="T4">" </text:span>台灣人務必繼續抵抗，但也示警台灣人在維護民主自由的同時，千萬別讓民主自由被人給利用來分化成不同黨派，傷害了台灣社會的一致團結抵抗中國，否則將給中國提供對台動武的藉口。信末並呼籲台灣人務必體認到這是台灣<text:span text:style-name="T4"><text:s/>"</text:span>前所未見<text:span text:style-name="T4">" </text:span>事關生死存亡的<text:span text:style-name="T4"><text:s/>"</text:span>十字路口<text:span text:style-name="T4">" </text:span>與<text:span text:style-name="T4"><text:s/>"</text:span>關鍵時刻<text:span text:style-name="T4">"</text:span>，務必體認到一致團結捍衛民主自由的急迫性，務必繼續支持蔡英文這樣一種民主領袖特質，台灣人方能<text:span text:style-name="T4"><text:s/>"</text:span>渡過風浪，航向光明與安全的未來<text:span text:style-name="T4">"</text:span>。<text:span text:style-name="T4"><text:s/><text:line-break/><text:line-break/></text:span>台灣媒體及人渣黨像中了樂透頭獎那樣，為此一公開信歡欣鼓舞，大肆宣揚，說我們堅守民主贏得了舉世的尊敬哦，民主不孤單哦。人渣黨及所謂<text:span text:style-name="T4"><text:s/>"</text:span>總統府<text:span text:style-name="T4">" </text:span>還為此發表感謝。台灣媒體並以大幅標題報導說：習近平的威脅，讓台灣人<text:span text:style-name="T4"><text:s/>"</text:span>在短短一個星期內，增加許多國際新友人<text:span text:style-name="T4">"</text:span>。<text:span text:style-name="T4"><text:s/><text:line-break/><text:line-break/></text:span>整封公開信鬼話連篇。這類鬼話從小聽到大，如雷灌耳，耳熟能詳，我常因此感到很納悶，為何不把句子稍微修改一下呢？每次總是照抄一遍這樣好嗎？讓我更感到納悶的是，這些人究竟是把台灣人當白癡還是當成三歲小孩？事實上，這些<text:span text:style-name="T4"><text:s/>"</text:span>國際友人<text:span text:style-name="T4">" </text:span>始終是原班人馬，反覆不斷由美國情治單位領銜演出的一種政治鬥爭。<text:span text:style-name="T4"><text:s/><text:line-break/><text:line-break/></text:span>至於這<text:span text:style-name="T4">44</text:span>位所謂<text:span text:style-name="T4"><text:s/>"</text:span>來自全球各地<text:span text:style-name="T4">" </text:span>的<text:span text:style-name="T4"><text:s/>"</text:span>國際知名學者<text:span text:style-name="T4">"</text:span>，一點也不知名，更不用說什麼<text:span text:style-name="T4"><text:s/>"</text:span>全球<text:span text:style-name="T4">" </text:span>或<text:span text:style-name="T4"><text:s/>"</text:span>國際<text:span text:style-name="T4">" </text:span>了，幾乎都是美國人。其中八成我倒是略知一二，不過跟學術扯不上絲毫關係。他們之所以<text:span text:style-name="T4"><text:s/>"</text:span>知名<text:span text:style-name="T4">" </text:span>不在於學術，而是在於<text:span text:style-name="T4"><text:s/>"</text:span>反中<text:span text:style-name="T4">"</text:span>；長年以來，全是人渣黨的<text:span text:style-name="T4"><text:s/>"</text:span>自己人<text:span text:style-name="T4">"</text:span>，而不是什麼<text:span text:style-name="T4"><text:s/>"</text:span>國際新友人<text:span text:style-name="T4">"</text:span>，何必這樣裝神弄鬼呢？長年以來不斷領銜演出，口口聲聲民主自由，但其所關切者，卻始終是鼓吹台獨與仇中反華，而不是什麼民主自由。<text:span text:style-name="T4"><text:s/><text:line-break/><text:line-break/></text:span>我就舉其中幾個人來說說：<text:span text:style-name="T4"><text:s/><text:line-break/><text:line-break/></text:span>首先，前美國在台協會台北辦事處處長司徒文（<text:span text:style-name="T4">William Stanton</text:span>）與楊甦棣（<text:span text:style-name="T4">Stephen Young</text:span>）及譚慎格<text:span text:style-name="T4"><text:s/>(John Tkacik) </text:span>這三位負責鼓吹台獨的美國駐台特務就不用說了吧。另外，還有一個叫<text:span text:style-name="T4"><text:s/>Thomas G. Hughes</text:span>，是前美國參議員<text:span text:style-name="T4"><text:s/>Claiborne Pell </text:span>的幕僚長，跟海外台獨組織例如<text:span text:style-name="T4"><text:s/>FAPA </text:span>關係密切。像這樣一些長年負責對台執行<text:span text:style-name="T4"><text:s/>"</text:span>假台獨真殖民<text:span text:style-name="T4">" </text:span>政策的美國特首們，也能算是<text:span text:style-name="T4"><text:s/>"</text:span>愛好民主自由<text:span text:style-name="T4">" </text:span>的<text:span text:style-name="T4"><text:s/>"</text:span>國際友人<text:span text:style-name="T4">" </text:span>嗎？<text:span text:style-name="T4"><text:s/><text:line-break/><text:line-break/></text:span>再比方說，<text:span text:style-name="T4">June Teufel Dreyer</text:span>，中文名字叫金德芳，是美國國會之<text:span text:style-name="T4"><text:s/>"</text:span>中美安全經濟與安全審議會<text:span text:style-name="T4">" (U.S.-CHINA ECONOMIC and SECURITY REVIEW COMMISSION</text:span>，簡稱<text:span text:style-name="T4"><text:s/>USCC) </text:span>委員，她<text:span text:style-name="T4"><text:s/>"</text:span>關心<text:span text:style-name="T4">" </text:span>台灣的民主自由是怎麼個關心法呢？比方說，阿扁當年涉及數十億金額的一大堆貪污案件一一被揭發之時，金德芳馬上就和其他二十多名同樣<text:span text:style-name="T4"><text:s/>"</text:span>愛好民主自由<text:span text:style-name="T4">" </text:span>的<text:span text:style-name="T4"><text:s/>"</text:span>國際學者專家<text:span text:style-name="T4">" </text:span>跳出來，也是寫了一封公開信，痛批馬英九政府濫用司法對付民進黨，傷害民進黨人的人權云云，並且還高喊司法不公、阿扁無罪。種種言論之荒唐，恐怕比人渣黨還離譜。<text:span text:style-name="T4"><text:s/><text:line-break/><text:line-break/></text:span>金德芳和其他二十多位<text:span text:style-name="T4"><text:s/>"</text:span>國際民主友人<text:span text:style-name="T4">"</text:span>，在該公開信中還胡扯痛批馬英九<text:span text:style-name="T4"><text:s/>"</text:span>限制台灣人集會遊行的公民自由<text:span text:style-name="T4">"</text:span>，並譴責馬英九為了討好中共，企圖限制民主基金會<text:span text:style-name="T4"><text:s/>(</text:span>美國<text:span text:style-name="T4">CIA</text:span>所成立的顛覆他國組織<text:span text:style-name="T4">) </text:span>的在台運作，企圖傷害民主自由。金德芳並感嘆，她在美國國會和美國國防部的同事們，都很擔心台灣的民主自由將會受到中國及馬英九的傷害。<text:span text:style-name="T4"><text:s/><text:line-break/><text:line-break/></text:span>你知道嗎？聲援阿扁及人渣黨當年諸多貪腐案件的這二十幾位<text:span text:style-name="T4"><text:s/>"</text:span>愛好民主自由<text:span text:style-name="T4">" </text:span>的<text:span text:style-name="T4"><text:s/>"</text:span>國際友人<text:span text:style-name="T4">"</text:span>，其中居然有十多位和這幾天的這封<text:span text:style-name="T4"><text:s/>"</text:span>給台灣人的一封公開信<text:span text:style-name="T4">" </text:span>的連署人是重疊的。阿扁的貪污案子之後沒幾年，大約是<text:span text:style-name="T4">2011</text:span>年，大貪官李登輝因為國安密帳被起訴，這群<text:span text:style-name="T4"><text:s/>"</text:span>愛好民主自由<text:span text:style-name="T4">" </text:span>的<text:span text:style-name="T4"><text:s/>"</text:span>國際友人<text:span text:style-name="T4">" </text:span>居然又跳出來寫公開信強力聲援，信件標題竟然自稱是<text:span text:style-name="T4"><text:s/>"</text:span>一群美國知名學者<text:span text:style-name="T4">" (</text:span>台灣人吃這一套<text:span text:style-name="T4">)</text:span>，痛批司法不公，痛批馬英九以司法鬥爭被他們尊稱為<text:span text:style-name="T4"><text:s/>"</text:span>台灣民主之父<text:span text:style-name="T4">" </text:span>的李登輝。<text:span text:style-name="T4"><text:s/><text:line-break/><text:line-break/></text:span>我剛剛查了一下這份聲援李登輝、拯救台灣民主自由與法治的公開信連署名單，竟然又是同樣的老面孔，翻來覆去基本上就是同樣的一些人。這些人，長年以來<text:span text:style-name="T4"><text:s/>"</text:span>關心<text:span text:style-name="T4">" </text:span>台灣，但他們關心的是台灣有沒有購買美國軍購，有沒有繼續仇中反華，有沒有繼續高唱台獨。<text:span text:style-name="T4"><text:s/><text:line-break/><text:line-break/></text:span>再舉個例，最近這封<text:span text:style-name="T4"><text:s/>"</text:span>給台灣人的一封公開信<text:span text:style-name="T4">" </text:span>的連署人之中，還有一位叫<text:span text:style-name="T4"><text:s/>Joseph Bosco</text:span>，是前美國國防部長辦公室中國事務主任，也是個軍購鼓吹者，兩個月前還建議川普應廢除<text:span text:style-name="T4"><text:s/>"</text:span>傷害美國利益甚鉅<text:span text:style-name="T4">" </text:span>的《八一七公報》，因為公報中有一段條文是<text:span text:style-name="T4"><text:s/>"</text:span>美國應逐步減少對台灣的武器出售<text:span text:style-name="T4">"</text:span>。<text:span text:style-name="T4"><text:s/><text:line-break/><text:line-break/>"</text:span>給台灣人的一封公開信<text:span text:style-name="T4">" </text:span>連署人之中，更可怕的應該是這一位，叫做<text:span text:style-name="T4"><text:s/>Carl Ford</text:span>，美國情治單位大老，當了美國<text:span text:style-name="T4">CIA</text:span>及相關特務組織主管四十多年，從越戰到<text:span text:style-name="T4">1991</text:span>年波斯灣戰爭，一直到<text:span text:style-name="T4">2003</text:span>年美軍入侵並佔領伊拉克至今，各種侵略戰爭，他都是主要策畫者之一，深受布希和錢尼賞識，長年掌握情治大權。<text:span text:style-name="T4"><text:s/><text:line-break/><text:line-break/></text:span>著名媒體人<text:span text:style-name="T4"><text:s/>John Pilger</text:span>，有一篇文章提到說，美國之所以入侵伊拉克並不是因為擔心海珊擁有生化武器或核武器，而是因為美國<text:span text:style-name="T4"><text:s/>"</text:span>完全確信<text:span text:style-name="T4">" </text:span>海珊根本沒有這些東西。<text:span text:style-name="T4">Pilger</text:span>說，美國國防部情報局<text:span text:style-name="T4"><text:s/>(Bureau of Intelligence and Research</text:span>，簡稱<text:span text:style-name="T4"><text:s/>INR) </text:span>當時就曾在一份呈給國防部與美國國務卿<text:span text:style-name="T4">Colin Powell</text:span>的內部文件上，對於所謂<text:span text:style-name="T4"><text:s/>"</text:span>海珊擁有大規模毀滅武器<text:span text:style-name="T4">" </text:span>的假情報，直接斥為<text:span text:style-name="T4"><text:s/>"</text:span>垃圾<text:span text:style-name="T4">"</text:span>。當時美國國防部情報局的情報頭子，就是現在寫公開信來呼籲我們台灣人要勇於挺身對抗中國的所謂<text:span text:style-name="T4"><text:s/>"</text:span>愛好民主自由<text:span text:style-name="T4">" </text:span>之<text:span text:style-name="T4"><text:s/>"</text:span>國際友人<text:span text:style-name="T4">" Carl Ford</text:span>。<text:span text:style-name="T4"><text:s/><text:line-break/><text:line-break/></text:span>可恨的是，這個人渣所負責主導的國防部情報機構，完全知道所謂海珊擁有核彈與生化武器根本就是造謠，但他依然鼓吹入侵血洗伊拉克，因為就如<text:span text:style-name="T4"><text:s/>John Pilger</text:span>所說，確信伊拉克根本沒有能力反抗美軍，恰恰就是美國敢地面入侵並佔領伊拉克的原因與安全保證。<text:span text:style-name="T4"><text:s/><text:line-break/><text:line-break/></text:span>這個到處發動戰爭、兩手血腥的人渣特務，同時也是個商人，跨國軍火事業做很大。比方說，<text:span text:style-name="T4">1993</text:span>年，他創立一個國際政治與軍事顧問公司，擔任各大軍火商的軍火掮客，主要鼓吹、壓迫採購武器對象之一，就是台灣，賺取軍火暴利。這人渣的敗行劣跡真是講不完，罄竹難書，賺的全是血腥骯髒錢，套句<text:span text:style-name="T4">CIA</text:span>的行話術語就叫做<text:span text:style-name="T4"><text:s/>"</text:span>民主輸出<text:span text:style-name="T4">"</text:span>，簡單說就是：武器賣出去，錢進來，大家死光光，而恁爸賺到爆！<text:span text:style-name="T4"><text:s/><text:line-break/><text:line-break/></text:span>另外，公開信連署人之中還有一位，叫做<text:span text:style-name="T4"><text:s/>Michael Scanlon</text:span>，台灣實踐大學高雄校區的一位外語老師，同時也是過去聲援李登輝和阿扁的連署人。這些人好像整天一直忙著以<text:span text:style-name="T4"><text:s/>"</text:span>國際知名學者<text:span text:style-name="T4">" </text:span>或<text:span text:style-name="T4"><text:s/>"</text:span>國際友人<text:span text:style-name="T4">" </text:span>的身份不斷在連署，鬼話連篇，鳥話不斷，長年為綠營發聲。<text:span text:style-name="T4"><text:s/><text:line-break/><text:line-break/></text:span>這位名叫<text:span text:style-name="T4"><text:s/>Michael Scanlon </text:span>的外語老師，跟一位惡名昭彰的美國政治掮客同名。該掮客藉著收取鉅額佣金，幫忙特定利益團體針對各國政府進行賄賂或施壓或黑吃黑，以追求龐大利益，手段往往卑劣不堪。但我想應該不是同一人，只是名字剛好一樣。為了確認不是同一人，我去看了這位外語老師的臉書，臉書首頁上竟然寫著：<text:span text:style-name="T4">"</text:span>台灣共和國萬歲，台灣人加油！加油！台灣共和國享有完整主權與充份言論自由，台灣共和國萬歲！罷免馬英九！<text:span text:style-name="T4">" <text:line-break/><text:line-break/></text:span>其實，挺藍挺綠就大方一點明白說嘛，何必老是偽裝成什麼<text:span text:style-name="T4"><text:s/>"</text:span>愛好民主自由<text:span text:style-name="T4">" </text:span>的<text:span text:style-name="T4"><text:s/>"</text:span>國際友人<text:span text:style-name="T4">"</text:span>，看來看去，其實大多是美國特務或軍火掮客等等綠營自己人。我隨手寫來就已經講了三封公開信，先是聲援阿扁，繼之聲援貪污老賊李登輝，<text:span text:style-name="T4">2013</text:span>年王金平司法關說案，這批<text:span text:style-name="T4"><text:s/>"</text:span>愛好民主自由<text:span text:style-name="T4">" </text:span>的<text:span text:style-name="T4"><text:s/>"</text:span>國際友人<text:span text:style-name="T4">"</text:span>，居然又原班人馬跳出來痛批馬英九傷害民主自由與法治，甚至指控阿扁是馬英九下令定罪才被定罪。該封公開信的標題很聳動，叫做：<text:span text:style-name="T4">"</text:span>台灣憲政危機聯合聲明<text:span text:style-name="T4">"</text:span>，裏頭痛批馬英九政府<text:span text:style-name="T4"><text:s/>"</text:span>對民主與公義的侵蝕不曾止息<text:span text:style-name="T4"><text:s/>"</text:span>，猶如<text:span text:style-name="T4"><text:s/>"</text:span>恐怖戒嚴時期黨國不分的黑暗時代<text:span text:style-name="T4">"</text:span>，並呼籲台灣人應勇於採取行動，解決此一憲政危機云云！<text:span text:style-name="T4"><text:s/><text:line-break/><text:line-break/></text:span>這些<text:span text:style-name="T4"><text:s/>"</text:span>愛好民主自由<text:span text:style-name="T4">" </text:span>的<text:span text:style-name="T4"><text:s/>"</text:span>國際友人<text:span text:style-name="T4">"</text:span>，公開信寫不停，種種鬼話之荒唐離譜的程度，有時候恐怕連人渣黨都不好意思講。<text:span text:style-name="T4"><text:s/><text:line-break/><text:line-break/></text:span>再舉個例，<text:span text:style-name="T4"><text:s/>"</text:span>給台灣人的公開信<text:span text:style-name="T4">" </text:span>的連署人之中，還有一位也應一提，叫做<text:span text:style-name="T4"><text:s/>Arthur Waldron</text:span>，中文名字<text:span text:style-name="T4"><text:s/>"</text:span>林霨<text:span text:style-name="T4">"</text:span>，是美國外交關係協會<text:span text:style-name="T4"><text:s/>(Council on Foreign Relations, CFR</text:span>）的成員，更是自由之家<text:span text:style-name="T4"><text:s/>(Freedom House) </text:span>和詹姆斯敦基金會<text:span text:style-name="T4"><text:s/>(Jamestown Foundation) </text:span>的董事，來頭不小。這兩個組織也是<text:span text:style-name="T4">CIA</text:span>所成立，一個負責輸出所謂<text:span text:style-name="T4"><text:s/>"</text:span>民主自由與人權<text:span text:style-name="T4">"</text:span>，一個則與軍事與戰爭情報分析有關。<text:span text:style-name="T4"><text:s/><text:line-break/><text:line-break/></text:span>除了美國人，還有丹麥人，叫做<text:span text:style-name="T4"><text:s/>Michael Danielsen</text:span>，是丹麥的一個專門輸出民主自由到台灣的組織創辦人，該組織叫做<text:span text:style-name="T4"><text:s/>"Taiwan Corner" (</text:span>台灣角<text:span text:style-name="T4">)</text:span>。此人同時也是丹麥社民黨的重要成員，跟綠營向來交情很好，互有往來。<text:span text:style-name="T4"><text:s/><text:line-break/><text:line-break/></text:span>除了洋人，也有好幾個台灣人，竟然也是這封<text:span text:style-name="T4"><text:s/>"</text:span>給台灣人的公開信<text:span text:style-name="T4">" </text:span>的連署人，同樣也是老面孔，也是綠營自己人，比方說施芳瓏<text:span text:style-name="T4"><text:s/>(</text:span>英文名叫<text:span text:style-name="T4"><text:s/>Fang-long Shih)</text:span>，是蔡啥小<text:span text:style-name="T4"><text:s/>"</text:span>總統<text:span text:style-name="T4">" </text:span>的<text:span text:style-name="T4"><text:s/>"</text:span>粉絲<text:span text:style-name="T4">" </text:span>及其留英校友。另外還有大家耳熟能詳的高英茂，前陣子才剛被綠營續聘為什麼<text:span text:style-name="T4"><text:s/>"</text:span>監察院諮詢委員<text:span text:style-name="T4">"</text:span>，同時也是阿扁時期的外交部政務次長，英文名字叫<text:span text:style-name="T4"><text:s/>Michael Y.M. Kau</text:span>；台灣人住在台灣，簽了個英文名字，居然冒充起<text:span text:style-name="T4"><text:s/>"</text:span>國際友人<text:span text:style-name="T4">" </text:span>來。<text:span text:style-name="T4"><text:s/><text:line-break/><text:line-break/></text:span>還有一位也是台灣人，叫做江永芳，英文名<text:span text:style-name="T4"><text:s/>Frank Chiang</text:span>，佛坦莫大學<text:span text:style-name="T4"><text:s/>(Fordham University)</text:span>的教授，也是嘴巴服務型的海外台獨人士。<text:span text:style-name="T4"><text:s/><text:line-break/><text:line-break/></text:span>除了台灣人，也有幾位大陸旅居外國之反中人士，也是冒充<text:span text:style-name="T4"><text:s/>"</text:span>國際友人<text:span text:style-name="T4">"</text:span>，例如章家敦<text:span text:style-name="T4"><text:s/>(Gordon Chang)</text:span>，例如澳洲雪梨科技大學的馮崇義<text:span text:style-name="T4"><text:s/>(Feng Chongyi)</text:span>。章家敦就是大約二十年前寫<text:span text:style-name="T4"><text:s/>"</text:span>中國即將崩潰<text:span text:style-name="T4">" </text:span>一書的作者，聞名於西方世界。很多西方人看了那本書很開心。可惜，中國沒有崩潰，但我看章家敦好像也沒崩潰，仍然繼續在<text:span text:style-name="T4"><text:s/>"</text:span>預言<text:span text:style-name="T4">" </text:span>中國<text:span text:style-name="T4"><text:s/>"</text:span>快要<text:span text:style-name="T4">" </text:span>崩潰。結果，又過了幾年，祖國還是沒有崩潰。但是章先生很勇敢，他也沒崩潰，仍然繼續四處在美國發表崩潰言論，希望中國也許馬上應該很快就會崩潰。鬼話聽久了，我都快崩潰了。<text:span text:style-name="T4"><text:s/><text:line-break/><text:line-break/></text:span>我沒法一個個介紹這些<text:span text:style-name="T4"><text:s/>"</text:span>熱愛民主自由<text:span text:style-name="T4">" </text:span>的<text:span text:style-name="T4"><text:s/>"</text:span>國際友人<text:span text:style-name="T4">"</text:span>，大約就是這樣，聽起來似乎大多並非善類，但所謂出污泥而不染，一群帶頭的人渣裏頭，當然也是有好人，例如在美國和他太太陳美津<text:span text:style-name="T4"><text:s/>(</text:span>台灣人<text:span text:style-name="T4">) </text:span>一起創辦<text:span text:style-name="T4"><text:s/>"</text:span>台灣公論報<text:span text:style-name="T4">" </text:span>的前荷蘭外交官<text:span text:style-name="T4"><text:s/>Gerrit van der Wees</text:span>，中文名韋杰理。他們也是台獨，但從我過去的黨外經歷中，我相信他們是擁有某種真實信念的台獨，而非掛羊頭賣狗肉。至於林宅血案的關係人，來自澳洲的學者家博（<text:span text:style-name="T4">Bruce Jacobs</text:span>），我對他亦無惡感，只是對這些人的是非判斷力感到很不可思議。<text:span text:style-name="T4"><text:s/><text:line-break/><text:line-break/></text:span>就在這封<text:span text:style-name="T4"><text:s/>"</text:span>給台灣人的公開信<text:span text:style-name="T4">" </text:span>發表之後沒幾天，人渣黨隨即很開心又公佈了另一個<text:span text:style-name="T4"><text:s/>"</text:span>令人振奮<text:span text:style-name="T4">" </text:span>的好消息，說是有個<text:span text:style-name="T4"><text:s/>"</text:span>熱愛民主自由<text:span text:style-name="T4">" </text:span>的<text:span text:style-name="T4"><text:s/>"</text:span>國際組織<text:span text:style-name="T4">"</text:span>，同樣是在這幾天發聲支持蔡英文，反對中國入侵台灣。這組織叫做<text:span text:style-name="T4"><text:s/>"</text:span>國際民主復興聯盟<text:span text:style-name="T4">" (The International Coalition for Democratic Renewal</text:span>，簡稱<text:span text:style-name="T4"><text:s/>ICDR) </text:span>，兩年前才剛成立，同樣也是美國<text:span text:style-name="T4">CIA </text:span>的附隨組織。<text:span text:style-name="T4"><text:s/><text:line-break/><text:line-break/>CIA</text:span>搞出這個附隨組織有點特別，雖然一樣是<text:span text:style-name="T4"><text:s/>"</text:span>民主輸出<text:span text:style-name="T4">" </text:span>給敵國，培植代理人，製造內部動亂，但其宗旨特別是要把<text:span text:style-name="T4"><text:s/>"</text:span>民主<text:span text:style-name="T4">" </text:span>輸出給年輕人，鼓吹年輕一代務必在敵國內部盡量搞<text:span text:style-name="T4"><text:s/>"</text:span>民主運動<text:span text:style-name="T4">"</text:span>，<text:span text:style-name="T4">"</text:span>勇於對抗獨裁專制<text:span text:style-name="T4">"</text:span>，<text:span text:style-name="T4">"</text:span>捍衛民主自由<text:span text:style-name="T4">"</text:span>。因此，這個<text:span text:style-name="T4">CIA</text:span>附隨組織的幾位主要創會人之一就是香港的<text:span text:style-name="T4"><text:s/>"</text:span>太陽花<text:span text:style-name="T4">" </text:span>主角，也就是佔中和什麼雨傘革命的年輕帶頭者，叫做羅冠聰。<text:span text:style-name="T4"><text:s/><text:line-break/><text:line-break/></text:span>前年<text:span text:style-name="T4"><text:s/>(2017</text:span>年<text:span text:style-name="T4">) 11</text:span>月<text:span text:style-name="T4">14</text:span>日，在一個什麼<text:span text:style-name="T4"><text:s/>"</text:span>年輕人高峰會<text:span text:style-name="T4">" ( ZAGREB YOUTH SUMMIT)</text:span>上，<text:span text:style-name="T4">CIA</text:span>的<text:span text:style-name="T4"><text:s/>NED (</text:span>民主基金會<text:span text:style-name="T4">) </text:span>主席<text:span text:style-name="T4"><text:s/>Carl Gershman</text:span>，應邀致詞，談到以蘇聯為首的共產政權終於被民主擊垮，但是，對於民主自由的威脅依舊存在而未完全消滅。這位<text:span text:style-name="T4">CIA</text:span>特務大方提到自己如何促成這個什麼<text:span text:style-name="T4"><text:s/>"</text:span>國際民主復興聯盟<text:span text:style-name="T4">" </text:span>的成立，主要動機就是希望藉由在那些<text:span text:style-name="T4"><text:s/>"</text:span>民主價值飽受威脅<text:span text:style-name="T4">" </text:span>的專制國家內部，培養年輕人民主意識，捍衛民主自由，並點名中國就是這樣一股反民主之邪惡勢力的崛起，呼籲大家在這個關鍵時刻，勇敢挺身而出與之對抗，避免民主自由與法治精神被所謂<text:span text:style-name="T4"><text:s/>"</text:span>國家主權<text:span text:style-name="T4">" </text:span>所侵害。言下之意簡單說就是反對兩岸統一。<text:span text:style-name="T4"><text:s/><text:line-break/><text:line-break/></text:span>這位<text:span text:style-name="T4">CIA</text:span>特務感嘆，時下很多年輕人已經喪失<text:span text:style-name="T4"><text:s/>"</text:span>捍衛民主自由對抗專制獨裁<text:span text:style-name="T4">" </text:span>之歷史記憶。他鼓勵年輕人要勇敢和反民主反自由的國家主義及恐怖主義對抗，要捍衛神聖的民主自由，要追求自由選舉及媒體自由。他更提到，追求市場自由經濟才能免於腐敗，才能提供更多工作機會給每個人。當今要務就是年輕人特別要團結在一起，組成一種<text:span text:style-name="T4"><text:s/>"</text:span>新型的聯盟<text:span text:style-name="T4">"</text:span>，以強大的熱情發動民主復興的偉大戰鬥！<text:span text:style-name="T4"><text:s/><text:line-break/><text:line-break/></text:span>他還提到具體作法，那就是要在社會大眾之間，發展出一套酷炫的<text:span text:style-name="T4"><text:s/>"</text:span>普遍論述<text:span text:style-name="T4">"</text:span>，藉以結合大眾，對抗專制政權之企圖傷害民主自由。這人渣繼續說道，為何在這場對抗專制勢力崛起的戰鬥中年輕人如此重要？因為年輕人透過各種網絡連繫，總是能迅速對抗各種反民主的逆流；更重要的是，年輕人具有強大的熱情，因此，捍衛民主自由、對抗專制獨裁這項重要使命，非年輕人莫屬。<text:span text:style-name="T4"><text:s/><text:line-break/><text:line-break/></text:span>最後，這混蛋給這場以年輕人為首的偉大運動取了個又臭又長的名字叫<text:span text:style-name="T4"><text:s/>"</text:span>捍衛民主之新型聯盟與世界性運動<text:span text:style-name="T4">" (the New Coalition and the World Movement for Democracy)</text:span>，他保證，美國<text:span text:style-name="T4"><text:s/>CIA</text:span>一定會提供各位充足的經濟資源與道德支持及各種人脈。<text:span text:style-name="T4"><text:s/><text:line-break/><text:line-break/></text:span>我就不一一轉述了。有興趣的自己看：<text:span text:style-name="T4"><text:s/><text:line-break/><text:line-break/>https://goo.gl/h3negp <text:line-break/><text:line-break/></text:span>相關資料還有很多，鳥話連篇，非常骯髒可恥。<text:span text:style-name="T4"><text:s/><text:line-break/><text:line-break/></text:span>差點忘了說，這個<text:span text:style-name="T4">CIA</text:span>的附隨組織，什麼<text:span text:style-name="T4"><text:s/>"</text:span>國際民主復興聯盟<text:span text:style-name="T4">" </text:span>的創會者有老也有少，除了香港的<text:span text:style-name="T4"><text:s/>"</text:span>大腸花學運<text:span text:style-name="T4">" </text:span>主角羅冠聰之外，還有個據說是法國非常有名的名嘴，叫做<text:span text:style-name="T4"><text:s/>Bernard-Hénri Levy</text:span>。媒體說他是個哲學家，但我不知道他是哪門子哲學家，倒是很像台灣的親綠學者那一類型的人，常搞聯署、開記者，永遠都是站在西方主流那一邊，老是在<text:span text:style-name="T4"><text:s/>"</text:span>捍衛民主自由<text:span text:style-name="T4">"</text:span>、<text:span text:style-name="T4">"</text:span>對抗專制獨裁<text:span text:style-name="T4">" </text:span>及<text:span text:style-name="T4"><text:s/>"</text:span>打擊恐怖份子；似乎只要是美國發動的侵略戰爭或什麼反恐戰爭，他始終是熱烈支持者。<text:span text:style-name="T4"><text:s/><text:line-break/><text:line-break/></text:span>西方主流媒體還稱讚他是法國當代最有名的<text:span text:style-name="T4"><text:s/>"</text:span>知識份子<text:span text:style-name="T4">"</text:span>。但我之所以聽過這個混蛋的名字純粹是因為：<text:span text:style-name="T4">1995</text:span>年，<text:span text:style-name="T4">Emir Kusturica </text:span>拍了<text:span text:style-name="T4"><text:s/>"</text:span>地下社會<text:span text:style-name="T4">" (Underground)</text:span>，在坎城影展得到金棕櫚獎，再加上<text:span text:style-name="T4">Kusturica</text:span>個人公開強烈反對美國和北約組織<text:span text:style-name="T4"><text:s/>(NATO) </text:span>發動、挑起一系列南斯拉夫內戰，並反對南斯拉夫分裂，這個名嘴於是就對<text:span text:style-name="T4"><text:s/>Kusturica </text:span>發起各種批鬥。總之，此人沒啥好談，套句<text:span text:style-name="T4">Kusturica</text:span>對他的評價，就是一個不值得議論的<text:span text:style-name="T4"><text:s/>"</text:span>人渣<text:span text:style-name="T4">"</text:span>。<text:span text:style-name="T4"><text:s/><text:line-break/><text:line-break/></text:span>寫這種文字很累，寫來滿紙污穢，而且根本寫不完，畢竟撒一個謊很容易，澄清一種事實卻得費盡唇舌。面對根本數不清的各種漫天大謊、詭詐與洗腦，我們能做的，也就只是這樣了。所謂給人一條魚，不如給他一根釣竿，你不可能期待有人替你揭露每一道謊言與洗腦，你只能期待自己腦子清楚一點，別蠢到爆。<text:span text:style-name="T4"><text:s/><text:line-break/><text:line-break/></text:span>而我還想說的是，記者這工作真是它媽的太好混了，幾乎都不必用到大腦。記者理當負起更多責任，釐清各種謊言、詭詐與狡猾。倘若每個記者都能夠像<text:span text:style-name="T4"><text:s/>John Pilger </text:span>那樣，我就不信公義喚不回，不信真理盡成灰。</text:p>
      <text:p text:style-name="P1"><text:span text:style-name="T1">陳真</text:span><text:s/>  |  2019.01.10 10:59   |   <text:a xlink:type="simple" xlink:href="http://palinfo.habago.org/Entry?Command=Information_PrintForum&amp;iPage=40#FORUM37161"><text:span text:style-name="T2">#</text:span></text:a></text:p>
      <text:p text:style-name="P4"><text:span text:style-name="T4">(</text:span>續<text:span text:style-name="T4">) <text:line-break/><text:line-break/></text:span>三十多年前，我還是個大學生，打算在醫界、學界和文化界找一些人簽名反核。我擬了一個很溫和的反核宣言，內容不過只是說台灣地狹人稠，核電廠頻頻跳電，台電人謀不臧，蓄意隱匿問題，並且破壞海洋生態等等，核電政策應受質疑云云，寫得很溫和，儘可能敘述明顯事實而不做出過度評價。結果，一大夥人費了九牛二虎之力，大約只找到<text:span text:style-name="T4">60</text:span>人簽名，其中，整個中南部醫界只找到一位醫生敢簽名。那時候的普遍風向是：擁核才是真理，才是主流政治正確。<text:span text:style-name="T4"><text:s/><text:line-break/><text:line-break/>10</text:span>幾年後，來了一個美國人，被捧為<text:span text:style-name="T4"><text:s/>"</text:span>國師<text:span text:style-name="T4">"</text:span>，叫做李遠哲，更是為擁核打下強心針，說核電多麼好多麼棒多麼科學多麼合乎國際潮流云云，攻擊反核者不懂科學不懂國際潮流。不久之後，林義雄帶頭反核，反核逐漸成為政治正確，李遠哲竟然又搖身一變，變成反核急先鋒。<text:span text:style-name="T4"><text:s/><text:line-break/><text:line-break/></text:span>對於任何議題的態度當然可以改變，問題是，你不能一下擁核一下反核啊，你要改變立場總得有個說法，不能說變就變，你更不能進教堂就喊耶穌，到了廟裏就說和尚的話。所謂知識份子之習於迎合風向，或以某種所謂理想當成一種政治鬥爭工具，李遠哲就是個例子。很多人也是這樣，他不是真的<text:span text:style-name="T4"><text:s/>"</text:span>反核<text:span text:style-name="T4">"</text:span>，而是<text:span text:style-name="T4"><text:s/>"</text:span>國民黨當權時，我就反核<text:span text:style-name="T4">"</text:span>，任何社會議題或所謂<text:span text:style-name="T4"><text:s/>"</text:span>理想<text:span text:style-name="T4">" </text:span>的上頭，竟然還有個政治顏色當前提。<text:span text:style-name="T4"><text:s/><text:line-break/><text:line-break/></text:span>台式知識份子的另一個問題是好為人師，啥也不做，動不動就是吹冷氣搞聯署開記者會，動不動就是什麼幾百位幾千位學者專家聯署支持這個反對那個。前一陣子不是有幾百個學者專家聯署反對<text:span text:style-name="T4"><text:s/>"</text:span>以核養綠公投<text:span text:style-name="T4">" </text:span>嗎，也是說要<text:span text:style-name="T4"><text:s/>"</text:span>捍衛民主<text:span text:style-name="T4">"</text:span>，真是有點莫名其妙，為什麼一定要反核才叫做民主？<text:span text:style-name="T4"><text:s/><text:line-break/><text:line-break/></text:span>這些學者專家，其中九成以上恐怕連國中物理化學的程度也沒有，但他們卻姿態萬千地教導大家應該反核。我並不是說核能議題只有核電專家才能置喙，畢竟航空原理也許很難，但是要不要搭飛機卻只是一種選擇與一般評價。核能政策當然也一樣。<text:span text:style-name="T4"><text:s/><text:line-break/><text:line-break/></text:span>問題是，這幾百個連國中物理化學程度都沒有的學者專家們，卻搞起聯署來，教大家應該這樣應該那樣。事實上，他們的意見之內涵，就跟任何一般人的意見根本沒有兩樣，但就是很喜歡搞連署、開記者會，彷彿自己的意見很特別很重要似的。<text:span text:style-name="T4"><text:s/><text:line-break/><text:line-break/></text:span>講個八卦，雖然講這個有點不道德<text:span text:style-name="T4"><text:s/>(</text:span>畢竟無法驗證<text:span text:style-name="T4">)</text:span>，但是各位就姑且聽之。當年，應該是<text:span text:style-name="T4"><text:s/>1993-1994</text:span>年吧，李遠哲應國民黨之邀返台，夾著諾貝爾獎的光環，搞兩岸國家統一綱領，搞擁核，搞所謂教改，宛如旋風一般，人們奉之如神明。有一天，我和林義雄在他的住處私下聊天，我談起李遠哲的旋風，談起其人其事，我說他總是迎合當權者的意志。林義雄只回了一句話說：<text:span text:style-name="T4">"</text:span>所謂學者，不都是這樣嗎？<text:span text:style-name="T4">" <text:line-break/><text:line-break/></text:span>又有一次，<text:span text:style-name="T4">1991</text:span>年，林義雄創立慈林文教基金會，圖書館落成之際，辦了一個音樂會。親綠學者瞿海源<text:span text:style-name="T4"><text:s/>(</text:span>當時不怎麼親綠<text:span text:style-name="T4">) </text:span>在報上寫了篇文章，講到慈林，要大家<text:span text:style-name="T4"><text:s/>"</text:span>提防<text:span text:style-name="T4">" </text:span>政治人物假借文化活動之政治企圖云云。原始文字我不太記得，只記得文中有這麼一個奇怪的說法，連辦個音樂會也有政治企圖？我告訴林義雄這件事，他又回了我一句話，他說：<text:span text:style-name="T4">"</text:span>所謂學者，不都是這樣嗎？<text:span text:style-name="T4">" <text:line-break/><text:line-break/></text:span>我想說的其實也是一樣：<text:span text:style-name="T4">"</text:span>所謂學者，不都是這樣嗎？<text:span text:style-name="T4">" </text:span>每次看到一大堆什麼專家學者醫生教授又在搞什麼集體連署或發起什麼運動，我心裏只有百般厭惡與不耐煩。讀書人就不能像樣一點嗎？不能有點最起碼的勇氣與見識，一定要這麼窩囊沒出息嗎？</text:p>
      <text:p text:style-name="P1"><text:span text:style-name="T1">陳真</text:span><text:s/>  |  2019.01.10 00:54   |   <text:a xlink:type="simple" xlink:href="http://palinfo.habago.org/Entry?Command=Information_PrintForum&amp;iPage=40#FORUM37160"><text:span text:style-name="T2">#</text:span></text:a></text:p>
      <text:p text:style-name="P3">念高一時，有一天，無意中讀到愛因斯坦的一段文字，感覺似乎有了點衝擊，但究竟是衝擊了什麼，一時也說不上來，只是對那當下一刻，留下一個很深的記憶。愛因斯坦那段話其實也沒什麼，不過只是說他認為道德和智能之間有著某種密切連結，如此而已。其實語焉不詳，也許他的意思只是要說，做出道德判斷需要一定的智能，光憑著善意是不夠的。<text:span text:style-name="T4"><text:s/><text:line-break/><text:line-break/></text:span>二十年後，我走上哲學之路，不知道為什麼，對道德和知識之間的關係特別感興趣。換個方式說，究竟道德跟知識是否具有類似本質？抑或兩者之間扯不上關係？知與善，善惡與對錯，基本上是兩回事？再換個方式說，道德究竟是否是一種<text:span text:style-name="T4"><text:s/>"</text:span>命題<text:span text:style-name="T4">" (proposition)</text:span>？它如何可能被<text:span text:style-name="T4"><text:s/>"</text:span>知道<text:span text:style-name="T4">"</text:span>？有著何種<text:span text:style-name="T4"><text:s/>"</text:span>知識論<text:span text:style-name="T4">"(epistemology)</text:span>？<text:span text:style-name="T4"><text:s/><text:line-break/><text:line-break/></text:span>我的哲學困惑，跟愛因斯坦那段話，表面上風馬牛不相及，但也許骨子裏依舊有著某種概念連結。這樣一種困惑，很容易就連結到了維根斯坦。我跟維根斯坦一直扯不清，與其說他啟蒙了我，不如說我們只是各自被同樣的問題或痛苦所折磨。這樣一個有關知識論本質的問題，大約也就是晚期維根斯坦的主要關切所在，同時也是他和<text:span text:style-name="T4">G. E. Moore</text:span>的爭論焦點：我到底有沒有可能<text:span text:style-name="T4"><text:s/>"</text:span>知道<text:span text:style-name="T4">" </text:span>這是我的手？<text:span text:style-name="T4"><text:s/><text:line-break/><text:line-break/></text:span>出國前，常有人問我為何要念哲學？我都只能用一些庸俗甚至低俗的方式來迎合對方想聽到的答案，儘量想法子結束這類事關個人的話題，儘量把它給敷衍過去；並非我不想談，而是因為我知道我就算講了，也不會有人相信。就算有人願意相信，也不可能真實體會，除非對方也得到同樣的<text:span text:style-name="T4"><text:s/>"</text:span>病<text:span text:style-name="T4">"</text:span>。<text:span text:style-name="T4"><text:s/><text:line-break/><text:line-break/></text:span>但是有一天，差不多是我出國前三年，有個護理系學生很認真地一再追問我為何想出國念哲學，我就問她說：<text:span text:style-name="T4">"</text:span>妳是想聽真話還是聽假話？<text:span text:style-name="T4">" </text:span>她當然會回答想聽真話。當時桌上有杯水，於是我就指著桌上的茶杯說：<text:span text:style-name="T4">"</text:span>我想念哲學的原因就是：我很想弄清楚，到底為什麼我能知道這是一個茶杯？<text:span text:style-name="T4">" <text:line-break/><text:line-break/></text:span>哲學做為一種學術，如果稱得上是一種<text:span text:style-name="T4"><text:s/>"</text:span>知識<text:span text:style-name="T4">"</text:span>，倘若它只是一種智能上或思考上的操作與分析，那我不知道類似像<text:span text:style-name="T4"><text:s/>"</text:span>我怎麼知道這是一個茶杯？<text:span text:style-name="T4">" </text:span>或是<text:span text:style-name="T4"><text:s/>"</text:span>我如何可能知道這是我的手？<text:span text:style-name="T4">" </text:span>這樣一種問題，究竟有何意義與價值可言？惟有當它不僅僅是一種知識上的困惑，更是一種精神上乃至道德上的折磨與痛苦時，也許它才具有了真實的意義。<text:span text:style-name="T4"><text:s/><text:line-break/><text:line-break/></text:span>自高一之後，於是又再經過了第二個<text:span text:style-name="T4">20</text:span>年，我似乎解答了自己的困惑，我的研究結論是這樣那樣，沒啥好談。總之，道德和知識也許不是平行線，而是交會在一個神祕的基礎上。生命似乎<text:span text:style-name="T4"><text:s/>"</text:span>自動<text:span text:style-name="T4">" </text:span>就能明白一些事，不管它究竟是一種事實或評價。<text:span text:style-name="T4"><text:s/><text:line-break/><text:line-break/></text:span>講這些，跟我原本要講的好像沒有任何關連，但如果把問題往前推到一種粗糙通俗的層次上<text:span text:style-name="T4">--</text:span>也就是愛因斯坦的那些話，差不多也就是我現在想說的。可以簡單這麼說：做出一種知識分析也好，道德評價也罷，其實並不容易，它需要一定的智能與聰慧。<text:span text:style-name="T4"><text:s/><text:line-break/><text:line-break/></text:span>蘇格拉底說，我們之所以會做錯事，是因為我們沒有把事情<text:span text:style-name="T4"><text:s/>"</text:span>想<text:span text:style-name="T4">" </text:span>清楚。我知道有些人渣很壞，但仍有一些人其實並不壞，他們之所以做壞事並不是因為心眼壞，而是因為笨。當然，又笨又壞恐怕更是一種常態。<text:span text:style-name="T4"><text:s/><text:line-break/><text:line-break/></text:span>以下要講的，跟上面這些都沒什麼直接關連。但是，許多時候，看著市面上各式各樣的鳥事醜事窩囊事，我常感納悶：人們真的知道自己在說什麼、做什麼嗎？或者是，人們其實只是一種習於群體活動、習於趨吉避凶的群眾一份子？各類群體中，就如<text:span text:style-name="T4">Chomsky</text:span>所常提起，所謂知識份子，是所有人之中最順服的一群人。可笑的是，他們卻常深信自己具有什麼獨立思考的能力甚至道德勇氣。<text:span text:style-name="T4"><text:s/><text:line-break/><text:line-break/></text:span>這兩天，台灣新聞做很大，說有八百多位女醫生，在島內外報紙上登大幅廣告，發表聲明，支持所謂<text:span text:style-name="T4"><text:s/>"</text:span>總統<text:span text:style-name="T4">" </text:span>蔡啥小，嗆聲習近平，高喊<text:span text:style-name="T4"><text:s/>"</text:span>捍衛民主自由<text:span text:style-name="T4">"</text:span>。這類專家學者之類的愛國聯署，我從小看到大，實在有夠煩，內容都很類似，每次句子幾乎都一模一樣，永遠就是<text:span text:style-name="T4"><text:s/>"</text:span>捍衛民主自由<text:span text:style-name="T4">"</text:span>；不管怎麼改朝換代，始終就是擁護當下那個最主流的想法。<text:span text:style-name="T4"><text:s/><text:line-break/><text:line-break/></text:span>從擁戴偉大領袖兼世界民主的燈塔蔣介石、蔣經國之<text:span text:style-name="T4"><text:s/>"</text:span>堅守民主陣容<text:span text:style-name="T4">" (</text:span>蔣介石遺訓<text:span text:style-name="T4">)</text:span>與漢賊不兩立，一直到根本數不清的<text:span text:style-name="T4"><text:s/>"</text:span>捍衛民主自由<text:span text:style-name="T4">"</text:span>，這類學者專家的愛國聯署，少說也有一百次吧。美麗島事件那一次，學者專家們更是瘋狂集體簽名表態，爭先恐後譴責<text:span text:style-name="T4"><text:s/>"</text:span>暴徒<text:span text:style-name="T4">" </text:span>與<text:span text:style-name="T4"><text:s/>"</text:span>叛國賊<text:span text:style-name="T4">"</text:span>，<text:span text:style-name="T4">"</text:span>捍衛民主自由的甜美果實不容黨外人士破壞<text:span text:style-name="T4">" </text:span>云云！<text:span text:style-name="T4"><text:s/><text:line-break/><text:line-break/></text:span>我在台北念高中，每天上下學經過台北火車站的地下道，兩旁牆壁上常有大型白布條四處懸掛，供大家簽名。每天總是有一堆學生擠在一起，個個一臉正氣，爭相提筆簽名，譴責黨外人士是中共同路人，企圖破壞我們的民主自由云云。我還見過當場咬破手指頭寫用鮮血簽名的，相當<text:span text:style-name="T4"><text:s/>"</text:span>感人<text:span text:style-name="T4">"</text:span>，媒體歌頌。布條上不外就是寫著捍衛民主自由，不容黨外人士破壞民主自由的甜美果實，或是直接要求槍斃，或是請政府把黨外人士空投到<text:span text:style-name="T4"><text:s/>"</text:span>匪區<text:span text:style-name="T4">"</text:span>，讓他們嘗嘗獨裁的滋味云云。<text:span text:style-name="T4"><text:s/><text:line-break/><text:line-break/></text:span>不服氣者請告訴我，有沒有哪一次這樣一種專家學者的愛國聯署是真的展現一種勇氣與真理的？沒有。零！一次也沒有。不管怎麼改朝換代，每次都是集體表態當下最最最主流的政治正確。在過去，誰敢質疑反攻大陸的可行性，誰敢質疑兩岸統一的必要性，誰就是全民公敵。現在也一樣，只是旗子顏色變了，誰膽敢支持統一，誰就是台奸，而專家學者們永遠是那最擅於集體表態擁護當下主流的一群人。<text:span text:style-name="T4"><text:s/><text:line-break/><text:line-break/></text:span>信不信哪天解放軍來了，我敢保證，照樣會有幾百幾千個專家學者或醫生教授什麼的，聯署歌頌；至於口號是不是依舊是<text:span text:style-name="T4"><text:s/>"</text:span>捍衛民主自由<text:span text:style-name="T4">"</text:span>，這就不一定了，主流口號應該會換吧我想。<text:span text:style-name="T4"><text:s/><text:line-break/><text:line-break/></text:span>陳真<text:span text:style-name="T4"><text:s/>2019. 01. 10. <text:line-break/><text:line-break/>===================== <text:line-break/></text:span>「女醫守護民主台灣」聲明如下：<text:span text:style-name="T4"><text:s/><text:line-break/><text:line-break/></text:span>這是一群理念相同的女性共同發聲。我們堅信台灣的民主價值及主權，值得所有生活在這片土地上的人去關心及守護。<text:span text:style-name="T4"><text:s/><text:line-break/><text:line-break/></text:span>我們上班時是女醫師，下班則是深愛著家園與土地的媽媽、女兒、姊妹或妻子。我們關心台灣的主權、民主自由及人權。我們穿梭於職場與家庭，最大的願望，便是家中長輩安享晚年、子女快樂成長。<text:span text:style-name="T4"><text:s/><text:line-break/><text:line-break/></text:span>然而，近期的動盪與假新聞充斥，漸漸成為我們的隱憂。對岸領導人近日發言，與對豬瘟疫情的隱匿，讓我們深感威脅，更對於盤旋不去的併吞陰影坐立難安。<text:span text:style-name="T4"><text:s/><text:line-break/><text:line-break/></text:span>美國、歐盟、澳洲等大國，已聯合拉起民主守護陣線。民主是世界潮流與普世價值，我們願與國際接軌，共同守護民主的價值及尊嚴。<text:span text:style-name="T4"><text:s/><text:line-break/><text:line-break/></text:span>日前蔡英文總統針對台灣主權堅定而明確的發言，紮實地守護了台灣的民主尊嚴，也真切地表達了我們的心聲。在此，我們齊心協力表達我們的共同立場：捍衛民主台灣，支持蔡英文總統。<text:span text:style-name="T4"><text:s/><text:line-break/><text:line-break/>830</text:span>位女醫師</text:p>
      <text:p text:style-name="P1"><text:span text:style-name="T1">鄭豐遠</text:span><text:s/>  |  2019.01.09 22:07   |   <text:a xlink:type="simple" xlink:href="http://palinfo.habago.org/Entry?Command=Information_PrintForum&amp;iPage=40#FORUM37159"><text:span text:style-name="T2">#</text:span></text:a></text:p>
      <text:p text:style-name="P4">這位边芹寫得非常非常好，分析的有沒有瑕疵我不曉得，但我從未看過在這個面向上對比中西文化寫得這麼深刻的文章。不過我想沒有在西方世界生活過的人可能很難真正體會它到底好在哪裡，甚至不知道它在說些什麼。這裡說的東西並不是藏在句子和知識裡，而是藏在西方人於公於私的一個眼神、一個表情、講起一句話來的音調上。懂得人自然會懂。<text:span text:style-name="T4"><text:s/><text:line-break/><text:line-break/></text:span>搬來了西方<text:span text:style-name="T4"><text:s/>(</text:span>正確來說是南方<text:span text:style-name="T4">)</text:span>，體驗到生活不易，但我卻也常感到幸運，覺得上天待我不薄，讓我真正明白了許多事，明白了我是誰，我該怎麼活。<text:span text:style-name="T4"><text:s/><text:line-break/><text:line-break/></text:span>前兩天接待四位台灣朋友，是我太太在台大的學弟妹，來澳洲遊玩。看著這些二十幾歲的孩子，認真、憨厚、充滿個性卻不善言語，很典型的華人性格。對比同年紀的澳洲大學畢業生，個個如狼似虎，半點本事也沒有卻趾高氣揚、能言善道，一隻蟾蜍恐怕都能吹成一隻牛。在話語權這點上，哪個文化的功底更高，面對面較起勁來誰勝誰負，早已有了答案。一整個文化有這樣一種精神統一性和好辨的傳統，真理恐怕不會愈來愈明朗，只會愈來愈他說了算。<text:span text:style-name="T4"><text:s/><text:line-break/><text:line-break/></text:span>但我相信時間，因為時間才是真正公平的裁判。聽說古希臘有個數學家叫作芝諾，很喜歡強調奪理，他說全希臘跑得最快的英雄阿基里斯和一隻烏龜賽跑，若起跑點不一樣，他是如何也追不上烏龜的，因為阿基里斯每向前追趕一個距離<text:span text:style-name="T4">a</text:span>，烏龜同時也向前爬了一小段<text:span text:style-name="T4">b</text:span>，阿基里斯再向前跑了<text:span text:style-name="T4">a2</text:span>，烏龜同時也多爬了<text:span text:style-name="T4">b2</text:span>，所以無論兩者多麼接近，只要烏龜繼續爬行，阿基里斯是永遠在後面追趕而無法越過烏龜的。<text:span text:style-name="T4"><text:s/><text:line-break/><text:line-break/></text:span>聽說這數學詭辨就這樣盛行了幾百年，後來人們意識到詭辨就是詭辨，因為阿基里斯只消幾秒就能把烏龜甩在腦後了。這個<text:span text:style-name="T4">"</text:span>阿基里斯在沒追上烏龜前，是無論如何也追不上烏龜的<text:span text:style-name="T4">"</text:span>的強詞奪理竟然就這樣流傳了幾百年。<text:span text:style-name="T4"><text:s/><text:line-break/><text:line-break/></text:span>身為中國人，我感到很驕傲，因為中華文化竟然異軍突起，獨挑與霸占整個地球兩三百年的西方文化打擂台的大樑。現實勝負是一回事，但歷史畢竟不是一種股票漲停的概念，一個事物本身屬於它基本面的內在價值才是我們該關注的。</text:p>
      <text:p text:style-name="P1"><text:span text:style-name="T1">林如龙</text:span><text:s/>  |  2019.01.09 17:22   |   <text:a xlink:type="simple" xlink:href="http://palinfo.habago.org/Entry?Command=Information_PrintForum&amp;iPage=40#FORUM37156"><text:span text:style-name="T2">#</text:span></text:a></text:p>
      <text:p text:style-name="P3">边芹的<text:span text:style-name="T3">书在台湾恐怕不好买，但是可以读她的专栏</text:span><text:span text:style-name="T4"><text:s/><text:line-break/><text:line-break/>http://space.m4.cn/bianqin <text:line-break/><text:line-break/></text:span>边芹的文章价值很高，再<text:span text:style-name="T3">贴一篇</text:span><text:span text:style-name="T4">. <text:line-break/><text:line-break/></text:span>邊芹：被圈定的慣性思維<text:span text:style-name="T4"><text:s/><text:line-break/><text:line-break/></text:span>一、西方文明秘不示人的內核<text:span text:style-name="T4"><text:s/><text:line-break/><text:line-break/></text:span>我們在《被制造的共識》一文中講過，西方文明有一關鍵詞<text:span text:style-name="T4">“solidarité”</text:span>（英文有與法文同樣的詞<text:span text:style-name="T4"><text:s/>solidarity</text:span>），這個詞幾乎<text:span text:style-name="T4"><text:s/><text:line-break/></text:span>可以說是社會運作的杠杆，是西人優點和缺點的起動源。譯成<text:span text:style-name="T4">“</text:span>紐帶文化<text:span text:style-name="T4">”</text:span>是我自創的一個比較形象也貼切原意的解釋，但<text:span text:style-name="T4">“</text:span>紐帶文化<text:span text:style-name="T4">” </text:span>不是個現成概念，對吃不透此種文化的人，理解起來就還有障礙，他找不到思維參照物。那麽<text:span text:style-name="T4">“solidarité</text:span>文化<text:span text:style-name="T4">”</text:span>究竟是什麽？到中國人熟悉的思維參照物中尋找，它有個較易理解的對應詞：<text:span text:style-name="T4">“</text:span>精神集體主義<text:span text:style-name="T4">”</text:span>。<text:span text:style-name="T4"><text:s/><text:line-break/><text:line-break/>“</text:span>精神集體主義<text:span text:style-name="T4">”</text:span>是成就西方文明所有表面神話的秘不示人的核心，只見<text:span text:style-name="T4">“</text:span>神話<text:span text:style-name="T4">”</text:span>不知這個<text:span text:style-name="T4">“</text:span>內核<text:span text:style-name="T4">”</text:span>是中西誤解的起點，是中國知識分子始終讀不透西方的主要障礙，也是西方統治集團有意誤導中國人的一個切入點，是這個薄弱點使得誤導總是百分之百地擊中目標。舉一個最近的例子：<text:span text:style-name="T4"><text:s/><text:line-break/><text:line-break/></text:span>近日讀到《文彙報》<text:span text:style-name="T4">2012 </text:span>年<text:span text:style-name="T4"><text:s/>12 </text:span>月<text:span text:style-name="T4"><text:s/>3 </text:span>日的<text:span text:style-name="T4">“</text:span>文彙學人訪談錄<text:span text:style-name="T4">”</text:span>，訪談對象法國學者朱莉<text:span text:style-name="T3">娅</text:span><text:span text:style-name="T4">·</text:span>克裏斯蒂娃說了這樣一句話：<text:span text:style-name="T4">“</text:span>不存在作爲群體的知識分子，每個人都首先是一個個體，不能代表別人。<text:span text:style-name="T4">”</text:span>整個訪談除了推銷族群名家，就是傳播個體、自由、解構等<text:span text:style-name="T4">“</text:span>顛覆型美學<text:span text:style-name="T4">”</text:span>（被訪者自定義），最後批判了一番<text:span text:style-name="T4">“</text:span>屬性認同<text:span text:style-name="T4">”</text:span>。這裏的<text:span text:style-name="T4">“</text:span>屬性<text:span text:style-name="T4">”</text:span>（<text:span text:style-name="T4"><text:s/>identité</text:span>）被翻譯訪談的人譯成<text:span text:style-name="T4">“</text:span>身份<text:span text:style-name="T4">”</text:span>是沒有深解訪談語境的誤譯，西譯中時只解單詞不知語境也是上百年來中國人誤讀西方的一個<text:span text:style-name="T4">“</text:span>絕妙<text:span text:style-name="T4">”</text:span>幫手。然後上面引號內的那句話就被編輯拉出來用大黑體字放到醒目的標題上，足見總是這類<text:span text:style-name="T4">“</text:span>理念<text:span text:style-name="T4">”</text:span>正對中國人的思路，說的和聽的齒輪相扣，猶如火車與其軌道的關系，正映證了本文下面要說的，接收的人早有吸納的豐厚土壤，不是缺才要，而是缺的不要，要的不缺。<text:span text:style-name="T4"><text:s/><text:line-break/><text:line-break/></text:span>讀到這句話肯定有不少人不解、反感甚至跳起來，近代以來中國人早就被灌輸得個個自認本文明的<text:span text:style-name="T4">“</text:span>受害者<text:span text:style-name="T4">”</text:span>，上上下下例外的不多，並隨著時間推移及大規模模仿越來越成爲一種牢不可破的慣性思維，不但看不見自己的特點，反而專用人家的優點對比自己的缺陷，甚至把人家的有意誤導當成自己的真實錯誤，將自戕變成人人仿效的自娛自樂，形成難以逆轉的潮流。一個史上最講公正和公平的文明，被她的不孝子孫抛出來作祭品，以掩蓋自己的無能，也許是真走到了盡頭。<text:span text:style-name="T4"><text:s/><text:line-break/><text:line-break/></text:span>完全不懂西方曆史或者說了解的只是西方僞史的中國人，帶著與生俱來的中式思維，被對方的誘導和自己的本性蒙上了眼睛，總能讓<text:span text:style-name="T4">“</text:span>傳教士<text:span text:style-name="T4">”</text:span>見縫插針，達到目的。每個人的確是一個個體，也未必能代表別人，但據此向中國人宣揚<text:span text:style-name="T4">“</text:span>不存在作爲群體的知識分子<text:span text:style-name="T4">”</text:span>，就有點明知故犯的味道。既然克裏斯蒂娃女士不避諱自己的猶太身份，那我就要說作爲一個猶太知識分子向中國人灌這種<text:span text:style-name="T4">“</text:span>迷魂湯<text:span text:style-name="T4">”</text:span>不太厚道。<text:span text:style-name="T4"><text:s/><text:line-break/><text:line-break/></text:span>猶太族群是世上自我意識最強的民族，這裏的自我意識不是意識到個體利益而是屬性認同。上千年在他民族中遊蕩，從未融入，反倒處處遇敵，足見屬性意識強到什麽程度。這也是曆史上唯一沒有國王或皇帝而由<text:span text:style-name="T4">“</text:span>拉班<text:span text:style-name="T4">”</text:span>管理和統領的民族，拉班是猶太教的教士。<text:span text:style-name="T4"><text:s/><text:line-break/><text:line-break/></text:span>讀到這裏有人也許已能悟到爲什麽在現代時髦<text:span text:style-name="T4">“</text:span>理念<text:span text:style-name="T4">”</text:span>中那些塑造曆史的偉人、強人全成了<text:span text:style-name="T4">“</text:span>壞蛋<text:span text:style-name="T4">”</text:span>。由于這種超出所有民族的精神同一性，猶太人可以散落到世界各地、操各國語言，也無須一個強人統領，卻可以拉起一條外人看不見的紐帶，爲族群利益服務。而強人統領卻是別的民族凝聚力量、開拓曆史的關鍵，也是創造曆史還是顛覆曆史兩種文明的分野。部分猶太知識分子（請區分國際猶太精英與猶太民族）可以在世界各國宣稱自己不屬于所在群體，只代表個人，這是他們獨有的灑脫，只不過他們實際從不將這份灑脫運用于自己的真正祖國和族群。記得法國猶太裔流行樂手甘茲布爾一生<text:span text:style-name="T4">“</text:span>灑脫<text:span text:style-name="T4">”</text:span>，可以說其名聲除了音樂才華就是頹廢不<text:span text:style-name="T3">羁（他那首以做愛呻吟爲唱詞的歌將西方文明最後的道德堤壩推倒），從燒法國國幣到調侃法國國歌沒有不敢嘲弄的象征，但人家私底下一本正經錄制以色列軍歌鼓勵以色列士兵。然而模仿者們可都當了真。</text:span><text:span text:style-name="T4"><text:s/><text:line-break/><text:line-break/></text:span>注意：<text:span text:style-name="T4">“</text:span>獨有的灑脫<text:span text:style-name="T4">”</text:span>即意味著其他民族的模仿者一朝實踐即自取滅亡。因爲別的民族沒有這種無需國土（寄生于他國）、無需文化（寄生于他文化）、由血緣（只認血緣不接納文化認同）和宗教在漫長流浪中凝聚成的自我意識，也根本沒法像國際猶太人那樣可以一步進入寄生國上層建築，而且進入西方一國上層建築就可進入各國上層建築，隨時可以挪移。<text:span text:style-name="T4"><text:s/><text:line-break/><text:line-break/></text:span>我是在很多年以後才意識到我們在西方電影中經常看到的上層小資的<text:span text:style-name="T4">“</text:span>灑脫<text:span text:style-name="T4">”</text:span>，其實也屬于這個族群<text:span text:style-name="T4">“</text:span>獨有的灑脫<text:span text:style-name="T4">”</text:span>，而並不具有社會代表性，至多只是社會上層<text:span text:style-name="T4">“</text:span>獨特群體<text:span text:style-name="T4">”</text:span>的面目，那<text:span text:style-name="T4">“</text:span>永恒的叛逆<text:span text:style-name="T4">”</text:span>、<text:span text:style-name="T4">“</text:span>無所顧忌的頹廢<text:span text:style-name="T4">”</text:span>、<text:span text:style-name="T4">“</text:span>永遠的道德制高點<text:span text:style-name="T4">”</text:span>，皆來源于<text:span text:style-name="T4">“</text:span>寄生的特權<text:span text:style-name="T4">”</text:span>。主體文明是沒有本錢這麽<text:span text:style-name="T4">“</text:span>灑脫<text:span text:style-name="T4">”</text:span>的，它沒法轉移，沒法寄生，只有存與亡。<text:span text:style-name="T4"><text:s/><text:line-break/><text:line-break/></text:span>世上自我意識最強的民族向自我意識最弱的民族（已沒有占統治地位的信仰也早已失去血緣的邊界且天性寬厚）傳播<text:span text:style-name="T4">“</text:span>不存在作爲群體的知識分子<text:span text:style-name="T4">”</text:span>，無異于向拉痢人推銷泄藥。而中國由納稅人供養的公共大學和日報爲傳播者提供整版報紙和大學講堂，卻絲毫意識不到自己正在幫著埋葬維護這個國家最後僅存的一點凝聚力，更意識不到這是這個文明將被突破的最後一道防線。這裏不是說一個外國學者在中國不能表達其思想，而是聽其表達的人已經意識不到自己是什麽人，更不知對方是什麽人。這幾十年那些讓人絕望的事情，概出于這種雙向的無知。<text:span text:style-name="T4"><text:s/><text:line-break/><text:line-break/></text:span>二、中式<text:span text:style-name="T4">“</text:span>社會集體主義<text:span text:style-name="T4">”</text:span>與西式<text:span text:style-name="T4">“</text:span>精神集體主義<text:span text:style-name="T4">” <text:line-break/><text:line-break/>“</text:span>紐帶<text:span text:style-name="T4">”</text:span>其實就是<text:span text:style-name="T4">“</text:span>捆綁<text:span text:style-name="T4">”</text:span>，譯成<text:span text:style-name="T4">“</text:span>紐帶<text:span text:style-name="T4">”</text:span>是因爲這是一種外人一眼看不出的精神層面的<text:span text:style-name="T4">“</text:span>捆綁<text:span text:style-name="T4">”</text:span>。在西方，這種<text:span text:style-name="T4">“</text:span>精神捆綁<text:span text:style-name="T4">”</text:span>近代以後逐漸剔除了傳統基督教和私人生這兩個原先的主角（爲什麽朝這個方向演變，相信細讀我文章的人已能體會），集中到新宗教<text:span text:style-name="T4">“</text:span>普世價值<text:span text:style-name="T4">”</text:span>和公生活層面，就變成了一種非常隱蔽的捆綁。自古統治者和其用于統治的宗教都是明的，人類曆史上還是頭一次遇到用<text:span text:style-name="T4">“</text:span>假名<text:span text:style-name="T4">” </text:span>統治的權力和宗教，即行統治和支配之實而無統治和支配之名。由于<text:span text:style-name="T4">“</text:span>精神捆綁<text:span text:style-name="T4">”</text:span>既沒有公開的教皇也沒有公開的教士，在自以爲解放的西方社會被普遍接受不說（宗教<text:span text:style-name="T3">巅峰時期的典型特征），外人不深入文明的核心也幾乎覺察不到，更想像不出其強度，尤其是文明模式與</text:span><text:span text:style-name="T4">“</text:span>精神捆綁<text:span text:style-name="T4">”</text:span>背道而馳的中國人。自古只有<text:span text:style-name="T4">“</text:span>社會集體主義<text:span text:style-name="T4">”</text:span>的中國人永遠也吃不透西人的<text:span text:style-name="T4">“</text:span>精神集體主義<text:span text:style-name="T4">”</text:span>。而比土著白人更強烈且更隱蔽的猶太<text:span text:style-name="T4">“</text:span>精神集體主義<text:span text:style-name="T4">”</text:span>，包裹在其表面的<text:span text:style-name="T4">“</text:span>國際性<text:span text:style-name="T4">”</text:span>之下，就更不是中國人能摸得到邊的事了。<text:span text:style-name="T4"><text:s/><text:line-break/><text:line-break/></text:span>中國人由于自身<text:span text:style-name="T4">“</text:span>社會集體主義<text:span text:style-name="T4">”</text:span>的模式，便由己及彼，將誤導當真，以爲西方人沒有<text:span text:style-name="T4">“</text:span>集體主義<text:span text:style-name="T4">”</text:span>，既<text:span text:style-name="T4">“</text:span>個性<text:span text:style-name="T4">”</text:span>又<text:span text:style-name="T4">“</text:span>自由<text:span text:style-name="T4">”</text:span>。比如中國人組織集體婚禮，這是<text:span text:style-name="T4">“</text:span>社會集體主義<text:span text:style-name="T4">”</text:span>較典型的表現，它有別于集體舞、遊行抗議等其他形式的群衆運動，而是把私生活與集體綁在一起。西方人總是以此爲憑指責或調侃東方民族只有<text:span text:style-name="T4">“</text:span>集體主義<text:span text:style-name="T4">”</text:span>，缺少<text:span text:style-name="T4">“</text:span>個性<text:span text:style-name="T4">”</text:span>和<text:span text:style-name="T4">“</text:span>自由<text:span text:style-name="T4">”</text:span>，一如他們曆來以東方民族道德嚴謹爲據而指責其思想封閉。這種用<text:span text:style-name="T4"><text:s/>A </text:span>事實證明<text:span text:style-name="T4"><text:s/>B </text:span>論據的概念模糊法，是誤導受衆的拿手好戲，而且百發百中，由于作僞選擇了概念分岔的模糊地帶下手，能看出破綻的人少之又少，何況看破的人是極少數，難以說服已被灌得滿盆滿罐的大多數，曆史就是這麽一層一層、一個細節一個細節被篡改的。<text:span text:style-name="T4"><text:s/><text:line-break/><text:line-break/></text:span>其實有個例子頗能戳穿此種誤導，經常看歐洲古典繪畫的人會發現，滿幅裸男裸女卻難脫《聖經》的框架；而中國古典繪畫雖不露一寸肌膚，卻海闊天空毫無這種精神扣押。但東方人限于自己的傳統，往往分不開道德尺度與思想禁<text:span text:style-name="T3">锢，一看到女人的裸膚就承認了西人的自誇和指責。好萊塢電影更是爲有意誤導鋪路架橋的先鋒，它反反複複地制造</text:span><text:span text:style-name="T4">“</text:span>孤獨<text:span text:style-name="T4">”</text:span>英雄，以掩蓋<text:span text:style-name="T4">“</text:span>集團<text:span text:style-name="T4">”</text:span>的真正力量來自精神集體主義，以及由此結成的他人看不見摸不著的網。受此潛移默化洗腦的人由于長期看不明白個體這麽<text:span text:style-name="T4">“</text:span>自由<text:span text:style-name="T4">”</text:span>、<text:span text:style-name="T4">“</text:span>個性<text:span text:style-name="T4">”</text:span>整體卻能這麽<text:span text:style-name="T4">“</text:span>有條有序<text:span text:style-name="T4">”</text:span>之間的邏輯是什麽，便只能相信<text:span text:style-name="T4">“</text:span>神話<text:span text:style-name="T4">”</text:span>，自認劣根。<text:span text:style-name="T4"><text:s/><text:line-break/><text:line-break/></text:span>爲打破他人的凝聚力而實施的有關<text:span text:style-name="T4">“</text:span>個人主義<text:span text:style-name="T4">”</text:span>的誤導，利用的也是<text:span text:style-name="T4">“</text:span>精神<text:span text:style-name="T4">”</text:span>與<text:span text:style-name="T4">“</text:span>社會<text:span text:style-name="T4">”</text:span>、<text:span text:style-name="T4">“</text:span>看得見<text:span text:style-name="T4">”</text:span>與<text:span text:style-name="T4">“</text:span>看不見<text:span text:style-name="T4">”</text:span>的概念模糊法。集體婚禮這種事在西方是看不到的，以<text:span text:style-name="T4">“</text:span>精神同一性<text:span text:style-name="T4">”</text:span>暗結紐帶的社會，因爲內裏的集體主義禁<text:span text:style-name="T3">锢，都逃避甚至排斥</text:span><text:span text:style-name="T4">“</text:span>社會集體主義<text:span text:style-name="T4">”</text:span>，尤其是進入現代以後，私人生已從<text:span text:style-name="T4">“</text:span>精神集體主義<text:span text:style-name="T4">”</text:span>中解脫出來，而個人主義唯一的顯露渠道就是社會習俗上的與衆不同，所以怎麽會放過這個機會表現<text:span text:style-name="T4">“</text:span>個性<text:span text:style-name="T4">”</text:span>呢？精神層面的個人主義依然是被打壓的，有一道幾乎全社會不分黨派、不分立場均接受（或被迫接受）的建立在新宗教基本教義上的底線，鬥膽越的人命運不會比古代火刑架上的異端好多少。何況西方社會階層是不混雜的，可爲共同的理念上街遊行，但絕不會一起結婚，連出入飯店、電影院這種事都是各入其門。<text:span text:style-name="T4"><text:s/><text:line-break/><text:line-break/></text:span>而中國那幾十甚至上百個選擇同一時辰結婚的人，不光可能階層各異，更不會有一種紐帶般的<text:span text:style-name="T4">“</text:span>精神同一性<text:span text:style-name="T4">”</text:span>，很可能婚一起結但內心一個是棄國者一個是愛國者。不要說選擇一起結婚的人之間沒有<text:span text:style-name="T4">“</text:span>精神同一性<text:span text:style-name="T4">”</text:span>，就是選擇加入同一個黨的人又有多少<text:span text:style-name="T4">“</text:span>精神同一性<text:span text:style-name="T4">”</text:span>呢？他們中相信什麽主義的都有，恐怕就是相信黨綱的最少，甚至連底線都沒有一條。由于沒有暗裏的<text:span text:style-name="T4">“</text:span>精神捆綁<text:span text:style-name="T4">”</text:span>，中國人一般不排斥<text:span text:style-name="T4">“</text:span>社會集體主義<text:span text:style-name="T4">”</text:span>，也不喜歡在社會習俗上刻意顯露與衆不同，有時到了不寬容的地步。這一點在都市小資群中已經部分改變，他們中被自己都看不見的精神捆綁聚集起來的那群，頗喜歡在社會行爲上標新立意，以示<text:span text:style-name="T4">“</text:span>反叛<text:span text:style-name="T4">”</text:span>。能在舞台上表演的<text:span text:style-name="T4">“</text:span>反叛<text:span text:style-name="T4">”</text:span>，反叛的成份不足，撒嬌的戲份很足。<text:span text:style-name="T4"><text:s/><text:line-break/><text:line-break/></text:span>三、真本事藏起來不讓徒弟知道中國人以其本性而只見西方的<text:span text:style-name="T4">“</text:span>表<text:span text:style-name="T4">”</text:span>，完全不知<text:span text:style-name="T4">“</text:span>裏<text:span text:style-name="T4">”</text:span>的存在，更難以想像其表裏不一到什麽地。<text:span text:style-name="T4">“</text:span>我從西遊美夢中驚醒，是發現了藏在冠冕堂皇的美妙說詞下面的陰謀詭計。這不是發覺人家不如想像得好，也不是看到美麗中的汙點，而是發現有兩套東西，上面那套是讓我們欣賞學習的，下面那套是根本不讓我們知道的。後來進而發現在幾乎所有向我們推薦的那套下面都另有一套，有的時候下面那套是上面那套得以實現的基礎，並不是秘密的，但他們推銷時卻有意繞過，就像師傅傳手藝故意把真本事藏起來不讓徒弟知道，然後等著看以爲學到真傳的徒弟一做就砸，等著看他總也做不成後的自我否定；有的時候上面那套是專爲掩藏下面那套設計的，有點像賭牌時的花招，是用來讓對手上當的，實際做的是下面那套，而這一手是抱團守秘的，連自己的百姓都不讓知道。<text:span text:style-name="T4">” <text:line-break/><text:line-break/></text:span>而<text:span text:style-name="T4">“</text:span>精神集體主義<text:span text:style-name="T4">”</text:span>就是<text:span text:style-name="T4">“</text:span>裏<text:span text:style-name="T4">”</text:span>中的核心，是<text:span text:style-name="T4">“</text:span>上面那套<text:span text:style-name="T4">”</text:span>得以實現的基礎。文明中缺少或幾乎沒有<text:span text:style-name="T4">“</text:span>下面這套<text:span text:style-name="T4">”</text:span>的國家或民族近代以來被誘或被迫仿效<text:span text:style-name="T4">“</text:span>上面那套<text:span text:style-name="T4">”</text:span>，基本就陷入了不斷釋放負能量的鬼打牆。百度百科裏對<text:span text:style-name="T4">“</text:span>鬼打牆<text:span text:style-name="T4">”</text:span>解釋如下：<text:span text:style-name="T4">“</text:span>在夜晚或郊外行走時，分不清方向，自我感知模糊，不知道要往何處走，所以老在原地轉圈。把這樣的經曆告訴別人時，別人又難以明白，所以被稱作<text:span text:style-name="T4">‘</text:span>鬼打牆<text:span text:style-name="T4">’</text:span>，其實這是人的一種意識朦<text:span text:style-name="T3">胧狀態。</text:span><text:span text:style-name="T4">” <text:line-break/><text:line-break/></text:span>有一個現象對<text:span text:style-name="T4">“</text:span>裏<text:span text:style-name="T4">”</text:span>與<text:span text:style-name="T4">“</text:span>表<text:span text:style-name="T4">”</text:span>揭示得相當透徹，但並未引起被西人灌滿迷魂湯的國人注意和思考，就是戰爭與集體主義。一般的邏輯是缺乏集體主義就打不了仗，集體主義與主動攻擊性是比肩而行的民族性，已被曆史證明是互爲條件的，中國人不好戰，缺乏集體主義是根源之一。而成天標榜個人主義的西方，爲什麽這麽愛打仗也能打仗？世界警察美國就不用說了，形同一部戰爭機器（華爾街、軍隊和軍工是這個國家的經濟命脈）。就是<text:span text:style-name="T4">“</text:span>自由散漫<text:span text:style-name="T4">”</text:span>的法國在其非洲殖民地諸國獨立後的五十年中，也進行了五十次軍事介入，平均一年一次局部戰爭，這還不算其跟隨西方集團參與的其他戰爭。僅僅是因爲武器先進愛打仗？那麽參與戰爭的人呢？人靠什麽凝聚成戰爭機器？靠的是外人看不見的<text:span text:style-name="T4">“</text:span>精神集體主義<text:span text:style-name="T4">”</text:span>！<text:span text:style-name="T4"><text:s/><text:line-break/><text:line-break/></text:span>猶太人在建國前後的艱難歲月，無論是戰場還是開荒的農場，也發生過很多犧牲個體的相當殘酷的事，在生死存亡的大目標下，清剿異數、犧牲個體被整體咬著牙接受了。這還是在外部不斷有巨大財力輸入的情況下，要是再被處部強權經濟封鎖、政治分裂，那犧牲會更慘烈，內部派別之爭也會更你死我活，政治暗殺會更多，但人家的<text:span text:style-name="T4">“</text:span>傷痕文藝<text:span text:style-name="T4">”</text:span>從不進入自家陣<text:span text:style-name="T4"><text:s/><text:line-break/></text:span>營，只被當作與外敵鬥爭的武器。他們靠什麽集體吞咽苦果？靠的也是<text:span text:style-name="T4">“</text:span>精神集體主義<text:span text:style-name="T4">”</text:span>。<text:span text:style-name="T4"><text:s/><text:line-break/><text:line-break/></text:span>毛澤東領導的中國革命，史學家怎麽解釋的都有，竊以爲，毛在同樣武力落後的情況下轉敗爲勝的奇迹，其實就是繞過花招直學真傳的結果。可能是出于天才的直覺，也可能是迫于條件，毛撇開洋軍師，也沒靠進口裝備，而是直奔要領，用<text:span text:style-name="T4">“</text:span>精神集體主<text:span text:style-name="T4">”</text:span>把<text:span text:style-name="T4">“</text:span>散<text:span text:style-name="T4">”</text:span>似的中國人硬捏成團，終于使這個被列強踩在腳下的民族站起來。然而也正是因爲中華文明原本沒有<text:span text:style-name="T4">“</text:span>精神集體主義<text:span text:style-name="T4">”</text:span>，靠強人趕鴨子上架，又尚未學會與私人生及傳統文明中的某些糟粕分離，加上因反抗招致經濟封鎖，中國人只堅持了幾十年就苦不堪言，受不了倒也罷了，再也拔不出來的也大有人在。而西方的<text:span text:style-name="T4">“</text:span>精神集體主義<text:span text:style-name="T4">”</text:span>是靠長達一千多年的實體火刑架反複屠戮、百煉成鋼的，早已浸透文明的基因。<text:span text:style-name="T4"><text:s/><text:line-break/><text:line-break/></text:span>四、是<text:span text:style-name="T4">“</text:span>普世救人<text:span text:style-name="T4">”</text:span>還是暗下殺手<text:span text:style-name="T4"><text:s/><text:line-break/><text:line-break/>“</text:span>精神集體主義<text:span text:style-name="T4">”</text:span>一個突出的表現即中國人無法比擬的主觀能動性，在公共生活領域常常體現爲一種人人顧及整體利益的自覺意識和有限分權，此爲西式<text:span text:style-name="T4">“</text:span>民主<text:span text:style-name="T4">”</text:span>與<text:span text:style-name="T4">“</text:span>自由<text:span text:style-name="T4">”</text:span>的基石，而基石之基石是建立在<text:span text:style-name="T4">“</text:span>界之意識<text:span text:style-name="T4">”</text:span>上的屬性意識，屬性意識的強弱決定了其能否意識到整體利益。注意：<text:span text:style-name="T4">“</text:span>精神集體主義<text:span text:style-name="T4">”</text:span>不可完全等同于一神教信仰，而是比宗教信仰更深更廣更獨特的精神同一性，同樣信奉一神教的阿拉伯世界就沒有類似于西方的<text:span text:style-name="T4">“</text:span>精神集體主義<text:span text:style-name="T4">”</text:span>。這種<text:span text:style-name="T4">“</text:span>精神集體主義<text:span text:style-name="T4">”</text:span>有一獨有的特點，就是沒有恒定的善惡、是非標准，只有隨利不斷挪移的界內界外。這一點傳統宗教是沒有的，而是猶太精神的産物。試想想，沒有恒定的善惡、是非標准，哪來<text:span text:style-name="T4">“</text:span>普世<text:span text:style-name="T4">”</text:span>的胸襟？這種事情往深裏想一想就一目了然，可就是有這麽多癡人鬼打牆轉不出來。<text:span text:style-name="T4"><text:s/><text:line-break/><text:line-break/></text:span>精神層面的集體主義是西方社會表面寬松、內核堅硬的關鍵所在，同時精神層面的集體主義要比社會層面的集體主義牢固而隱秘。這也是我們對西方社會整體誤讀的起始點。看到這一層你才恍然大悟：爲什麽西方社會強調個人主義，因爲在精神層面上西方社會缺乏個人主義；爲什麽中國社會提倡集體主義，因爲在精神層面上中國社會自古至今都缺乏集體主義！<text:span text:style-name="T4"><text:s/><text:line-break/><text:line-break/></text:span>中國社會有熟人間的<text:span text:style-name="T4">“</text:span>捆綁<text:span text:style-name="T4">”</text:span>，導致人與人的壓抑，但<text:span text:style-name="T4">“</text:span>捆綁<text:span text:style-name="T4">” </text:span>到了陌生人之間又形成了無以數計的突破口，舒緩了壓抑。中國社會每當政權勢弱的時候便秩序混亂、有規不行、有令不止，概源于缺少<text:span text:style-name="T4">“</text:span>精神同一性<text:span text:style-name="T4">”</text:span>，可不是人們想像的只要制定一部完美的法律，就可迎刃而解。中國式被迫集體主義止于社會層面，而沒有類似于西方社會的幾乎隨時隨地、無孔不入的精神捆綁，教堂內的忏悔室就是精神捆綁的<text:span text:style-name="T4">“</text:span>檢討室<text:span text:style-name="T4">”</text:span>，進去檢討的人並沒有被人群押著，而是被靈魂綁進去的。我們從上世紀三、四十年代法國一個教區神父收到的教民來信中還能看到，連夫妻間自慰（爲避免過多生育）和夜間夢遺（自慰是違背上帝教導的）這類不能再隱私的事，因與宗教精神不符，都在教民主動請罪的範疇。而中國社會往靈魂深處檢討還從未深達這個程度，這就是爲什麽傳統中國社會沒有自然生發對個人主義、自由主義的追求，因爲在精神層面上個人主義、自由主義從來就沒有被徹底鏟除。而精神捆綁卻是西方文明的本質，西方文明在十幾個世紀裏，精神世界囚禁于一本《聖經》，于今也只不過是換了一本<text:span text:style-name="T4">“</text:span>聖經<text:span text:style-name="T4">”</text:span>而已。想想華夏民族是多麽幸運！要是鴉片戰爭發生在一千多年前，我們早就不知道華夏文明姓甚名誰，就算知道也十之八九是個僞造的版本。<text:span text:style-name="T4"><text:s/><text:line-break/><text:line-break/></text:span>在如此天網恢恢、疏而不漏的精神控制下，經漫長世紀煅造出的<text:span text:style-name="T4">“</text:span>精神集體主義<text:span text:style-name="T4">”</text:span>，是西方工業化領先後征服欲不可抑制的文化根脈，爲其武力打劫世界提供了牢固的社會基礎；也是西方國家從明的寡頭政治過渡到暗的寡頭政治，卻可瞞天過海、嘴上說一套底下做另一套的殺手<text:span text:style-name="T3">锏。要不是看到被奉爲</text:span><text:span text:style-name="T4">“</text:span>醫生<text:span text:style-name="T4">”</text:span>的人告訴脾虛胃寒便溏之人病根是腎虛胃火，並且給他開清熱燥濕的藥，把他往死裏治，你<text:span text:style-name="T4">“</text:span>紐帶文化<text:span text:style-name="T4">”</text:span>實質是什麽我們沒必要說三道四，甚至你們的真實曆史想藏起來我們也沒必要去揭去掀。但如果兜售泄藥的販子賺錢還不夠，還要鑽進脾虛胃寒之人的頭腦，讓他從思想深處相信自己的病根是腎虛胃火，欲從根上將其解構，以期一勞永逸地吸附在他身上訛詐，我們再不行動，就如同見死不救。</text:p>
      <text:p text:style-name="P1"><text:span text:style-name="T1">陳真</text:span><text:s/>  |  2019.01.08 17:16   |   <text:a xlink:type="simple" xlink:href="http://palinfo.habago.org/Entry?Command=Information_PrintForum&amp;iPage=40#FORUM37155"><text:span text:style-name="T2">#</text:span></text:a></text:p>
      <text:p text:style-name="P4">寫得真好，祖國真是人才濟濟。<text:span text:style-name="T4"><text:s/><text:line-break/><text:line-break/></text:span>把話語當成一種武器，是我在黨外時期之政治參與中學到的一課。老子不用打你，光是掌握麥克風，就能把你給打入十八層地獄。<text:span text:style-name="T4"><text:s/><text:line-break/><text:line-break/></text:span>其實在我很小時候、約莫念國中時，就曾感受到麥克風的驚人威力。我從國中就很喜歡柏楊，有一天，跟班上一位好朋友提起，想不到他立即不假思索地說：<text:span text:style-name="T4">"</text:span>那個人寫東西很偏激！<text:span text:style-name="T4">" </text:span>那位同學從沒讀過柏楊的書，卻講得信誓旦旦。更讓我無言的是<text:span text:style-name="T4"><text:s/>"</text:span>偏激<text:span text:style-name="T4">" </text:span>一詞。這是我那個年代的流行用語，人人朗朗上口，用來形容一切對政府或社會有任何批評的人，標準辭彙就是偏激份子。<text:span text:style-name="T4"><text:s/><text:line-break/><text:line-break/></text:span>人們從眾性格之細膩，細膩到就跟鸚鵡沒兩樣，眾口一致完全覆誦主流媒體所教他說出的每個句子與句型，就連形容詞都完全一致。就跟當今的什麼程序正義、轉型正義一樣，主流媒體餵他什麼，他就吃什麼，精準到就像播放錄音帶那樣一字不差。<text:span text:style-name="T4"><text:s/><text:line-break/><text:line-break/></text:span>台詞往往會隨著時代不同的政治需要與不同的政治顏色而更換，但鸚鵡學語的本質卻從未改變。<text:span text:style-name="T4"><text:s/><text:line-break/><text:line-break/></text:span>在不斷更換的台詞中，有個詞倒是始終如一，那就是民主自由。即便是動輒抓人關人殺人的蔣家恐怖統治年代，<text:span text:style-name="T4">"</text:span>民主自由<text:span text:style-name="T4">" </text:span>依舊是眾口一致的島內流行台詞，對照組則是對岸萬惡的獨裁共匪。套句當時美國政府的話，蔣介石是世界民主的燈塔。<text:span text:style-name="T4"><text:s/><text:line-break/><text:line-break/></text:span>語言與概念失去內在意義，而僅具外部功能，就像一種通關密語，用來辨別敵我身份；更像一根大棒子，把對手打入十八層地獄，直教他有口難言。<text:span text:style-name="T4"><text:s/><text:line-break/><text:line-break/></text:span>你看，當今之世，群魔亂舞，殘殺上千萬人、四處奸殺擄掠的國家恐怖主義政權，透過美元掠奪舉世財富、製造貧窮者，例如美國，卻整天高喊民主自由與人權。<text:span text:style-name="T4"><text:s/><text:line-break/><text:line-break/></text:span>至於島內，人渣橫行，貪婪無度，下三濫到難以想像的齷齪地步，卻同樣也是玩這一套民主自由的概念修辭。你看，島內周遭幾乎每個人，講起兩岸，一開口儼然就是民主自由，而對岸竟成了恐怖獨裁。<text:span text:style-name="T4"><text:s/><text:line-break/><text:line-break/></text:span>如何改變這些鳥思維？老實說，我覺得很絕望，因為這就像一種<text:span text:style-name="T4"><text:s/>"</text:span>典範<text:span text:style-name="T4">"</text:span>，掌握話語權者建立了一套全然缺乏實質內涵的<text:span text:style-name="T4"><text:s/>"</text:span>知識體系<text:span text:style-name="T4">"</text:span>，人們就依據這套既定的概念體系為標竿，定位敵我，直接把異己下地獄；哪怕概念與事實全然不符，照樣戰無不克。就像柏楊，即便再溫柔婉約，也永遠脫不下<text:span text:style-name="T4"><text:s/>"</text:span>偏激<text:span text:style-name="T4">" </text:span>的大帽子。除非有一天，<text:span text:style-name="T4">"</text:span>政治需要<text:span text:style-name="T4">" </text:span>改變了，帽子才脫得下來。<text:span text:style-name="T4"><text:s/><text:line-break/><text:line-break/>1990 </text:span>年，我在台北和林口長庚醫院工作。有一天，在辦公室，我捧著林義雄送我的一本書讀，書名叫<text:span text:style-name="T4"><text:s/>"</text:span>去國懷鄉<text:span text:style-name="T4">"</text:span>。一位同事看到了，很不屑地丟下一句話：<text:span text:style-name="T4">"</text:span>你怎麼在看這種書？<text:span text:style-name="T4">" </text:span>我問他：<text:span text:style-name="T4">"</text:span>這種書<text:span text:style-name="T4">" </text:span>是哪種書？他更加不屑地說，<text:span text:style-name="T4">"</text:span>不就是一些地痞流氓寫的東西嗎？<text:span text:style-name="T4">" </text:span>我說，林義雄是個人格者，怎麼會是地痞流氓呢？他不屑回應，因為在當時大多數人的眼裏，只要批評國民黨的，就是壞人，就是偏激份子，野心暴力份子，或是地痞流氓。<text:span text:style-name="T4"><text:s/><text:line-break/><text:line-break/></text:span>在那當下，任憑我口才再好，你想我有可能改變那位同事的想法嗎？恐怕很難。即便我舉出無數個有關林義雄的正面事實，依舊很難讓那位同事相信林義雄不是地痞流氓，不是野心暴力份子。<text:span text:style-name="T4"><text:s/><text:line-break/><text:line-break/></text:span>在一種小範圍的時空中，例如島內，各種既定台詞有可能改變，但是，涉及大範圍的<text:span text:style-name="T4"><text:s/>"</text:span>典範<text:span text:style-name="T4">" </text:span>卻始終屹立不搖。<text:span text:style-name="T4"><text:s/><text:line-break/><text:line-break/></text:span>比方說，我常在文章中寫道：<text:span text:style-name="T4">"</text:span>中美兩國，一善一惡，如此明顯<text:span text:style-name="T4">"</text:span>。我指的善，毫無疑問是指中國。在我對於世界種種與國際政治的認識中，對人類處境之改善與維護，貢獻最大者，非中國莫屬。至於美國，則是極端反面，集人類各項罪惡於一身，罪惡滔天，罄竹難書。<text:span text:style-name="T4"><text:s/><text:line-break/><text:line-break/></text:span>問題是，你覺得會有多少人認同我這些話？在我所認識的人之中，我數不出十個。即便我費盡唇舌，講述無數事實，依舊很難改變人們的想法，因為那是一種<text:span text:style-name="T4"><text:s/>"</text:span>典範<text:span text:style-name="T4">"</text:span>，就像一套算數系統那樣，藉以檢驗對錯，但系統本身卻絲毫不受質疑。<text:span text:style-name="T4"><text:s/><text:line-break/><text:line-break/>Noam Chomsky</text:span>把美國和他的一票走狗，包括以色列和台灣等等，稱呼為國家恐怖主義聯盟。<text:span text:style-name="T4">Chomsky </text:span>只是說出一種常識與基本事實，但幾個人會信呢？<text:span text:style-name="T4"><text:s/><text:line-break/><text:line-break/></text:span>典範當然不是不可挑戰，但是就像浪濤沖毀一座堤防那樣，得有無數個浪頭，前仆後繼，經年累月，也許有一天，堤防才會倒塌，典範才會轉移。<text:span text:style-name="T4"><text:s/><text:line-break/><text:line-break/></text:span>若要自我安慰，做為浪濤之一，確實還是有點效果。記得<text:span text:style-name="T4"><text:s/>20</text:span>年前，當我寫下第一篇反美文字時，即便我當時人在英國，依舊引起島內無數人渣不擇手段的攻擊、造謠與抹黑，把劍橋科哲系搞得雞飛狗跳，手段卑劣透頂。<text:span text:style-name="T4"><text:s/><text:line-break/><text:line-break/></text:span>人渣作為就不用說了，畢竟人渣自然就是幹人渣的事。讓我印象最深刻的是，居然還有些笨到爆的傻蛋，<text:span text:style-name="T4"><text:s/>"</text:span>罵<text:span text:style-name="T4">" </text:span>我是<text:span text:style-name="T4"><text:s/>"</text:span>台灣的<text:span text:style-name="T4"><text:s/>Chomsky" (</text:span>他不知道這是一種恭維<text:span text:style-name="T4">)</text:span>，甚至還有人要我舉出一個實例，要我證明愛好民主自由與人權的美國曾經殺死任何一個無辜的平民。<text:span text:style-name="T4"><text:s/><text:line-break/><text:line-break/></text:span>當下我詞窮了，我知道我碰到典範的銅牆鐵壁了。不過，我不敢嘲笑別人，畢竟我自己也曾傻過。要不是因為<text:span text:style-name="T4"><text:s/>Emir Kusturica </text:span>在<text:span text:style-name="T4"><text:s/>1995</text:span>年對於南斯拉夫內戰的一席話，指控美國之背後搞鬼，我的<text:span text:style-name="T4"><text:s/>"</text:span>覺醒<text:span text:style-name="T4">"</text:span>，恐怕還得慢上好幾年。就跟每個傻蛋一樣，我也曾經以為美國愛好民主自由與人權。<text:span text:style-name="T4"><text:s/><text:line-break/><text:line-break/></text:span>知識上，再荒唐的知識體系都可能雄霸千年。但千年過後，典範還是會倒塌。可悲的是，屆時取而代之的，恐怕也只是另一套精密控制的鬼話體系。聽起來很悲觀，很宿命。但是，套句奇士勞斯基的話：<text:span text:style-name="T4">"</text:span>我唯一的優點是：我悲觀。<text:span text:style-name="T4">" </text:span>於是許多時候，我常覺得人類的存在很無謂，或者說，語言與概念這些東西很蒼白，具有一種偽善卑劣的必然本質。<text:span text:style-name="T4"><text:s/><text:line-break/><text:line-break/></text:span>到頭來，還有什麼是真實的呢？血是紅的，淚是鹹的，心跳、脈博、疼痛、饑餓等等等，都很真實，簡單說就是生命。但我們卻被迫都得參與一場由眾老千當莊家的概念遊戲，以自身生命當賭注，玩一場必輸的比賽，除非你加入老千的行列，自欺欺人，操弄一套既定的台詞。</text:p>
      <text:p text:style-name="P1"><text:span text:style-name="T1">林如龙</text:span><text:s/>  |  2019.01.08 15:04   |   <text:a xlink:type="simple" xlink:href="http://palinfo.habago.org/Entry?Command=Information_PrintForum&amp;iPage=40#FORUM37154"><text:span text:style-name="T2">#</text:span></text:a></text:p>
      <text:p text:style-name="P3"><text:span text:style-name="T3">转个贴，顺便推荐边芹的《被颠覆的文明》和《谁在导演世界》这两本书，也不知道台湾有没有出版？</text:span><text:span text:style-name="T4"><text:s/><text:line-break/><text:line-break/></text:span>邊芹：話語的流向是一場精准謀劃的隱形戰爭<text:span text:style-name="T4"><text:s/><text:line-break/><text:line-break/></text:span>（話語的流向絕不是自發的，而是每一個節點都把控好的<text:span text:style-name="T4">“</text:span>人工渠<text:span text:style-name="T4">”</text:span>，是有意識的接力和傳遞過程，越是高叫<text:span text:style-name="T4">“</text:span>言論自由<text:span text:style-name="T4">”</text:span>的社會，監控機制越嚴密和隱秘；這也不是一場公平遊戲，而是從一開始就設計好了方向。構建自身和解構對手的<text:span text:style-name="T4">“</text:span>話語平台<text:span text:style-name="T4">”</text:span>兩者缺一不可；這裏面更不存在偶然，<text:span text:style-name="T4">“</text:span>從天而降的餡餅<text:span text:style-name="T4">”</text:span>無一例外都落在被挑中的人手裏；話語是現代戰爭的標准武器，話語流向事關國家與文明的生死存亡，像打仗一樣需要知己知彼，精心謀劃）<text:span text:style-name="T4"><text:s/><text:line-break/><text:line-break/></text:span>有人可能追問：西方世界似乎繞了一大圈來否定中華文明，這究竟能達到什麽目的？目的只有一個，就是占據文明制高點。占據了文明制高點，才能搶占道德高地。搶占文明制高點，就進入了所有謀略的中心：如何擁有話語權。<text:span text:style-name="T4"><text:s/><text:line-break/><text:line-break/><text:line-break/></text:span>邊芹：話語的流向是一場精准謀劃的隱形戰爭<text:span text:style-name="T4"><text:s/><text:line-break/><text:line-break/></text:span>話語權的構建是精心操控的巨大工程，絕不是善良、公平心、開放、透明甚至自身的強盛就能拿到的。首先要占據制高點，才能控制話語的流向。一般人只看到話語權是國力和霸權的産物，而忽略它是一個精密的操縱系統。其實，技巧的核心就是話語的流向操縱于誰手。<text:span text:style-name="T4"><text:s/><text:line-break/><text:line-break/></text:span>而能否占住制高點，就在于文明的自信。當年侵略者靠兵艦火炮把我們幾千年建立的文明自信打掉，可見這個精神統治權是要抓到底的。文明的自信就像肢體的一部分，一旦被截掉，再生亦難，文明本身隨著自信的消失而消失，並非天方夜譚。中國人以爲就靠文明自身的品質，能長年維持這種自信，這樣想非常天真，在沒有惡意者的世界，是行得通的。<text:span text:style-name="T4"><text:s/><text:line-break/><text:line-break/></text:span>但不幸的是，近代中國遭遇了需要絕對精神統治權的征服者，他們並不只是擡高自己，還<text:span text:style-name="T3">诋毀和抹殺別人。用並不誠實的手段刻意維持著文明自信，爲永遠占據文明制高點，提供了廣泛的民間認同，亦爲不擇手段把持話語權，最大限度地杜絕了民間的反感或不配合。</text:span><text:span text:style-name="T4"><text:s/><text:line-break/><text:line-break/></text:span>因爲奪取永久話語權並不是靠一種公正的權威，而是操縱的技巧：讓我的話語不受阻擋地流向你，而你的話語流不過來。目前這個世界所謂的<text:span text:style-name="T4">“</text:span>擁有話語權<text:span text:style-name="T4">”</text:span>，就是這麽回事。在這裏，制造認同是雙向的，構建文明自信是在拿掉了對手文明自信的基礎上實現的，使得話語的流向不但不受阻擋，反被欣然接受。<text:span text:style-name="T4"><text:s/><text:line-break/><text:line-break/></text:span>話語的流向是一場精准謀劃的戰爭。引一位法國漢學家的話說：中國在這場圖謀已久的戰爭中至今處在不設防狀態。在這裏，解構對手的<text:span text:style-name="T4">“</text:span>話語平台<text:span text:style-name="T4">”</text:span>與自建平台是雙管齊下的，操縱輿論的力量不在于往自己臉上抹金，而在于往對手頭上扣屎盆子！話語的流向絕非信息的<text:span text:style-name="T4">“</text:span>交流<text:span text:style-name="T4">”</text:span>，而自始至終都被視作一場<text:span text:style-name="T4">“</text:span>戰爭<text:span text:style-name="T4">”</text:span>！<text:span text:style-name="T4"><text:s/><text:line-break/><text:line-break/></text:span>西方世界對<text:span text:style-name="T4">“</text:span>話語平台<text:span text:style-name="T4">”</text:span>的控制有一張嚴密的網，從文化到體育無所不包，沒有一個環節是疏忽的。就說體育吧，掌控<text:span text:style-name="T4">“</text:span>話語<text:span text:style-name="T4">”</text:span>的基本做法是不播放中國人有優勢的體育比賽；不傳播中國自己組辦的賽事；在各類國際比賽中封鎖中國人參賽的事實。比如環法自行車比賽是法國媒體暑期大炒的項目，組委會邀請了中國自行車選手，但這種事不讓法國民衆知道。<text:span text:style-name="T4"><text:s/><text:line-break/><text:line-break/></text:span>爲什麽？因爲請中國選手參賽不像挑選大陸電影界名人參加電影節。藝術不是目的，政<text:span text:style-name="T4">·</text:span>治才是由頭，不管大陸藝人自我感覺臉上多麽風光，在法國這頭就是爲負面話語配料、送料的。而大陸自行車選手參賽，則難改變這個性質，既然屬于正面話語的範疇，就必須阻止其流入。邀中國人來，是爲了中國媒體替法國旅遊做宣傳，也就是只讓話語流出去。所以，沒有任何一家電視台或報紙，提供哪怕一張中國人參賽的畫面。<text:span text:style-name="T4"><text:s/><text:line-break/><text:line-break/></text:span>媒介從業人員的廣泛<text:span text:style-name="T4">“</text:span>自覺<text:span text:style-name="T4">”</text:span>，讓人不得不佩服這個民族自覺的權力意識，以及不與外人謀的<text:span text:style-name="T4">“</text:span>內忠<text:span text:style-name="T4">”</text:span>。直到賽後數月，法國媒體報道西班牙冠軍有服用興奮劑嫌疑，順帶提到有一位中國自行車選手也被懷疑，中國人參賽才透過一則負面新聞泄露出來。<text:span text:style-name="T4"><text:s/><text:line-break/><text:line-break/></text:span>這些針對中國人的負面話語，經年累月，視利益需要時收時放。其實法國民衆對世界是兩眼一抹黑，<text:span text:style-name="T4">“</text:span>新聞自由<text:span text:style-name="T4">”</text:span>更多是操縱的自由。比如嫦娥二號升天的新聞是封鎖的，法國人也不知中國的高速火車比法國快，不知中國有退休制度（法國媒體聲稱中國人連<text:span text:style-name="T4">“</text:span>退休<text:span text:style-name="T4">”</text:span>二字爲何物都不知道），不知中國婦女與男人同工同酬（法國婦女工資比男人少<text:span text:style-name="T4">30%</text:span>）；<text:span text:style-name="T4"><text:s/><text:line-break/><text:line-break/></text:span>不知中國能用高科技織布、煉鐵、造汽車（至今多數民衆認定中國人連織布技術都要偷法國的），不知朝鮮戰爭美國人是打不過才談判的，不知從制瓷、造紙到印刷均傳自中國，不知鴉片戰爭是英國人強迫中國人吸毒，不知法國參與了第二次鴉片戰爭，燒了圓明園<text:span text:style-name="T4">…… <text:line-break/><text:line-break/></text:span>這麽做固然可以用心胸狹窄來解釋，但關鍵還是出于控制話語流向的焦慮。每開一個口，都不同程度給了對方<text:span text:style-name="T4">“</text:span>話語平台<text:span text:style-name="T4">”</text:span>，控制不好，就可能引起連鎖反應。文化領域的看守就更嚴密了，因爲這是<text:span text:style-name="T4">“</text:span>話語戰爭<text:span text:style-name="T4">”</text:span>的主攻戰場，一般采取全面封鎖或只放負面話語兩個步驟，這樣做既保證<text:span text:style-name="T4">“</text:span>話語平台<text:span text:style-name="T4">”</text:span>永遠在自己手裏，又讓受衆沒有失去看世界的自由權利。<text:span text:style-name="T4"><text:s/><text:line-break/><text:line-break/></text:span>比如中國電影在這裏的<text:span text:style-name="T4">“</text:span>專家<text:span text:style-name="T4">”</text:span>嘴裏，除了被挑來的幾個電影人，其余均不存在。中國人租下巴黎電影院自辦電影周，那兩本文娛節目表，居然連續兩年把放映地點<text:span text:style-name="T4">“</text:span>寫錯<text:span text:style-name="T4">”</text:span>！可見他們之所以成天與競爭對手打<text:span text:style-name="T4">“</text:span>言論自由<text:span text:style-name="T4">”</text:span>牌，就在于自己早已握有將百姓視野圈進狹小區域的決勝籌碼。<text:span text:style-name="T4"><text:s/><text:line-break/><text:line-break/></text:span>上海電影節的新聞也被封鎖得滴水不漏，因爲這是掌握價值判斷權的關鍵<text:span text:style-name="T4">“</text:span>平台<text:span text:style-name="T4">”</text:span>。爲此無論法國名人在上海得到何等榮譽，傳媒萬馬齊喑，無一例外，名人也自覺遵從，在上海讓中國人以爲他們榮幸得很，回到本土則唯恐國人知道，與中國藝人拿外譽當上帝光環截然不同。比如中國媒體廣泛報道前總統希拉克要到中國推銷其回憶錄，但這條新聞在法國是封鎖的。<text:span text:style-name="T4"><text:s/><text:line-break/><text:line-break/></text:span>以希拉克與傳媒的深刻聯系會找不到幾家媒體報道？呂克貝松在上海作電影節評委主席，回國則三緘其口。爲什麽當事人與傳媒在<text:span text:style-name="T4">“</text:span>防火牆體系<text:span text:style-name="T4">”</text:span>中配合默契目標一致？沒有人會爲這樣的封鎖抱怨失去自由，更不會把去外國電影節當成要爭的福利。在他們看來這早已不是言論自由或藝術自由的問題，而事關價值判斷權歸于誰手，從價值判斷權還可以引申到藝術定價權，在這裏精英階層人人有這種自我意識。<text:span text:style-name="T4"><text:s/><text:line-break/><text:line-break/></text:span>價值判斷權直接關系文明的生存，單從經濟上講它也決定了幾乎所有事物的定價權。簡單說話語的流向不光決定一件襯衫、一瓶面霜或一塊手表、一只手袋的定價權，也決定一部文藝作品乃至一個人的定價權。<text:span text:style-name="T4">“</text:span>中國造<text:span text:style-name="T4">”</text:span>的商品雖然質量同等但價格卻遠低于價值，這就是控制世界話語流向的看不見的手決定的。<text:span text:style-name="T4"><text:s/><text:line-break/><text:line-break/></text:span>中國人還遠遠沒有意識到這只看不見的手翻雲覆雨的厲害，這只無形而有力的手可以以數年時間，用信息（甚至假信息）接力的方式，將某國産品變得一錢不值。這真是神不知鬼不覺的<text:span text:style-name="T4">“</text:span>打劫<text:span text:style-name="T4">”</text:span>！所以各國的<text:span text:style-name="T4">“</text:span>城牆<text:span text:style-name="T4">”</text:span>是阻擋<text:span text:style-name="T4">“</text:span>話語戰爭<text:span text:style-name="T4">”</text:span>、令看不見的手設法擴大<text:span text:style-name="T4">“</text:span>打劫<text:span text:style-name="T4">”</text:span>範圍的工具。內外不分的民族，往往輿論的心髒控于他手都無知無覺。<text:span text:style-name="T4"><text:s/><text:line-break/><text:line-break/></text:span>單講阻截中國的話語，難以服人，下面說說日本。如果說對中國是全封鎖，對日本則是有封有放，對科技、工業是放，這意味著承認日本的工業技術水平，這個<text:span text:style-name="T4">“</text:span>話語平台<text:span text:style-name="T4">”</text:span>背後是巨大財富，除了西方盟國間，輕易是不讓別國分享的，因爲這決定了工業産品的定價權。不斷讓百姓接受某國技術水平高的信息，就是潛移默化的洗腦，讓其認同某國産品貴得有理。産品檔次的提升，質優固然重要，但並不起絕對作用，關鍵在于西方是否讓你擠進<text:span text:style-name="T4">“</text:span>話語平台<text:span text:style-name="T4">”</text:span>。<text:span text:style-name="T4"><text:s/><text:line-break/><text:line-break/></text:span>這才是當今世界最殘酷的現實！話語是操控消費者價值判斷的閘門，此閘門的開啓與關閉，造成的現實結果是：中國人願意花一萬塊錢買一只法國品牌的皮包，而法國人要求中國人以最低價格向他們出售同樣質量的物品。兩國民衆爲什麽會産生如此南轅北轍的價值判斷？一件尋常物品的價值真有如此懸殊的差異？話語已成爲現代戰爭劫財篡權的武器。<text:span text:style-name="T4"><text:s/><text:line-break/><text:line-break/></text:span>即使對日本這個盟友，主導上層建築價值判斷的<text:span text:style-name="T4">“</text:span>話語平台<text:span text:style-name="T4">”</text:span>也是不給的。如東京電影節幾十年被封鎖（足見電影是話語戰爭的戰略要地），法國人不知道有此電影節，即便業內參賽或得獎，也只字不報。<text:span text:style-name="T4"><text:s/><text:line-break/><text:line-break/></text:span>不能在民衆心裏樹立西方之外還有別的精神統治中心！馴養獵犬的要訣即杜絕其吃他食的可能。沒有一位日本歌星、影星得到與其西方同行一樣的對待；幾位受寵的導演，都是西方捧出來爲搗毀本國電影工業立下汗馬功勞的。可見藝術自由不過是拆掉別人的城牆，自己捧出的明星也不僅僅是身負藝術使命。<text:span text:style-name="T4"><text:s/><text:line-break/><text:line-break/></text:span>從上述實例看，話語的流向絕不是自發的，而是把控好的<text:span text:style-name="T4">“</text:span>人工渠<text:span text:style-name="T4">”</text:span>，是有意識的接力和傳遞過程，越是高叫<text:span text:style-name="T4">“</text:span>言論自由<text:span text:style-name="T4">”</text:span>的社會，監控機制越嚴密；這不是一場公平遊戲，而是從一開始就設計好了方向。構建自身和解構對手的<text:span text:style-name="T4">“</text:span>話語平台<text:span text:style-name="T4">”</text:span>兩者缺一不可；這裏面更不存在偶然，<text:span text:style-name="T4">“</text:span>從天而降<text:span text:style-name="T4">”</text:span>的餡餅無一例外都落在被挑中的人手裏。<text:span text:style-name="T4"><text:s/><text:line-break/><text:line-break/></text:span>話語是現代戰爭的標准武器，話語流向──事關國家與文明的生死存亡，像打仗一樣需要知己知彼，精心謀劃。</text:p>
      <text:p text:style-name="P1"><text:span text:style-name="T1">陳真</text:span><text:s/>  |  2019.01.07 10:09   |   <text:a xlink:type="simple" xlink:href="http://palinfo.habago.org/Entry?Command=Information_PrintForum&amp;iPage=40#FORUM37152"><text:span text:style-name="T2">#</text:span></text:a></text:p>
      <text:p text:style-name="P4">文歆，<text:span text:style-name="T4"><text:s/><text:line-break/><text:line-break/></text:span>對我們而言，「一個中國」就是中華人民共和國，不是此岸那些下三濫的人渣政黨。無論美國與西方如何表述，我們堅守中華人民共和國的立場。若現今無法做到，就維持現狀。無論如何，都不該失去自己國家的立場。<text:span text:style-name="T4"><text:s/><text:line-break/><text:line-break/></text:span>我把你的話改了幾個字，結果內涵還是一樣，有說等於沒說。<text:span text:style-name="T4"><text:s/><text:line-break/><text:line-break/></text:span>一，議論<text:span text:style-name="T4"><text:s/><text:line-break/><text:line-break/></text:span>我常反覆這麼說，說到連我自己都覺得煩了。簡單說，宣稱<text:span text:style-name="T4"><text:s/>(claim) </text:span>無法取代議論<text:span text:style-name="T4"><text:s/>(argument)</text:span>，除非你是那個發號施令者。<text:span text:style-name="T4"><text:s/><text:line-break/><text:line-break/></text:span>作文課老師倘若出了一道題：<text:span text:style-name="T4">"</text:span>論兩岸前途之我見<text:span text:style-name="T4">"</text:span>，這時候，像你這樣的回答肯定會得個零分，因為以宣稱代替議論，有說等於沒說。比<text:span text:style-name="T4"><text:s/>"</text:span>沒說<text:span text:style-name="T4">" </text:span>還糟糕的是太科幻了。我們面對的畢竟是現實問題，而非想像性的科幻問題，願望終究無法取代現實，因此，光是說出願望是毫無意義的。<text:span text:style-name="T4"><text:s/><text:line-break/><text:line-break/></text:span>我常回憶我出生的六零年代，如此美好。我的童年就在山林荒野中渡過，每天與泥土、昆蟲和河裏的魚、蛙以及天上飛鳥為伍，我幾乎能區分住家附近每一隻麻雀不同的動作與習性。我很想<text:span text:style-name="T4"><text:s/>"</text:span>維持現狀<text:span text:style-name="T4">"</text:span>，可惜那樣一種美好現狀，轉眼即逝。現實中沒有<text:span text:style-name="T4"><text:s/>"</text:span>現狀<text:span text:style-name="T4">" </text:span>這回事，因為時間不斷往前走；除非科幻世界，現狀才有可能維持。<text:span text:style-name="T4"><text:s/><text:line-break/><text:line-break/></text:span>二，決策<text:span text:style-name="T4"><text:s/><text:line-break/><text:line-break/></text:span>舉凡任何一種事物，大抵有三個理性面向：必要性，正當性與可行性。表述了某種（往往主觀的）正當性之後，至於可行性與必要性呢？<text:span text:style-name="T4"><text:s/><text:line-break/><text:line-break/></text:span>我一直很討厭電話、簡訊及<text:span text:style-name="T4">email</text:span>和<text:span text:style-name="T4"><text:s/>line </text:span>等等這類科技產物，我比較喜歡寫那種貼郵票的信，魚雁往返一次往往數以月計，甚至數年，我喜歡那樣一種存在方式，要是有可能，我會更喜歡飛鴿傳書。如果不是因為返台工作的醫院需要手機隨時連絡，我想我至今應該都還不懂得如何使用手機接聽電話。我想<text:span text:style-name="T4"><text:s/>“</text:span>堅持<text:span text:style-name="T4">” </text:span>的事太多了，雖說美感理由充分，大道理更是說得響亮，問題是做得到嗎？有必要嗎？<text:span text:style-name="T4"><text:s/><text:line-break/><text:line-break/></text:span>個人的事當然是自己高興就好，我愛貼郵票寄信當然可以，可惜公眾事務卻無法關起門來自己爽；我們終究得打開天窗說亮話，打開大門迎向世界無窮的變化，從而做出理性抉擇與價值判斷。<text:span text:style-name="T4"><text:s/><text:line-break/><text:line-break/></text:span>三，時間<text:span text:style-name="T4"><text:s/><text:line-break/><text:line-break/></text:span>幻想世界，時空不存，任意穿越，但在現實世界中，時間卻紮紮實實地存在；就像考試作答一樣，光是坐著發呆堅持維持現狀，時間卻分秒流逝，不會等人。<text:span text:style-name="T4"><text:s/><text:line-break/><text:line-break/></text:span>倘若時光可以倒流<text:span text:style-name="T4">20</text:span>年，倘若不是當時的下三濫人渣老賊李登輝之阻撓，倘若台灣當時就展開兩岸問題的作答，取得主動與主導權，今天的台灣絕不會是這樣的混亂處境，群魔亂舞，逐年淪落。<text:span text:style-name="T4"><text:s/><text:line-break/><text:line-break/>20</text:span>年就這樣虛耗掉，整個台灣被人渣政客們掏空，台灣人卻還搶著替人渣們數鈔票，每天自欺欺人高喊什麼維持現狀，難道還要再放任個<text:span text:style-name="T4">20</text:span>年，任人渣們繼續吸食島嶼血肉？這就像一群歹徒坐擁權位，吃香喝辣，雞犬昇天，當然希望<text:span text:style-name="T4"><text:s/>"</text:span>維持現狀<text:span text:style-name="T4">"</text:span>，最好永遠這樣爽下去。如此鬼話居然也有人信，真是不可思議。<text:span text:style-name="T4"><text:s/><text:line-break/><text:line-break/></text:span>蔣家年代，每天高喊反攻大陸解救同胞，藉此關起門來當皇帝、搞特權及打壓異己，誰敢質疑反攻大陸之可行性，誰便是全民公敵，小命難保。這個鬼話講了三十年，接下來換台獨建國登場，又再玩了<text:span text:style-name="T4">30</text:span>年。夢幻悠悠，鬼話不斷，何日甦醒？<text:span text:style-name="T4"><text:s/><text:line-break/><text:line-break/></text:span>至於我自己，在文革與六四後的背景年代，當了<text:span text:style-name="T4">10</text:span>多年的台獨烈士，搞得自身家破人亡；既當不了先知先覺，好歹也當個後知後覺，總算在上個世紀末方才恍然大悟所謂台獨，全是騙局，全是美、日一手導演，指使漢奸走狗們演出的一齣戲。它並不僅僅只是關於兩岸前途與祖國興衰，更是關於人類基本善惡的抉擇。中美之間，一善一惡，如此明顯。我便槍斃一百次，也會站在善的這一邊。</text:p>
      <text:p text:style-name="P1"><text:span text:style-name="T1">老楊</text:span><text:s/>  |  2019.01.07 07:41   |   <text:a xlink:type="simple" xlink:href="http://palinfo.habago.org/Entry?Command=Information_PrintForum&amp;iPage=40#FORUM37151"><text:span text:style-name="T2">#</text:span></text:a></text:p>
      <text:p text:style-name="P3">文歆<text:span text:style-name="T4">: <text:line-break/><text:line-break/></text:span>說幾句不甚中聽的話。你的想法基本上和滿人剛統治中國的時候死也不肯留辮子的漢人差不多；留了兩百多年之後又死也不肯剪。你沒想清楚什麼是該堅持的，什麼是可改變的。中國大陸這塊土地，幾千年來改朝換代多少次？還有數百年大小王國林立、交相征伐，你堅持中華民國這個國號的目的是什麼？為何中華民國和中華人民共和國不能就是「中國」？更別說你真的應該去弄清楚國際現實與歷史：所謂「中華民國被驅逐出聯合國」到底是什麼意思。世界上沒有任何政黨沒有不良紀錄，包括你認同的中華民國的創建黨。共產黨走過很多彎路，犯了不少過錯，但是沒你想得那麼天理不容，沒國民黨宣傳的那麼「偏離正道」。<text:span text:style-name="T4"><text:s/><text:line-break/><text:line-break/></text:span>「一國兩制」被污名化得夠久了。你可知道美國也算一國兩制，甚至多制？美國雖然有聯邦法，但那是在國防與外交上，除此之外各州的州政府在許多方面都有很大的「自治權」。比如廢除死刑只是部分的州，但是仍然有<text:span text:style-name="T4">30</text:span>個州是保留死刑的；各州的稅（所得税、房屋税、交易税<text:span text:style-name="T4">...</text:span>）也不同；甚至連教育方面各州都有很大的自主權，比如有極少數基督教保守區這些年來一直想把演化論從科學教育裡去掉，但是因為實在做不到，就玩別的花樣，但是離題的事我就不多說。同性戀婚姻也是經過相當長的一段時間才成為全國合法。總之，一個幅員廣大，文化多元的國家施行多制是非常合情合理的。<text:span text:style-name="T4"><text:s/><text:line-break/><text:line-break/></text:span>「維持現狀」？請問台灣的經濟民生與社會分裂狀態維持了哪個現狀？我可不記得我長大的台灣是現在這個模樣。<text:span text:style-name="T4"><text:s/><text:line-break/><text:line-break/></text:span></text:p>
      <text:p text:style-name="P1"><text:span text:style-name="T1">文歆</text:span><text:s/>  |  2019.01.07 00:16   |   <text:a xlink:type="simple" xlink:href="http://palinfo.habago.org/Entry?Command=Information_PrintForum&amp;iPage=40#FORUM37149"><text:span text:style-name="T2">#</text:span></text:a></text:p>
      <text:p text:style-name="P4">對我們而言，「一個中國」就是中華民國，不是對岸那個共產黨。無論大陸如何表述，我們堅守中華民國的立場。<text:span text:style-name="T4"><text:s/><text:line-break/><text:line-break/></text:span>我們也不可能接受一國兩制，要統一也是正統的中華民國統一大陸。若現今無法做到，就維持現狀。無論如何，都不該失去自己國家的立場。<text:span text:style-name="T4"><text:s/><text:line-break/><text:line-break/>https://www.facebook.com/118250504903757/posts/2267939966601456/</text:span></text:p>
      <text:p text:style-name="P1"><text:span text:style-name="T1">陳真</text:span><text:s/>  |  2019.01.06 22:40   |   <text:a xlink:type="simple" xlink:href="http://palinfo.habago.org/Entry?Command=Information_PrintForum&amp;iPage=40#FORUM37148"><text:span text:style-name="T2">#</text:span></text:a></text:p>
      <text:p text:style-name="P3">哪來什麼台獨四長老啦！只有兩個<text:span text:style-name="T4"><text:s/>(</text:span>彭明敏和高俊明<text:span text:style-name="T4">)</text:span>是真，一個<text:span text:style-name="T4">(</text:span>吳什麼培的<text:span text:style-name="T4">)</text:span>算是路人甲，阿扁的金主，是個機會主義者，另一位李遠哲則是徹徹底底的無恥投機份子。<text:span text:style-name="T4"><text:s/><text:line-break/><text:line-break/></text:span>我尊敬前兩位，特別是高俊明牧師，我對他的景仰，猶如我對林義雄。但是，好人不一定是個腦筋清楚的人。在某種個人意義上，希特勒何嘗不也是個好人？但他卻帶來巨大的災難。<text:span text:style-name="T4"><text:s/><text:line-break/><text:line-break/></text:span>這四位之中，至少有三位<text:span text:style-name="T4">(</text:span>曾經<text:span text:style-name="T4">)</text:span>是美國人，而且是大大大富豪，億萬富翁。戰火不管如何蔓延，都不會燒到他們及他們的家人身上。也就是說：<text:span text:style-name="T4"><text:s/><text:line-break/><text:line-break/></text:span>第一，他們究竟是對哪個國家的人民效忠？這點是有問題的。<text:span text:style-name="T4"><text:s/><text:line-break/><text:line-break/></text:span>第二，他們的思維代表哪些人的利害得失，這點更是大有問題。但毫無疑問的是，除了高俊明之外，他們不會在乎一般人的死活。<text:span text:style-name="T4"><text:s/><text:line-break/><text:line-break/></text:span>第三，我相信彭明敏與高俊明兩人絕非貪生怕死或愛慕權位之徒，我更相信高牧師心地之良善，但這並不意味著他們的言論與思維具有任何必然的正當性或可信度。<text:span text:style-name="T4"><text:s/><text:line-break/><text:line-break/></text:span>第四，至於另外兩位，我就完全不敢恭維了。特別是李遠哲，誰給他奶喝，誰就是他娘。他成名之時，第一個投靠對象就是祖國大陸，結果他想要的職位沒撈到，馬上轉投當時依舊為非作歹的國民黨，應邀返台擔任國家統一委員會委員，負責策畫兩岸統一進程。<text:span text:style-name="T4"><text:s/><text:line-break/><text:line-break/></text:span>統獨的轉變不是問題。我自己就是在<text:span text:style-name="T4">20</text:span>年前出國讀書後旋即由獨轉統。有問題的不是政治主張的轉變，而是李遠哲的轉變過程全是謊言，完全不是一個誠實的人。另外，順便一提，卡管的背後黑手之一就是他。這類人士，無所謂統或獨；他們思考的不是善惡是非，不是公眾福祉，不是理性公義，而是某種投機角色之一己盤算與偏見。</text:p>
      <text:p text:style-name="P6"/>
      <text:p text:style-name="P1"><text:span text:style-name="T1">邹子恒</text:span><text:s/>  |  2019.01.06 16:00   |   <text:a xlink:type="simple" xlink:href="http://palinfo.habago.org/Entry?Command=Information_PrintForum&amp;iPage=41#FORUM37147"><text:span text:style-name="T2">#</text:span></text:a></text:p>
      <text:p text:style-name="P7"><text:span text:style-name="T1">虽然这些变色龙</text:span>们令人作呕，但是在统一完成时，如果我们大陆没能在人民生活水平、科技进步、文化发展等方方面面都超过西方世界，说实话估计还是没有制度自信将台湾彻底改革。届时在<text:span text:style-name="T4">“</text:span><text:span text:style-name="T1">一国两制</text:span><text:span text:style-name="T4">”</text:span><text:span text:style-name="T1">的路</text:span>线下，只要宣称自己洗心革面，这些台湾政坛中的魑魅魍魉还是能活得很滋润。<text:span text:style-name="T4"><text:s/><text:line-break/><text:line-break/></text:span><text:span text:style-name="T1">在</text:span>浏览台湾其他论坛资讯的过程中，我也常常产生一个疑问。同时台湾究竟是什么样的政治和文化环境，能够培养出如此没有常识、没有人性、远超纳粹的一些人，而按照正常伦理观的评论反而遭到攻击。这些已经超越了种族歧视、地域歧视，完全不是一个人应该讲出的话。可悲的是，随着获取信息渠道的不断拓宽，在获取越来越多此类评论的同时，这种毒素也在感染大陆网络上对台湾相关事务的讨论。</text:p>
      <text:p text:style-name="P1"><text:span text:style-name="T1">小余</text:span><text:s/>  |  2019.01.06 13:20   |   <text:a xlink:type="simple" xlink:href="http://palinfo.habago.org/Entry?Command=Information_PrintForum&amp;iPage=41#FORUM37146"><text:span text:style-name="T2">#</text:span></text:a></text:p>
      <text:p text:style-name="P4">昨天路過西門町，有一群奇怪的人拿著好幾面台灣獨立的大旗子號稱台獨西門町旗隊，本來我已經覺得很好笑了<text:span text:style-name="T4"><text:s/><text:line-break/></text:span>更好笑的是他們走過大大的中華路時，迎面而來的路人一個比讚，一個說加油！<text:span text:style-name="T4"><text:s/><text:line-break/><text:line-break/></text:span>另外，自從習主席宣布了告台灣同胞書，以及台獨四長老逼宮之後，我的朋友一個在<text:span text:style-name="T4">FB</text:span>上說『支持不向中國低頭的蔡英文』，一個分享了香港人寫的什麼『一國兩制都是假、房價會大漲讓年輕人買不起房子、消滅廣東話』之類的文章，宛如太陽花反<text:span text:style-name="T4">EFCA</text:span>的翻版<text:span text:style-name="T4"><text:s/><text:line-break/><text:line-break/></text:span>總體來說，我只有一種感想，這些，不，大部分的台灣人，真的是死到都有剩！（閩南語）<text:span text:style-name="T4"><text:s/><text:line-break/><text:line-break/></text:span>這些謬誤包括<text:span text:style-name="T4"><text:s/><text:line-break/></text:span>一、一國兩制都是假？<text:span text:style-name="T4"><text:s/></text:span>那又如何，老共已經告訴你了，直球對決告訴你兩條路<text:span text:style-name="T4">---</text:span>和統還是武統，和統就是有「一國兩制」的機會，僅僅是機會，不接受，那就武統，一定是一國一制，你們台獨、不想統一的人，你們還有什麼選擇？<text:span text:style-name="T4"><text:s/></text:span>對著拿旗子說讚，支持不向中國低頭？那就準備打仗啊，但哪一個認為會武統？還覺得美國日本會幫忙？<text:span text:style-name="T4"><text:s/></text:span>自己有準備好抵抗了嗎？結果不是孬種嗎。<text:span text:style-name="T4"><text:s/><text:line-break/><text:line-break/></text:span>二、香港翻版？今天有位仇中的部落客也在說什麼中資介入香港所以香港居大不易之類的，真是笑話！那麼為何一水之隔的澳門、珠海、深圳沒有那種隔成很誇張的狀態呢？澳門房地產還跌<text:span text:style-name="T4">20</text:span>％呢！<text:span text:style-name="T4"><text:s/><text:line-break/></text:span>香港在<text:span text:style-name="T4">97</text:span>之前什麼問題都沒有嗎，當時有立法會嗎？<text:span text:style-name="T4"><text:s/><text:line-break/><text:line-break/></text:span>三、我揣測一下，其實台獨四長老才是腦袋清楚之人，他們對小英不滿是看出老共的決心，現在不做獨立將來就別做了<text:span text:style-name="T4">... <text:line-break/><text:line-break/></text:span>總覺得中國人的苦難到現在還沒有結束，帝國主義不但在領土上佔了中國的便宜，這些殖民地的遺毒其實還是繼續影響著兩岸三地的人民</text:p>
      <text:p text:style-name="P1"><text:span text:style-name="T1">陳真</text:span><text:s/>  |  2019.01.06 02:00   |   <text:a xlink:type="simple" xlink:href="http://palinfo.habago.org/Entry?Command=Information_PrintForum&amp;iPage=41#FORUM37145"><text:span text:style-name="T2">#</text:span></text:a></text:p>
      <text:p text:style-name="P3">不管如何改朝換代，不管風向怎麼吹，許多人永遠就是名利雙收，永遠站在主流一方。賀德芬就是無數這樣的人其中之一。當國民黨為非作歹壞事做絕時，她忠黨愛國，為黨效命，視黨外人士如寇讎；當國民黨江河日下氣如游絲甚至宛如過街老鼠時，她突然又變成<text:span text:style-name="T4"><text:s/>"</text:span>勇敢的<text:span text:style-name="T4">" </text:span>反國民黨大將。各位請告訴我，當今市面上這些囂張跋扈的<text:span text:style-name="T4"><text:s/>"</text:span>所謂<text:span text:style-name="T4">" </text:span>台獨人士，這些<text:span text:style-name="T4"><text:s/>"</text:span>所謂的<text:span text:style-name="T4">" </text:span>民主人士，這些親綠學者們，究竟有哪一個不是這樣的人？許多時候，人性真是一種令人很難恭維的東西。<text:span text:style-name="T4"><text:s/><text:line-break/><text:line-break/></text:span>主張簽署兩岸和平協議者，就不夠格當台大校長？你要是真的跟這些所謂<text:span text:style-name="T4"><text:s/>"</text:span>民主人士<text:span text:style-name="T4">" </text:span>及純粹冒牌的所謂<text:span text:style-name="T4"><text:s/>"</text:span>台獨人士<text:span text:style-name="T4">" </text:span>當真，恐怕會<text:span text:style-name="T4"><text:s/>"</text:span>精神分裂<text:span text:style-name="T4">"</text:span>，或是罹患<text:span text:style-name="T4"><text:s/>"</text:span>恐懼人類症候群<text:span text:style-name="T4">"</text:span>。<text:span text:style-name="T4"><text:s/><text:line-break/><text:line-break/></text:span>陳真<text:span text:style-name="T4"><text:s/>2019. 01. 06. <text:line-break/><text:line-break/>================= <text:line-break/><text:line-break/></text:span>台大校友傅鐘前「堵管」賀德芬：救台灣必須先救台大，立即撤銷管中閔任命！<text:span text:style-name="T4"><text:s/><text:line-break/><text:line-break/></text:span>風傳媒<text:span text:style-name="T4"><text:s/><text:line-break/><text:line-break/></text:span>朱冠諭<text:span text:style-name="T4"><text:s/><text:line-break/><text:line-break/>2019</text:span>年<text:span text:style-name="T4">1</text:span>月<text:span text:style-name="T4">5</text:span>日<text:span text:style-name="T4"><text:s/><text:line-break/><text:line-break/></text:span>台大法律系名譽教授賀德芬<text:span text:style-name="T4">5</text:span>日在臉書貼文呼籲蔡英文總統，如果她不承認「九二共識」是真心話，就請立即撤銷管中閔的任命，因為管中閔就是挺洪秀柱簽「兩岸和平協議」的大將，讓管中閔上任形同出賣台大、附和習近平。</text:p>
      <text:p text:style-name="P1"><text:span text:style-name="T1">陳真</text:span><text:s/>  |  2019.01.05 22:16   |   <text:a xlink:type="simple" xlink:href="http://palinfo.habago.org/Entry?Command=Information_PrintForum&amp;iPage=41#FORUM37144"><text:span text:style-name="T2">#</text:span></text:a></text:p>
      <text:p text:style-name="P4">支持王金平！<text:span text:style-name="T4"><text:s/><text:line-break/><text:line-break/></text:span>陳真<text:span text:style-name="T4"><text:s/><text:line-break/>==================== <text:line-break/><text:line-break/></text:span>除了一中各表<text:span text:style-name="T4"><text:s/></text:span>王金平這主張更大膽！<text:span text:style-name="T4"><text:s/><text:line-break/><text:line-break/></text:span>三立新聞網<text:span text:style-name="T4"><text:s/>setn.com <text:line-break/><text:line-break/>2019</text:span>年<text:span text:style-name="T4">1</text:span>月<text:span text:style-name="T4">5</text:span>日<text:span text:style-name="T4"><text:s/><text:line-break/><text:line-break/></text:span>政治中心／綜合報導<text:span text:style-name="T4"><text:s/><text:line-break/><text:line-break/></text:span>中國國家主席習近平近日發表「告台灣同胞書」<text:span text:style-name="T4">40</text:span>周年對台談話後，國、民兩黨一致反對習近平談話中重提「一國兩制」的主張；國民黨內有意參選<text:span text:style-name="T4">2020</text:span>總統的熱門人選，在習近平談話後的反應也受到各界關注。其中，前立法院長王金平去年就曾提出一個「人人不滿意，人人能接受」的兩岸「和平協議」主張。<text:span text:style-name="T4"><text:s/><text:line-break/><text:line-break/></text:span>▲前立法院長王金平表示，這一代必須負責地簽署一個協議，建構兩岸一個和平穩定的架構。（圖／中央社）<text:span text:style-name="T4"><text:s/><text:line-break/><text:line-break/></text:span>國民黨主席吳敦義表示，習近平與蔡英文雙方都有不足，唯有確保一中各表的九二共識，才能延續兩岸和平穩定發展；新北市前市長朱立倫則表示，九二共識跟一國兩制完全是兩回事，他同樣也堅守國民黨一中各表的主軸，表示中華民國從過去、現在到未來，都會堅持自由民主不會改變。<text:span text:style-name="T4"><text:s/><text:line-break/><text:line-break/></text:span>相較於藍營有意參選<text:span text:style-name="T4">2020</text:span>總統的熱門人選們屢屢重申嚴守一中各表最後防線的立場，同樣被視為有意競逐<text:span text:style-name="T4">2020</text:span>總統大位的前立法院長王金平，事實上在去年<text:span text:style-name="T4">10</text:span>月的總質詢上，就曾提出一個更「大膽」的主張，也就是「兩岸和平協議」。<text:span text:style-name="T4"><text:s/><text:line-break/><text:line-break/></text:span>王金平表示，在中共當局逐漸加大的促統壓力下，不論誰執政，都是改變不了事實與趨勢，充分討論統獨利弊得失的時機，已經悄然來臨。他認為，「我們這一代必須負責任地簽署一個協議（兩岸和平協議）」，建構兩岸一個和平穩定的架構，但對內要充分溝通、獲得足夠支持、周全的配套，才有簽署的可能。</text:p>
      <text:p text:style-name="P1"><text:span text:style-name="T1">陳真</text:span><text:s/>  |  2019.01.05 03:06   |   <text:a xlink:type="simple" xlink:href="http://palinfo.habago.org/Entry?Command=Information_PrintForum&amp;iPage=41#FORUM37143"><text:span text:style-name="T2">#</text:span></text:a></text:p>
      <text:p text:style-name="P3">在兩岸問題上，國民黨和民進黨其實完全沒有差別，無非就是美國養的兩條狗，差別只是綠色的那一隻比較狗腿，比較下流而貪婪，藍的這一隻比較含蓄，但聽話的本質並無兩樣。當我們被迫只能在這兩條走狗之間擇其一時，究竟選誰比較有利於統一，其實連我也說不準。<text:span text:style-name="T4"><text:s/><text:line-break/><text:line-break/></text:span>就個人道德層面來看，國民黨人毫無疑問遠勝綠色的人渣黨這些下三濫歹徒。但若就國際局勢之大是大非來說，選誰比較好就很難講了。為什麼呢？因為台灣人雖然務實，但他所能務的<text:span text:style-name="T4"><text:s/>"</text:span>實<text:span text:style-name="T4">"</text:span>，距離相當短淺，只及於眼前三寸，稍遠一點就看不見了。<text:span text:style-name="T4"><text:s/><text:line-break/><text:line-break/></text:span>簡單說，台灣人<text:span text:style-name="T4">(</text:span>特別是年輕一代<text:span text:style-name="T4">)</text:span>儘管嘴裏囂張，卻是行動的侏儒，並不具有強烈的意識形態，而比較像是一種人云亦云，從眾性很強，也就是台語所謂<text:span text:style-name="T4"><text:s/>"</text:span>西瓜偎大邊<text:span text:style-name="T4">"</text:span>，哪邊人多勢眾就往哪邊靠，主流吹什麼風，他就舉什麼旗；別說拋頭爐灑熱血，就算只是拔一毛而能利天下，他也不會樂意的。講難聽就是投機性格很強：窩囊，膽小，自私，利之所在爭先恐後，遇有倒霉事則逃得比誰都快。成語說<text:span text:style-name="T4"><text:s/>"</text:span>濟弱扶傾<text:span text:style-name="T4">"</text:span>，台灣人卻剛好相反，遇強則弱，遇弱則強，特別喜歡打落水狗，搞集體霸凌。<text:span text:style-name="T4"><text:s/><text:line-break/><text:line-break/></text:span>投機性格講好聽就是現實感很強，很懂得趨吉避凶，所謂什麼理念啦、理想啦，其實都只是一種裝飾品，一種損人工具，缺乏實質意義。台灣人並沒有意識形態掛帥的剛烈性格，反倒相當務實。在政治上這是好事，問題是，台灣人所務之實非常短淺。當他覺得日子不好過，錢賺少了，他就會覺得統一也不錯啊，兩岸交流很棒啊，有錢賺啊。但是，當兩岸又開始交流，日子慢慢又變好了時，他又會開始覺得好日子只是一種常態，然後又會開始鬼叫一些什麼<text:span text:style-name="T4"><text:s/>"</text:span>勇敢的台灣人<text:span text:style-name="T4">"</text:span>，捍衛什麼<text:span text:style-name="T4"><text:s/>"</text:span>台灣主權與台灣人的尊嚴<text:span text:style-name="T4">"</text:span>，開始耍嘴皮羞辱對岸同胞等等等。他似乎沒辦法在一種長久而有效的思維架構下去理解事情，從而做出合乎現實理性的判斷。<text:span text:style-name="T4"><text:s/><text:line-break/><text:line-break/></text:span>很多數據可以證明這一點。比方說，兩岸關係最好的馬英九時期，台灣人從大陸得到許多好處，卻反而是台灣人最仇視大陸的一段時期。反之，人渣黨當家，台灣人對大陸的認同感卻反而谷底翻揚。<text:span text:style-name="T4"><text:s/><text:line-break/><text:line-break/></text:span>我想說的是：政治、經濟或社會種種，凡是有關人之事務，理性主義終究應該是一切思考與抉擇的基礎，除了打算盤考量利害與現實之外，同時也包含對於基本價值的善惡抉擇。當一個社會的普遍成員缺乏這樣一種思維屬性時，你其實很難對將來抱持樂觀。當我們沒法透過理性來解決問題時，最後唯一能起作用的就是武力。<text:span text:style-name="T4"><text:s/><text:line-break/><text:line-break/></text:span>幾十年來，台灣在一種充滿嬉戲囂鬧與娛樂效果的選舉政治下，養成一種對於公眾事務的兒戲文化，整天耍嘴皮，搞<text:span text:style-name="T4">KUSO</text:span>，政治缺乏任何嚴肅性，反倒很像綜藝節目。這樣一種兒戲政治，終究得在各種真實的痛苦中清醒，被迫認清現實。我相信這一天很快就會來臨。我們似乎也只能期待，這些原本可以避免的痛苦，可以減到最低，而不要以可怕的悲劇收場。<text:span text:style-name="T4"><text:s/><text:line-break/><text:line-break/></text:span>島內人們似乎總是以為鮮血為底、彈火硝煙的國際新聞場景離我們很遠，但你不妨費點心思仔細去看看真實的世界，看看各種研究，各種報告，各方說法，看看世人究竟如何看待這塊島嶼的可能命運，其中有多少人是樂觀的呢？<text:span text:style-name="T4"><text:s/><text:line-break/><text:line-break/></text:span>我對島嶼的將來自然有既定的看法，那就是儘快統一，儘快進行政治談判，儘快達成長治久安的和平協議及統一進程。但在某個意義上來說，我的看法其實無關緊要，但這並非因為我的看法很可能是錯的，而是因為我相信，你我之理性能力理應相去不遠，任何人只要願意當真看待事物之嚴肅性，自然就會得到一個彼此相去不遠的看法。<text:span text:style-name="T4"><text:s/><text:line-break/><text:line-break/></text:span>換句話說，在我們進行一切議論之前，我們得先當真才行，<text:span text:style-name="T4">take it seriously</text:span>，因為那事關我們及下一代的生命財產，事關善惡價值，事關做為一個人應該怎麼跟人活在這世界上的問題。<text:span text:style-name="T4"><text:s/><text:line-break/><text:line-break/></text:span>出於工作繁忙，俗務纏身，生活像一片火海，我已經好幾個月沒睡什麼覺了，大小病痛不斷。三更半夜百般疲憊之餘寫這些東西，講得對不對是另一回事，重要的是，它終究是我心裏一番肺腑。套句林義雄在林宅血案後我曾聽他講過、讓我很感動的一句話，他說：<text:span text:style-name="T4">"</text:span>我沒法講出一句不是從心裏深處出來的話。<text:span text:style-name="T4">" <text:line-break/><text:line-break/></text:span>陳真<text:span text:style-name="T4"><text:s/>2019. 01. 05. <text:line-break/><text:line-break/>===================== <text:line-break/></text:span>郁慕明：新黨願與陸政治協商<text:span text:style-name="T4"><text:s/></text:span>被關<text:span text:style-name="T4">5</text:span>年也接受<text:span text:style-name="T4"><text:s/><text:line-break/><text:line-break/>2019-01-03 </text:span>中央社<text:span text:style-name="T4"><text:s/><text:line-break/><text:line-break/></text:span>中國國家主席習近平<text:span text:style-name="T4">2</text:span>日發表對台談話，新黨主席郁慕明今天表示，新黨願意率先與大陸政治協商，尋求邁向統一的和平發展機制；若跑去對岸政治協商要被關<text:span text:style-name="T4">5</text:span>年，他也接受。<text:span text:style-name="T4"><text:s/><text:line-break/><text:line-break/></text:span>新黨青年委員會晚間舉辦「告台灣同胞書」<text:span text:style-name="T4">40</text:span>週年紀錄片欣賞暨座談會，郁慕明在致詞時表示，台灣各黨派幾乎都說不接受一國兩制，但究竟是不接受「一國」，還是不接受「兩制」，如果不接受「一國」，那不就是等同台獨的「兩國論」，如果是不接受「兩制」，難道是要「一制」。<text:span text:style-name="T4"><text:s/><text:line-break/><text:line-break/></text:span>郁慕明表示，如果台灣各黨派不要「一國兩制」，那是否有其它主張能與大陸繼續和平發展，大陸領導人表達的信心和決心很強烈，且明確說了「統一不能一代又一代拖下去」，台灣政黨、政府的負責人，有什麼樣的信心、決心、意志力告訴台灣人民，台灣怎麼走出去，而不是在混。<text:span text:style-name="T4"><text:s/><text:line-break/><text:line-break/></text:span>郁慕明表示，新黨規模再小，也不會卸責，必須要為未來的年輕人規劃，願意率先與大陸政治協商，尋求邁向統一的和平發展機制，確保台海和平安定；若跑去對岸政治協商要被關<text:span text:style-name="T4">5</text:span>年，那他接受關<text:span text:style-name="T4">5</text:span>年。<text:span text:style-name="T4"><text:s/><text:line-break/><text:line-break/></text:span>新黨發言人王炳忠表示，習近平半小時的講話，已經讓台灣朝野激烈反應，證明大陸影響力不可能不面對，不管將來要統要獨，台灣社會都要討論，不能再打混，而由於長年受西方影響的「有色眼鏡」，加上「去中國化」的毒化，許多人變得失去理性，或對現實產生極大誤判，這使得台灣人民無法好好思索自己未來。<text:span text:style-name="T4"><text:s/><text:line-break/><text:line-break/></text:span>此外，新黨青年委員會也在座談會上重申去年<text:span text:style-name="T4">2</text:span>月<text:span text:style-name="T4">27</text:span>日時發表的「台灣青年和統保台宣言」，表明「一國兩制」才能增進人民幸福，台灣青年不應再被那些政客、權貴綁架，成全這些人用謊言騙取的私利，繼續讓龐大軍購拖垮經濟，而年輕人卻被這些不願改變的既得利益者虛耗。<text:span text:style-name="T4"><text:s/><text:line-break/><text:line-break/></text:span>根據台灣地區與大陸地區人民關係條例，台灣地區人民、法人、團體或其他機構，除依本條例規定，經行政院大陸委員會或各該主管機關授權，不得與大陸地區人民、法人、團體或其他機關（構）簽署涉及台灣地區公權力或政治議題之協議。違者處新台幣<text:span text:style-name="T4">20</text:span>萬元以上<text:span text:style-name="T4">200</text:span>萬元以下罰鍰；其情節嚴重或再為相同、類似之違反行為者，處<text:span text:style-name="T4">5</text:span>年以下有期徒刑、拘役或科或併科<text:span text:style-name="T4">50</text:span>萬元以下罰金。</text:p>
      <text:p text:style-name="P1"><text:span text:style-name="T1">陳真</text:span><text:s/>  |  2019.01.02 20:38   |   <text:a xlink:type="simple" xlink:href="http://palinfo.habago.org/Entry?Command=Information_PrintForum&amp;iPage=41#FORUM37141"><text:span text:style-name="T2">#</text:span></text:a></text:p>
      <text:p text:style-name="P4">蔡英文新年談話<text:span text:style-name="T4"><text:s/></text:span>環時：裝腔作勢飲鴆止渴<text:span text:style-name="T4"><text:s/><text:line-break/><text:line-break/>2019-01-01 <text:line-break/><text:line-break/></text:span>聯合報<text:span text:style-name="T4"><text:s/></text:span>記者林宸誼╱即時報導<text:span text:style-name="T4"><text:s/><text:line-break/><text:line-break/></text:span>蔡英文<text:span text:style-name="T4">1</text:span>日發表新年談話，提出「四個必須」和「三道防護」，人民日報旗下鷹派媒體環球時報，以「蔡英文新年談話裝腔作勢自欺欺人」為題發表社評表示，所有大陸分析人士都認為，蔡英文的態度朝著向深綠方向靠攏，新年談話已經接近了陳水扁時期的「一邊一國」論，究其原因，九合一選舉慘敗後，蔡英文飲鴆止渴，看來要用加強操弄兩岸議題延續政治生命。<text:span text:style-name="T4"><text:s/><text:line-break/><text:line-break/></text:span>社評指出，蔡英文的講話充滿了欺騙和胡攪蠻纏，「中華民國台灣」存在全世界現在只有<text:span text:style-name="T4">17</text:span>個小國承認，哪個大國予以承認了？難道該正視這一現實的不是台灣嗎？<text:span text:style-name="T4"><text:s/><text:line-break/><text:line-break/></text:span>此外，台灣施行什麼政治制度，大陸尊重，但台灣的區域性制度不能挑戰中國的領土完整，試圖用「民主」方式將台灣分裂出去，這是打錯了算盤，台灣的前途要由<text:span text:style-name="T4">14</text:span>億全體中國人民共同決定，它在法理上就不屬於台灣居民的特權。<text:span text:style-name="T4"><text:s/><text:line-break/><text:line-break/></text:span>社評認為，民進黨經常說一些天花亂墜的假話空話，他們騙不了大陸人，對台灣民眾也越來越失效，但好像把他們自己騙得不輕。蔡英文像是把這些鬼話當政治護身符念，好像她讀得多麼慷慨激昂，民進黨的極端主張就能生出多大力量一樣。<text:span text:style-name="T4"><text:s/><text:line-break/><text:line-break/></text:span>事實證明，民進黨就是台海和平與穩定的長期破壞者，蔡英文本人也正在撕去自己「維持兩岸現狀」的偽裝，尤其糟糕的是，民進黨當局還嚴重缺少政治理性，在九合一選舉已經發出台灣民眾要民生成就、不贊成激化兩岸關係信號的情況下，蔡英文卻走上陳水扁已經失敗過一次的推升兩岸關係緊張的老路，試圖用更激進的方式突圍。<text:span text:style-name="T4"><text:s/><text:line-break/><text:line-break/></text:span>社評指出，民進黨有一個嚴重誤判，那就是透過充當美國印太戰略的棋子來實現自保，當日本、印度都在大力緩和與大陸關係的時候，他們卻在賭美中關係緊張對台灣進一步「去中國化」的推動和保護效應，只要華盛頓支持，就可以為所欲為，無所不能。<text:span text:style-name="T4"><text:s/><text:line-break/><text:line-break/></text:span>他們忘記了一個基本現實，台灣是大陸的核心利益，同時卻只是美國阻撓中國崛起的一個抓手，大陸隨時可以將自己捍衛領土完整的決心付諸實施，美國卻要不斷斟酌與大陸對抗的代價，華盛頓不會為了台灣與北京拼命，儘管他們不反對、甚至願意看到台灣自告奮勇充當執行美國戰略的炮灰。<text:span text:style-name="T4"><text:s/><text:line-break/><text:line-break/></text:span>美國總統川普日前簽署了「<text:span text:style-name="T4">2018</text:span>年亞洲再保證倡議法」，該法對美國對台軍售、鼓勵資深官員訪問臺灣等做了進一步闡述，這對台灣激進勢力會產生新的鼓舞，但該法最多是配合美對華戰略打出的又一張牌，而非華盛頓真的宣示要為「台獨」勢力兩肋插刀。<text:span text:style-name="T4"><text:s/><text:line-break/><text:line-break/></text:span>如果台灣一意孤行，朝著與大陸對抗的方向走，台海最終有可能形成高烈度的軍事危機，屆時中國大陸的戰略決心將是最堅定的，無論兩岸開打還是中美軍事對抗成為現實，最先遭到毀滅性衝擊的將是台灣。<text:span text:style-name="T4"><text:s/><text:line-break/><text:line-break/></text:span>不會有台灣民眾願意為了所謂獨立跟著民進黨，而且確信充滿了政治自私的民進黨高官們大都是一群草包，他們根本就沒有真正的意志領導一場「獨立戰爭」。<text:span text:style-name="T4"><text:s/><text:line-break/><text:line-break/></text:span>既沒有能力又缺勇氣，台灣就請不要裝好漢了，隨著大陸實力日強，台海局勢的主導權和主動權已經牢牢掌握在大陸方面的手中，台獨越來越成為圍繞選舉利益而操弄的遊戲，完全失去了現實可能性。<text:span text:style-name="T4"><text:s/><text:line-break/><text:line-break/></text:span>蔡英文的新年談話既違背了歷史潮流，也不合台灣民意，它是今年元旦全世界最虛偽、最裝腔作勢的一個談話，大陸方面自然會對它嗤之以鼻。</text:p>
      <text:p text:style-name="P1"><text:span text:style-name="T1">陳真</text:span><text:s/>  |  2019.01.02 20:24   |   <text:a xlink:type="simple" xlink:href="http://palinfo.habago.org/Entry?Command=Information_PrintForum&amp;iPage=41#FORUM37140"><text:span text:style-name="T2">#</text:span></text:a></text:p>
      <text:p text:style-name="P3">底下是習近平全文。<text:span text:style-name="T4"><text:s/><text:line-break/><text:line-break/></text:span>台灣禍福，操之在己，但機會是不等人的。哪一條路才是台灣長治久安之路，毫無疑問。<text:span text:style-name="T4"><text:s/><text:line-break/><text:line-break/></text:span>陳真<text:span text:style-name="T4"><text:s/>2019. 01. 02. <text:line-break/><text:line-break/>=============== <text:line-break/></text:span>中共中央今天在北京人民大會堂舉行「告台灣同胞書」發表<text:span text:style-name="T4">40</text:span>周年紀念會，習近平出席並發表對台談話。全文如下：<text:span text:style-name="T4"><text:s/><text:line-break/><text:line-break/></text:span>同志們，同胞們，朋友們：今天，我們在這裡隆重集會，紀念全國人民代表大會常務委員會《告台灣同胞書》發表<text:span text:style-name="T4">40</text:span>週年。值此新年之際，我代表祖國大陸人民，向廣大台灣同胞致以誠摯的問候和衷心的祝福！<text:span text:style-name="T4"><text:s/><text:line-break/><text:line-break/></text:span>海峽兩岸分隔已屆<text:span text:style-name="T4">70</text:span>年。台灣問題的產生和演變同近代以來中華民族命運休戚相關。<text:span text:style-name="T4">1840</text:span>年鴉片戰爭之後，西方列強入侵，中國陷入內憂外患、山河破碎的悲慘境地，台灣更是被外族侵占長達半個世紀。為戰勝外來侵略、爭取民族解放、實現國家統一，中華兒女前仆後繼，進行了可歌可泣的鬥爭。台灣同胞在這場鬥爭中作出了重要貢獻。<text:span text:style-name="T4">1945</text:span>年，中國人民同世界各國人民一道，取得了中國人民抗日戰爭暨世界反法西斯戰爭的偉大勝利，台灣隨之光復，重回祖國懷抱。其後不久，由於中國內戰延續和外部勢力干涉，海峽兩岸陷入長期政治對立的特殊狀態。<text:span text:style-name="T4"><text:s/><text:line-break/><text:line-break/>1949</text:span>年以來，中國共產黨、中國政府、中國人民始終把解決台灣問題、實現祖國完全統一作為矢志不渝的歷史任務。我們團結台灣同胞，推動台海形勢從緊張對峙走向緩和改善、進而走上和平發展道路，兩岸關係不斷取得突破性進展。<text:span text:style-name="T4"><text:s/><text:line-break/><text:line-break/>——70</text:span>年來，我們順應兩岸同胞共同願望，推動打破兩岸隔絕狀態，實現全面直接雙向<text:span text:style-name="T4">“</text:span>三通<text:span text:style-name="T4">”</text:span>，開啟兩岸同胞大交流大交往大合作局面，兩岸交流合作日益廣泛，相互往來日益密切，彼此心靈日益契合。台灣同胞為祖國大陸改革開放作出重大貢獻，也分享了大陸發展機遇。<text:span text:style-name="T4"><text:s/><text:line-break/><text:line-break/>——70</text:span>年來，我們秉持求同存異精神，推動兩岸雙方在一個中國原則基礎上達成<text:span text:style-name="T4">“</text:span>海峽兩岸同屬一個中國，共同努力謀求國家統一<text:span text:style-name="T4">”</text:span>的<text:span text:style-name="T4">“</text:span>九二共識<text:span text:style-name="T4">”</text:span>，開啟兩岸協商談判，推進兩岸政黨黨際交流，開闢兩岸關係和平發展道路，實現兩岸領導人歷史性會晤，使兩岸政治互動達到新高度。<text:span text:style-name="T4"><text:s/><text:line-break/><text:line-break/>——70</text:span>年來，我們把握兩岸關係發展時代變化，提出和平解決台灣問題的政策主張和<text:span text:style-name="T4">“</text:span>一國兩制<text:span text:style-name="T4">”</text:span>科學構想，確立了<text:span text:style-name="T4">“</text:span>和平統一、一國兩制<text:span text:style-name="T4">”</text:span>基本方針，進而形成了堅持<text:span text:style-name="T4">“</text:span>一國兩制<text:span text:style-name="T4">”</text:span>和推進祖國統一基本方略，回答了新時代推動兩岸關係和平發展、團結台灣同胞共同致力於實現民族偉大復興和祖國和平統一的時代命題。<text:span text:style-name="T4"><text:s/><text:line-break/><text:line-break/>——70</text:span>年來，我們高舉和平、發展、合作、共贏的旗幟，在和平共處五項原則基礎上發展同各國的友好合作，鞏固國際社會堅持一個中國原則的格局，越來越多國家和人民理解和支持中國統一事業。<text:span text:style-name="T4"><text:s/><text:line-break/><text:line-break/>——70</text:span>年來，我們始終著眼於中華民族整體利益和長遠利益，堅定維護國家主權和領土完整，團結全體中華兒女，堅決挫敗各種製造<text:span text:style-name="T4">“</text:span>兩個中國<text:span text:style-name="T4">”</text:span>、<text:span text:style-name="T4">“</text:span>一中一台<text:span text:style-name="T4">”</text:span>、<text:span text:style-name="T4">“</text:span>台灣獨立<text:span text:style-name="T4">”</text:span>的圖謀，取得一系列反<text:span text:style-name="T4">“</text:span>台獨<text:span text:style-name="T4">”</text:span>、反分裂鬥爭的重大勝利。<text:span text:style-name="T4"><text:s/><text:line-break/><text:line-break/></text:span>兩岸關係發展歷程證明：台灣是中國一部分、兩岸同屬一個中國的歷史和法理事實，是任何人任何勢力都無法改變的！兩岸同胞都是中國人，血濃於水、守望相助的天然情感和民族認同，是任何人任何勢力都無法改變的！台海形勢走向和平穩定、兩岸關係向前發展的時代潮流，是任何人任何勢力都無法阻擋的！國家強大、民族復興、兩岸統一的歷史大勢，更是任何人任何勢力都無法阻擋的！<text:span text:style-name="T4"><text:s/><text:line-break/><text:line-break/></text:span>同志們、同胞們、朋友們！回顧歷史，是為了啟迪今天、昭示明天。祖國必須統一，也必然統一。這是<text:span text:style-name="T4">70</text:span>載兩岸關係發展歷程的歷史定論，也是新時代中華民族偉大復興的必然要求。兩岸中國人、海內外中華兒女理應共擔民族大義、順應歷史大勢，共同推動兩岸關係和平發展、推進祖國和平統一進程。<text:span text:style-name="T4"><text:s/><text:line-break/><text:line-break/></text:span>第一，攜手推動民族復興，實現和平統一目標。民族復興、國家統一是大勢所趨、大義所在、民心所向。一水之隔、咫尺天涯，兩岸迄今尚未完全統一是歷史遺留給中華民族的創傷。兩岸中國人應該共同努力謀求國家統一，撫平歷史創傷。廣大台灣同胞都是中華民族一分子，要做堂堂正正的中國人，認真思考台灣在民族復興中的地位和作用，把促進國家完全統一、共謀民族偉大復興作為無上光榮的事業。<text:span text:style-name="T4"><text:s/><text:line-break/><text:line-break/></text:span>台灣前途在於國家統一，台灣同胞福祉係於民族復興。兩岸關係和平發展是維護兩岸和平、促進兩岸共同發展、造福兩岸同胞的正確道路。兩岸關係和平發展要兩岸同胞共同推動，靠兩岸同胞共同維護，由兩岸同胞共同分享。中國夢是兩岸同胞共同的夢，民族復興、國家強盛，兩岸中國人才能過上富足美好的生活。在中華民族走向偉大復興的進程中，台灣同胞定然不會缺席。兩岸同胞要攜手同心，共圓中國夢，共擔民族復興的責任，共享民族復興的榮耀。台灣問題因民族弱亂而產生，必將隨著民族復興而終結！<text:span text:style-name="T4"><text:s/><text:line-break/><text:line-break/></text:span>第二，探索<text:span text:style-name="T4">“</text:span>兩制<text:span text:style-name="T4">”</text:span>台灣方案，豐富和平統一實踐。<text:span text:style-name="T4">“</text:span>和平統一、一國兩制<text:span text:style-name="T4">”</text:span>是實現國家統一的最佳方式，體現了海納百川、有容乃大的中華智慧，既充分考慮台灣現實情況，又有利於統一後台灣長治久安。<text:span text:style-name="T4"><text:s/><text:line-break/><text:line-break/></text:span>制度不同，不是統一的障礙，更不是分裂的藉口。<text:span text:style-name="T4">“</text:span>一國兩制<text:span text:style-name="T4">”</text:span>的提出，本來就是為了照顧台灣現實情況，維護台灣同胞利益福祉。<text:span text:style-name="T4">“</text:span>一國兩制<text:span text:style-name="T4">”</text:span>在台灣的具體實現形式會充分考慮台灣現實情況，會充分吸收兩岸各界意見和建議，會充分照顧到台灣同胞利益和感情。在確保國家主權、安全、發展利益的前提下，和平統一後，台灣同胞的社會制度和生活方式等將得到充分尊重，台灣同胞的私人財產、宗教信仰、合法權益將得到充分保障。<text:span text:style-name="T4"><text:s/><text:line-break/><text:line-break/></text:span>兩岸同胞是一家人，兩岸的事是兩岸同胞的家裡事，當然也應該由家里人商量著辦。和平統一，是平等協商、共議統一。兩岸長期存在的政治分歧問題是影響兩岸關係行穩致遠的總根子，總不能一代一代傳下去。兩岸雙方應該本著對民族、對後世負責的態度，凝聚智慧，發揮創意，聚同化異，爭取早日解決政治對立，實現台海持久和平，達成國家統一願景，讓我們的子孫後代在祥和、安寧、繁榮、尊嚴的共同家園中生活成長。<text:span text:style-name="T4"><text:s/><text:line-break/><text:line-break/></text:span>在一個中國原則基礎上，台灣任何政黨、團體同我們的交往都不存在障礙。以對話取代對抗、以合作取代爭鬥、以雙贏取代零和，兩岸關係才能行穩致遠。我們願意同台灣各黨派、團體和人士就兩岸政治問題和推進祖國和平統一進程的有關問題開展對話溝通，廣泛交換意見，尋求社會共識，推進政治談判。<text:span text:style-name="T4"><text:s/><text:line-break/><text:line-break/></text:span>我們鄭重倡議，在堅持<text:span text:style-name="T4">“</text:span>九二共識<text:span text:style-name="T4">”</text:span>、反對<text:span text:style-name="T4">“</text:span>台獨<text:span text:style-name="T4">”</text:span>的共同政治基礎上，兩岸各政黨、各界別推舉代表性人士，就兩岸關係和民族未來開展廣泛深入的民主協商，就推動兩岸關係和平發展達成製度性安排。<text:span text:style-name="T4"><text:s/><text:line-break/><text:line-break/></text:span>第三，堅持一個中國原則，維護和平統一前景。儘管海峽兩岸尚未完全統一，但中國主權和領土從未分割，大陸和台灣同屬一個中國的事實從未改變。一個中國原則是兩岸關係的政治基礎。堅持一個中國原則，兩岸關係就能改善和發展，台灣同胞就能受益。背離一個中國原則，就會導致兩岸關係緊張動盪，損害台灣同胞切身利益。<text:span text:style-name="T4"><text:s/><text:line-break/><text:line-break/></text:span>統一是歷史大勢，是正道。<text:span text:style-name="T4">“</text:span>台獨<text:span text:style-name="T4">”</text:span>是歷史逆流，是絕路。廣大台灣同胞具有光榮的愛國主義傳統，是我們的骨肉天親。我們堅持寄希望於台灣人民的方針，一如既往尊重台灣同胞、關愛台灣同胞、團結台灣同胞、依靠台灣同胞，全心全意為台灣同胞辦實事、做好事、解難事。廣大台灣同胞不分黨派、不分宗教、不分階層、不分軍民、不分地域，都要認清<text:span text:style-name="T4">“</text:span>台獨<text:span text:style-name="T4">”</text:span>只會給台灣帶來深重禍害，堅決反對<text:span text:style-name="T4">“</text:span>台獨<text:span text:style-name="T4">”</text:span>分裂，共同追求和平統一的光明前景。我們願意為和平統一創造廣闊空間，但絕不為各種形式的<text:span text:style-name="T4">“</text:span>台獨<text:span text:style-name="T4">”</text:span>分裂活動留下任何空間。<text:span text:style-name="T4"><text:s/><text:line-break/><text:line-break/></text:span>中國人不打中國人。我們願意以最大誠意、盡最大努力爭取和平統一的前景，因為以和平方式實現統一，對兩岸同胞和全民族最有利。我們不承諾放棄使用武力，保留採取一切必要措施的選項，針對的是外部勢力干涉和極少數<text:span text:style-name="T4">“</text:span>台獨<text:span text:style-name="T4">”</text:span>分裂分子及其分裂活動，絕非針對台灣同胞。兩岸同胞要共謀和平、共護和平、共享和平。<text:span text:style-name="T4"><text:s/><text:line-break/><text:line-break/></text:span>第四，深化兩岸融合發展，夯實和平統一基礎。兩岸同胞血脈相連。親望親好，中國人要幫中國人。我們對台灣同胞一視同仁，將繼續率先同台灣同胞分享大陸發展機遇，為台灣同胞台灣企業提供同等待遇，讓大家有更多獲得感。和平統一之後，台灣將永保太平，民眾將安居樂業。有強大祖國做依靠，台灣同胞的民生福祉會更好，發展空間會更大，在國際上腰桿會更硬、底氣會更足，更加安全、更有尊嚴。<text:span text:style-name="T4"><text:s/><text:line-break/><text:line-break/></text:span>我們要積極推進兩岸經濟合作制度化，打造兩岸共同市場，為發展增動力，為合作添活力，壯大中華民族經濟。兩岸要應通盡通，提升經貿合作暢通、基礎設施聯通、能源資源互通、行業標準共通，可以率先實現金門、馬祖同福建沿海地區通水、通電、通氣、通橋。要推動兩岸文化教育、醫療衛生合作，社會保障和公共資源共享，支持兩岸鄰近或條件相當地區基本公共服務均等化、普惠化、便捷化。<text:span text:style-name="T4"><text:s/><text:line-break/><text:line-break/></text:span>第五，實現同胞心靈契合，增進和平統一認同。國家之魂，文以化之，文以鑄之。兩岸同胞同根同源、同文同種，中華文化是兩岸同胞心靈的根脈和歸屬。人之相交，貴在知心。不管遭遇多少干擾阻礙，兩岸同胞交流合作不能停、不能斷、不能少。<text:span text:style-name="T4"><text:s/><text:line-break/><text:line-break/></text:span>兩岸同胞要共同傳承中華優秀傳統文化，推動其實現創造性轉化、創新性發展。兩岸同胞要交流互鑑、對話包容，推己及人、將心比心，加深相互理解，增進互信認同。要秉持同胞情、同理心，以正確的歷史觀、民族觀、國家觀化育後人，弘揚偉大民族精神。親人之間，沒有解不開的心結。久久為功，必定能達到兩岸同胞心靈契合。<text:span text:style-name="T4"><text:s/><text:line-break/><text:line-break/></text:span>支持和追求國家統一是民族大義，應該得到全民族肯定。偉大祖國永遠是所有愛國統一力量的堅強後盾！我們真誠希望所有台灣同胞，像珍視自己的眼睛一樣珍視和平，像追求人生的幸福一樣追求統一，積極參與到推進祖國和平統一的正義事業中來。<text:span text:style-name="T4"><text:s/><text:line-break/><text:line-break/></text:span>國家的希望、民族的未來在青年。兩岸青年要勇擔重任、團結友愛、攜手打拼。我們熱忱歡迎台灣青年來祖國大陸追夢、築夢、圓夢。兩岸中國人要精誠團結，攜手同心，為同胞謀福祉，為民族創未來！<text:span text:style-name="T4"><text:s/><text:line-break/><text:line-break/></text:span>同志們、同胞們、朋友們！長期以來，香港同胞、澳門同胞和海外僑胞關心支持祖國統一大業，作出了積極貢獻。希望香港同胞、澳門同胞和海外僑胞一如既往，為推動兩岸關係和平發展、實現祖國和平統一再立新功。<text:span text:style-name="T4"><text:s/><text:line-break/><text:line-break/></text:span>同志們、同胞們、朋友們！世界上只有一個中國，堅持一個中國原則是公認的國際關係準則，是國際社會普遍共識。國際社會廣泛理解和支持中國人民反對<text:span text:style-name="T4">“</text:span>台獨<text:span text:style-name="T4">”</text:span>分裂活動、爭取完成國家統一的正義事業。中國政府對此表示讚賞和感謝。中國人的事要由中國人來決定。台灣問題是中國的內政，事關中國核心利益和中國人民民族感情，不容任何外來干涉。<text:span text:style-name="T4"><text:s/><text:line-break/><text:line-break/></text:span>中國的統一，不會損害任何國家的正當利益包括其在台灣的經濟利益，只會給各國帶來更多發展機遇，只會給亞太地區和世界繁榮穩定注入更多正能量，只會為構建人類命運共同體、為世界和平發展和人類進步事業作出更大貢獻。<text:span text:style-name="T4"><text:s/><text:line-break/><text:line-break/></text:span>同志們、同胞們、朋友們！歷史不能選擇，現在可以把握，未來可以開創！新時代是中華民族大發展大作為的時代，也是兩岸同胞大發展大作為的時代。前進道路不可能一帆風順，但只要我們和衷共濟、共同奮鬥，就一定能夠共創中華民族偉大復興美好未來，就一定能夠完成祖國統一大業！</text:p>
      <text:p text:style-name="P1"><text:span text:style-name="T1">陳真</text:span><text:s/>  |  2019.01.02 20:04   |   <text:a xlink:type="simple" xlink:href="http://palinfo.habago.org/Entry?Command=Information_PrintForum&amp;iPage=41#FORUM37139"><text:span text:style-name="T2">#</text:span></text:a></text:p>
      <text:p text:style-name="P4">【重磅快評】<text:span text:style-name="T4">10</text:span>年前後<text:span text:style-name="T4">3</text:span>大改變<text:span text:style-name="T4"><text:s/></text:span>習近平要台灣逼視統一<text:span text:style-name="T4"><text:s/><text:line-break/><text:line-break/>2019-01-02 <text:line-break/><text:line-break/></text:span>聯合報<text:span text:style-name="T4"><text:s/></text:span>主筆室<text:span text:style-name="T4"><text:s/><text:line-break/><text:line-break/></text:span>習近平在告台灣同胞書發表四十周年的談話中，有三個內容值得重視，整體而言，習近平明鬆實緊，他將過去空洞的呼喚，化為具體的步驟，整篇談話更具有時間緊迫感。<text:span text:style-name="T4"><text:s/><text:line-break/><text:line-break/></text:span>整個談話最鮮明的表述與倡議就是「探索『兩制』的『台灣方案』」，這是北京首次將「一國兩制」主張，從口號進入到實踐層次的一次嘗試，習近平旨在表明，「兩制」的內容不是北京單方面的規定，而是由兩岸共同「探索」出來的制度。<text:span text:style-name="T4"><text:s/><text:line-break/><text:line-break/></text:span>「一國兩制」在四十年前告台灣同胞書發表時只有概念，還不存在這個名詞，就像「九二共識」這個詞彙在九二年也並不存在一樣。十年前即「告台灣同胞書」發表三十周年，前任中共總書記胡錦濤發表的《攜手推動兩岸關係和平發展，同心實現中華民族偉大復興》談話，「一國兩制」雖然提出，仍只停留於標題與號召的層次，「一國兩制」意旨為何，仍要回歸葉劍英與鄧小平當年的說法。<text:span text:style-name="T4"><text:s/><text:line-break/><text:line-break/></text:span>其中<text:span text:style-name="T4">1981</text:span>年葉劍英所提出的內涵是「台灣可作為特別行政區，享有高度的自治權，並可保留軍隊」，以及臺灣的社會、經濟制度、生活方式不變，財產私有制也不變。而鄧小平<text:span text:style-name="T4">1983</text:span>年則是來訪的楊力宇教授對談時，再加上「司法終審權」。<text:span text:style-name="T4"><text:s/><text:line-break/><text:line-break/></text:span>由於鄧、葉的元老地位，「一國兩制」的內涵從此即未曾更動，不過，無論葉、鄧，其特色都在於「兩制」的條件是由北京單方授與的，而不是經由兩岸協商，「兩制」中的台灣這一制應該如何，台灣並無真正角色；習近平今天的說法，則是授予台灣對兩制內涵的置喙或修正之權力。<text:span text:style-name="T4"><text:s/><text:line-break/><text:line-break/></text:span>這個倡議，與胡錦濤十年前主張「兩岸可以就在國家尚未統一的特殊情況下的政治關係展開務實探討」，可以相提並論，但前者談的是統一之後的「兩制」下的「台灣方案」，後者卻是統一之前的「政治關係」，兩者卻不可同日而語。這顯示，習近平雖給了台灣統一後的前景置喙的空間，卻不再談統一前的定位，希望加深台灣內部對於統一前景的思索，以及對統一議題的緊迫感。<text:span text:style-name="T4"><text:s/><text:line-break/><text:line-break/></text:span>其次，習近平今天談話的另一重大改變是，兩岸的和平方案不再是兩岸當局負責商談或制定，而是「兩岸各政黨、各界別」所推舉的「代表性人士」出面，而「和平協議」這個更具有對等意涵的法律詞彙也已經全然消失。<text:span text:style-name="T4"><text:s/><text:line-break/><text:line-break/></text:span>胡錦濤在十年前的談話中呼籲：「在一個中國原則的基礎上，協商正式結束兩岸敵對狀態，達成『和平協議』，構建兩岸關係和平發展框架。」但到了習近平卻只剩下「就推動兩岸關係和平發展達成『制度性安排』」。<text:span text:style-name="T4"><text:s/><text:line-break/><text:line-break/></text:span>其中胡錦濤的「和平協議」是由「兩岸」即兩岸政府各自授權之代表負責磋商，但如今的「制度性安排」，台灣這一方卻顯然只能由非官方性質的「政黨」、與「界別」的代表負責跟北京商量。<text:span text:style-name="T4"><text:s/><text:line-break/><text:line-break/></text:span>第三個重大的差別在於，習近平重拾了江澤民<text:span text:style-name="T4">1995</text:span>年「江八點」中「中國人不打中國人」的說法。這顯然是針對台灣的「台灣人」認同升高到歷史高點而說的，亦即，兩岸「和平統一」的前提是：兩岸皆是「中國人」，如果台灣內部的認同竟然進展到了幾無「中國人」可言的境地，那麼「和平統一」的前提也就消失了。不過，相反地，如果「中國人」認同上升，卻可以「中國人幫中國人」，讓台灣享受更多的經濟利益與發展機遇。<text:span text:style-name="T4"><text:s/><text:line-break/><text:line-break/></text:span>這三個與胡錦濤十年前談話的重大差別，凸顯了北京在主導兩岸關係上大幅增進的自信與實力，台灣顯已不被當成一個足以與大陸匹敵的對等實體，而是被時代潮流牽動的籌碼，習近平不認為台灣還有時間蹉跎，他將統一更為赤裸地拋在台灣的面前，逼著台灣去面對這個不太舒服的現實。</text:p>
      <text:p text:style-name="P1"><text:span text:style-name="T1">陳真</text:span><text:s/>  |  2019.01.02 19:47   |   <text:a xlink:type="simple" xlink:href="http://palinfo.habago.org/Entry?Command=Information_PrintForum&amp;iPage=41#FORUM37138"><text:span text:style-name="T2">#</text:span></text:a></text:p>
      <text:p text:style-name="P3">名家縱論／蘇起：美國會來救嗎？<text:span text:style-name="T4"><text:s/><text:line-break/><text:line-break/>2018-10-06 <text:line-break/><text:line-break/></text:span>聯合報<text:span text:style-name="T4"><text:s/></text:span>蘇起（台北論壇董事長、國安會前秘書長）<text:span text:style-name="T4"><text:s/><text:line-break/><text:line-break/><text:line-break/></text:span>倘若中共對台動武真從「不是選項」變成「選項之一」，美國因素將立成要害。國人普遍關切，曾在一九九六年馳援台灣的美國航母還會再來嗎？答案既要從當前美國實力與戰略裡搜尋，也要深入探討台海的特殊情境。<text:span text:style-name="T4"><text:s/><text:line-break/><text:line-break/></text:span>二戰後的美國毫無疑問是世界第一超強，經濟總量幾乎等同其他國家總和。自有人類以來，不曾出現過這麼富強的國家。<text:span text:style-name="T4"><text:s/><text:line-break/><text:line-break/></text:span>如此睥睨全球的美國理所當然地主導國際政治、意識形態、經貿及金融事務，並且很自然扮演起「世界警察」角色，不僅協助民主國家抵抗來自蘇聯、中共及其代理人的威脅，也常介入別國內政，以確保該國的安定或忠貞度。維基百科列舉美國在二戰後參與過七十六次大小流血戰爭，美國國會研究處統計超過兩百次，學者更算出將近四百次之多。不論如何，絕對遠遠超過其它國家的動武次數。<text:span text:style-name="T4"><text:s/><text:line-break/><text:line-break/></text:span>蘇聯崩潰後，「贏了冷戰」的美國並沒有減少武力介入，反而因為更自信而採取更擴張政策，激起的反作用也更大。首先，獨霸全球的「結構自信」讓美國一方面主導北約東擴，壓縮前蘇聯勢力範圍；一方面企圖藉由「交往政策」及台灣的民主示範，促使中國大陸「和平演變」為民主社會。不料北約東擴刺激俄國的全力反抗，而「交往」則幫助中國大陸的經濟騰飛。<text:span text:style-name="T4"><text:s/><text:line-break/><text:line-break/></text:span>其次，篤信民主優越性的「制度自信」，讓美國相信可透過「顏色革命」把缺乏民主根基的中東、非洲及中亞威權國家拉進「第三波民主化」。結果不僅大部分這些國家陷入長期動亂，美國本土還遭到兩百年來第一次的恐怖攻擊。<text:span text:style-name="T4"><text:s/><text:line-break/><text:line-break/></text:span>最後，率先邁入高科技化、太空化、匿蹤化的「軍事自信」，讓美國毫無顧忌地踏進阿富汗與伊拉克沙漠，結果贏了戰爭，輸了政治，到今天還沒能脫身。<text:span text:style-name="T4"><text:s/><text:line-break/><text:line-break/><text:line-break/></text:span>外媒指稱美軍將在南海軍演，各方關注這場軍演究竟是衝著哪一場選舉；圖為美與日在西太平洋聯合軍演。<text:span text:style-name="T4"><text:s/></text:span>（路透資料照）<text:span text:style-name="T4"><text:s/><text:line-break/><text:line-break/></text:span>幾世紀霸權興衰的歷史告訴我們，衰落的關鍵大致有幾。其中最重要的是，霸權國必須經常「獎」、「懲」別國以維持霸主地位，而長期的「獎」與「懲」必然大量消耗霸權的國力，最終導致衰落。<text:span text:style-name="T4"><text:s/><text:line-break/><text:line-break/></text:span>今天的美國似乎再度印證這個歷史的大數據。第一，美國的軍力在甘迺迪總統初期強大到可以同時打贏「兩又半個戰爭」，也就是同時擊敗蘇共、中共及某區域對手（如北韓或北越）。冷戰結束後，大國衝突不再可能，美國的目標就縮成「兩個區域大戰」，如北韓及伊拉克。根據最親近川普總統的傳統基金會研究，近幾年美國軍力由於預算不足及備多力分，已經吃緊到僅能應付「一個區域大戰」。<text:span text:style-name="T4"><text:s/><text:line-break/><text:line-break/></text:span>該項研究還把美軍各軍種戰力分成很強、強、邊際、弱、及很弱等五大類評比。它的結論是整體戰力自二○一六年至今，已從「邊際」滑向「弱」。去年美國十艘航母吃緊到有一整個星期竟沒有任何一艘在全球海上巡弋，是二戰後第一次。去年居然還發生好幾起美軍軍艦撞上商船事件，造成若干官兵傷亡，也是二戰後第一次。<text:span text:style-name="T4"><text:s/><text:line-break/><text:line-break/></text:span>第二，美國財力耗損，縱使不計韓戰、越戰及其他百多戰事，僅僅在阿富汗與伊拉克已分別累積到八千四百億與七千七百億美元的天文數字，平均每星期各燒掉十億美元。同時期的中國大陸快馬加鞭，把經濟總量翻了好幾倍，既超日又趕美。<text:span text:style-name="T4"><text:s/><text:line-break/><text:line-break/></text:span>第三，拖了十七年的阿富汗戰事與十五年的伊拉克戰事，耗費上兆美元及三百萬兵次，直到今天還在歹戲拖棚。連出生於阿富汗戰爭第一年的男丁都能入伍了，戰爭的盡頭還看不到。難怪許多美國民眾雖然認為美國仍須介入國際事務，但對戰爭的態度卻越來越審慎。<text:span text:style-name="T4"><text:s/><text:line-break/><text:line-break/></text:span>川普總統任內作為，諸如大砍援外預算（即少「獎」），只罵人而不打人（即少「懲」），貿易戰不問敵友只問逆差大小等，都顯示他看到了美國衰落的根源，而且抓住了美國人民當下的心情：獨霸自信的失落，固本培元的願望，利己而非利他的對外關係。<text:span text:style-name="T4"><text:s/><text:line-break/><text:line-break/></text:span>瞭解了美國怎樣看自己、看世界，才能探討它怎樣看待台海衝突。（上）<text:span text:style-name="T4"><text:s/><text:line-break/><text:line-break/></text:span>美國出兵援台的決策必然涉及兩個層次。一是政治決策，二是軍事專業的判斷。政治決策前必然會聽取軍事判斷。決策後又由軍事部門來執行。<text:span text:style-name="T4"><text:s/><text:line-break/><text:line-break/></text:span>一九九六年美國派出兩個航母戰鬥群來台灣外海時，政治上正處於前文所說「結構自信」、「制度自信」、「軍事自信」的最高點；軍事上美國航母可以自由進出全世界任何角落。所以華府決策時，心中毫無罣礙。<text:span text:style-name="T4"><text:s/><text:line-break/><text:line-break/></text:span>但明後年的政軍情勢完全不一樣。軍事上美軍有三個重大疑慮。第一，美中在台海的軍力對比已向中共傾斜。美國權威國防智庫蘭德公司三年前就建議航母不要在戰時進入離岸一千浬（保守估計）的西太平洋。去年十二月它的最新研究更首次直陳，「美軍可能在下次戰爭中敗給中共<text:span text:style-name="T4">…</text:span>我國必須加油」。<text:span text:style-name="T4"><text:s/><text:line-break/><text:line-break/></text:span>或許正因如此，已連續調查美國民眾對外交態度四十多年的芝加哥全球事務協會，在五天前公布的最新報告中指出，美國民眾最不樂見的兩大戰爭就是必須對上中共的台海及釣魚台。<text:span text:style-name="T4"><text:s/><text:line-break/><text:line-break/></text:span>第二，中國大陸與台灣近在咫尺，而美國卻遠在天邊。這表示，一，大陸可以結合陸基及海空軍力一起「圍點打援」，而美國卻只能依靠孤懸海上的航母與脆弱到在「開戰初期就可能被癱瘓幾周」的海外基地。<text:span text:style-name="T4"><text:s/><text:line-break/><text:line-break/></text:span>二，美國駐太平洋的航母主力放在加州的聖地牙哥。有鑒於北京動手必定採取突襲方式，措手不及的美國只能調集一小部分的航母，而它們必須先備妥人馬糧草彈藥，並長途跋涉幾天甚至兩星期才能趕到台灣外海。屆時以逸待勞且戰鬥意志較高的解放軍自然擁有較大勝算。這就是為什麼中共對台作戰一直強調「快打速決」或「首戰即決戰」，目的就是要快速造成新的既成事實，讓美國難以翻轉。<text:span text:style-name="T4"><text:s/><text:line-break/><text:line-break/>CNN</text:span>引述多位美國國防部官員報導，美國海軍已草擬計畫，建議太平洋艦隊在<text:span text:style-name="T4">11</text:span>月某一周赴南海與台灣海峽一帶執行軍演。圖為美國尼米茲號航母<text:span text:style-name="T4">2012</text:span>年參加環太軍演。<text:span text:style-name="T4"><text:s/></text:span>（路透資料照片）<text:span text:style-name="T4"><text:s/><text:line-break/><text:line-break/></text:span>第三，美軍在高科技化及實施募兵以後，對兵員傷亡特別重視。相對於越戰近六萬的死亡人數，阿伊兩戰迄今總共陣亡六千多人，還不到全美一年死於車禍人數的兩成。前總統歐巴馬針對敘利亞化學武器鄭重畫下「紅線」，後來該國使用化武，他卻不予制裁。川普總統嘲笑歐巴馬自食其言，但也只對敘利亞發射飛彈，不派地面部隊。顯見兩人都非常顧慮美軍傷亡。<text:span text:style-name="T4"><text:s/><text:line-break/><text:line-break/></text:span>筆者曾單刀直入問一位退休航母艦長，美國會不會再來救台灣。他答覆，「你知道嗎？一艘航母被擊沉，死亡人數等於一個珍珠港加上一個九一一。」這正是用慘重的美軍傷亡來暗示對援台的高度疑慮。何況很多美國友人認為台灣自己都不肯熱血保台，美國何必犧牲自己的子弟兵？<text:span text:style-name="T4"><text:s/><text:line-break/><text:line-break/></text:span>面對這麼高的軍事風險，華府的政治決策一定痛苦、漫長並反覆。本文篇幅有限不易詳述，可以確定的是，一端會有人主張傳統的馳援選項；一端也會有人（如中情局主管情勢研判的某前副局長）警告美國不要掉落當年日俄戰爭時帝俄艦隊在對馬海峽遭殲的下場。一邊有人強調台灣對美國的價值；一邊有人根本不在意台灣，如川普自二○○九年至今發過三萬五千多條推特，只有四條提到台灣，遠不如菲律賓的十七次或越南的廿五次。<text:span text:style-name="T4"><text:s/><text:line-break/><text:line-break/></text:span>如果把上述美國必須面對的風險，放進前文所述的美國基本心態（自信受挫、固本培元、利己而不利他）中考量，我們對「美國會不會來救」的答案，還能一廂情願嗎？（下）<text:span text:style-name="T4"><text:s/><text:line-break/><text:line-break/></text:span>（作者為台北論壇董事長、前國安會秘書長）</text:p>
      <text:p text:style-name="P1"><text:span text:style-name="T1">陳真</text:span><text:s/>  |  2019.01.02 19:42   |   <text:a xlink:type="simple" xlink:href="http://palinfo.habago.org/Entry?Command=Information_PrintForum&amp;iPage=41#FORUM37137"><text:span text:style-name="T2">#</text:span></text:a></text:p>
      <text:p text:style-name="P4">【即時短評】習近平急迫探索<text:span text:style-name="T4"><text:s/></text:span>加大台灣面臨談判的壓力<text:span text:style-name="T4"><text:s/><text:line-break/><text:line-break/>2019-01-02 <text:line-break/><text:line-break/></text:span>聯合報<text:span text:style-name="T4"><text:s/></text:span>記者賴錦宏╱即時報導<text:span text:style-name="T4"><text:s/><text:line-break/><text:line-break/></text:span>習近平在紀念「告台灣同胞書」發表四十周年上拋出，要探索「一國兩制」的台灣方案，正式啟動中共的統一進程。這是習近平上任以來最清晰、最明確的兩岸統一方案，明確將執行與台灣各黨派溝通與對話，即將推進兩岸政治談判。台灣面臨政治談判的壓力將逐漸增大。<text:span text:style-name="T4"><text:s/><text:line-break/><text:line-break/></text:span>習近平的講話中，首次把國家統一和民族復興掛鉤。中共十八以後，陸續提出「中國夢」與「中華民族偉大復興」及兩個一百年。而大陸學術界和民間則討論「何時收復台灣？」去年以來，大陸民間「武統」聲浪高漲，大陸涉台部門卻給學者們下了「禁令」，勿將國家統一和民族復興簡單掛鉤，理由是「時機並不成熟」。隨著大陸內部肅貪、打黑、修憲告一段落，台灣「九合一」選舉結束，習近平直接把「國家統一」作為中華民族復興的前提。<text:span text:style-name="T4"><text:s/><text:line-break/><text:line-break/></text:span>探討「一國兩制」台灣方案，習提出在堅持「九二共識」、反「台獨」基礎上，兩岸各政黨、各界別推舉代表性人士，就推動兩岸關係和平發展達成制度性安排。習近平的統一進程把兩岸統一的談判工作躍升為國家層面，是新時代的重要工程，不再是涉台部門執行政策而已。<text:span text:style-name="T4"><text:s/><text:line-break/><text:line-break/></text:span>再度強調「心靈契合」和「兩岸融合發展」，這兩項都是習近平的創見，在新一階段對台政策中，將繼續率先同台灣人分享大陸發展機遇，為台灣人和台企提供同等待遇；積極推進兩岸經濟合作制度化，打造兩岸共同市場。可先實現金門、馬祖與福建沿海地區通水、通電、通氣、通橋。中共的「兩岸融合」已從坐而談到起而行，並已有實施的先後次序藍圖。<text:span text:style-name="T4"><text:s/><text:line-break/><text:line-break/></text:span>習近平並沒有提到統一「時間表」，但他想統一的使命感和急迫感，十分清楚。<text:span text:style-name="T4">2013</text:span>年<text:span text:style-name="T4">APEC</text:span>峰會上，習曾提到「兩岸長期存在的政治分歧問題終歸要逐步解决，總不能將這些問題一代一代傳下去」，今天上午的講話，則進一步談到，要推動兩岸關係和平發展達成「制度性安排」。<text:span text:style-name="T4"><text:s/><text:line-break/><text:line-break/></text:span>北京甩開美國。習說，兩岸的事，是家裡人的事；不承諾放棄武力，是針對外部勢力和「台獨」。在中美貿易大戰愈益熾烈，五眼同盟圍剿等外部環境更複雜之際，習近平提法是對外宣誓，要把解決台灣問題、實現祖國完全統一作為矢志不渝的歷史任務，不懼外部勢力，也不容外部干預。</text:p>
      <text:p text:style-name="P1"><text:span text:style-name="T1">陳真</text:span><text:s/>  |  2019.01.02 12:04   |   <text:a xlink:type="simple" xlink:href="http://palinfo.habago.org/Entry?Command=Information_PrintForum&amp;iPage=41#FORUM37136"><text:span text:style-name="T2">#</text:span></text:a></text:p>
      <text:p text:style-name="P3">《告台灣同胞書》<text:span text:style-name="T4">40</text:span>年　習近平：中國人不打中國人<text:span text:style-name="T4"><text:s/><text:line-break/><text:line-break/>2019/01/02 <text:line-break/></text:span>蘋果日報<text:span text:style-name="T4"><text:s/><text:line-break/><text:line-break/></text:span>中國大陸發表《告台灣同胞書》今年滿<text:span text:style-name="T4">40</text:span>周年，中國國家主席習近平今日上午<text:span text:style-name="T4">10</text:span>時在北京人民大會堂出席紀念會並發表重要講話。習近平在談話中強調，「中國人不打中國人」，但也說不會承諾放棄使用武力，還說這是針對「外部勢力與分裂主義份子」，並非針對台灣同胞。習近平也說，所謂的和平統一是「平等協商、共議統一」，還說兩岸制度不同不是統一的障礙和藉口。習近平同時表示，兩岸各政黨、各界別都可推舉代表人士，共同對兩岸未來展開民主協商，並要求台灣同胞「像珍視自己的眼睛一樣珍視和平」。<text:span text:style-name="T4"><text:s/><text:line-break/><text:line-break/>11:16 <text:line-break/></text:span>習近平：同志們、同胞們、朋友們！歷史不能選擇，現在可以把握，未來可以開創！新時代是中華民族大發展大作為的時代，也是兩岸同胞大發展大作為的時代。前進道路不可能一帆風順，但只要我們和衷共濟、共同奮鬥，就一定能夠共創中華民族偉大復興美好未來，就一定能夠完成祖國統一大業<text:span text:style-name="T4"><text:s/><text:line-break/><text:line-break/>11:15 <text:line-break/></text:span>習近平：中國的統一，不會損害任何國家的正當利益包括其在台灣的經濟利益，只會給各國帶來更多發展機遇，只會給亞太地區和世界繁榮穩定注入更多正能量，只會為構建人類命運共同體、為世界和平發展和人類進步事業作出更大貢獻。中國人的事要由中國人來決定。台灣問題是中國的內政，事關中國核心利益和中國人民民族感情，不容任何外來干涉。<text:span text:style-name="T4"><text:s/><text:line-break/><text:line-break/>11:14 <text:line-break/></text:span>習近平<text:span text:style-name="T4"><text:s/></text:span>：支持和追求國家統一是民族大義，應該得到全民族肯定。偉大祖國永遠是所有愛國統一力量的堅強後盾！我們真誠希望所有台灣同胞，像珍視自己的眼睛一樣珍視和平，像追求人生的幸福一樣追求統一，積極參與到推進祖國和平統一的正義事業中來。國家的希望、民族的未來在青年。兩岸青年要勇擔重任、團結友愛、攜手打拼。我們熱忱歡迎台灣青年來祖國大陸追夢、築夢、圓夢。兩岸中國人要精誠團結，攜手同心，為同胞謀福祉，為民族創未來！<text:span text:style-name="T4"><text:s/><text:line-break/><text:line-break/>11:08 <text:line-break/></text:span>習近平：我們要積極推進兩岸經濟合作制度化，打造兩岸共同市場，為發展增動力，為合作添活力，壯大中華民族經濟。兩岸要應通盡通，提升經貿合作暢通、基礎設施聯通、能源資源互通、行業標準共通，可以率先實現金門、馬祖同福建沿海地區通水、通電、通氣、通橋。要推動兩岸文化教育、醫療衛生合作，社會保障和公共資源分享，支持兩岸鄰近或條件相當地區基本公共服務均等化、普惠化、便捷化。<text:span text:style-name="T4"><text:s/><text:line-break/><text:line-break/>11:03 <text:line-break/></text:span>習近平：中國人不打中國人。我們願意以最大誠意、盡最大努力爭取和平統一的前景，因為以和平方式實現統一，對兩岸同胞和全民族最有利。我們不承諾放棄使用武力，保留採取一切必要措施的選項，針對的是外部勢力干涉和極少數台獨分裂分子及其分裂活動，絕非針對台灣同胞。兩岸同胞要共謀和平、共護和平、共用和平。<text:span text:style-name="T4"><text:s/><text:line-break/><text:line-break/>11:02 <text:line-break/></text:span>習近平<text:span text:style-name="T4"><text:s/></text:span>：在一個中國原則基礎上，台灣任何政黨、團體同我們的交往都不存在障礙。以對話取代對抗、以合作取代爭鬥、以雙贏取代零和，兩岸關係才能行穩致遠。我們願意同台灣各黨派、團體和人士就兩岸政治問題和推進祖國和平統一進程的有關問題開展對話溝通，廣泛交換意見，尋求社會共識，推進政治談判。我們鄭重倡議，在堅持九二共識、反對台獨的共同政治基礎上，兩岸各政黨、各界別推舉代表性人士，就兩岸關係和民族未來開展廣泛深入的民主協商，就推動兩岸關係和平發展達成制度性安排<text:span text:style-name="T4"><text:s/><text:line-break/><text:line-break/>11:01 <text:line-break/></text:span>習近平：<text:span text:style-name="T4"><text:s/></text:span>兩岸同胞是一家人，兩岸的事是兩岸同胞的家裡事，當然也應該由家裡人商量著辦。和平統一，是平等協商、共議統一。兩岸長期存在的政治分歧問題是影響兩岸關係行穩致遠的總根子，總不能一代一代傳下去。兩岸雙方應該本著對民族、對後世負責的態度，凝聚智慧，發揮創意，聚同化異，爭取早日解決政治對立，實現台海持久和平，達成國家統一願景，讓我們的子孫後代在祥和、安寧、繁榮、尊嚴的共同家園中生活成長<text:span text:style-name="T4"><text:s/><text:line-break/><text:line-break/>11:00 <text:line-break/></text:span>習近平：<text:span text:style-name="T4"><text:s/></text:span>制度不同，不是統一的障礙，更不是分裂的藉口。一國兩制的提出，本來就是為了照顧台灣現實情況，維護台灣同胞利益福祉。一國兩制在台灣的具體實現形式會充分考慮台灣現實情況，會充分吸收兩岸各界意見和建議，會充分照顧到台灣同胞利益和感情。在確保國家主權、安全、發展利益的前提下，和平統一後，台灣同胞的社會制度和生活方式等將得到充分尊重，台灣同胞的私人財產、宗教信仰、合法權益將得到充分保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